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7.11cm" fo:margin-left="0cm" table:align="left"/>
    </style:style>
    <style:style style:name="Таблица5.A" style:family="table-column">
      <style:table-column-properties style:column-width="1.411cm"/>
    </style:style>
    <style:style style:name="Таблица5.B" style:family="table-column">
      <style:table-column-properties style:column-width="5.997cm"/>
    </style:style>
    <style:style style:name="Таблица5.C" style:family="table-column">
      <style:table-column-properties style:column-width="4.704cm"/>
    </style:style>
    <style:style style:name="Таблица5.D" style:family="table-column">
      <style:table-column-properties style:column-width="4.997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.11cm" fo:margin-left="0cm" table:align="left"/>
    </style:style>
    <style:style style:name="Таблица20.A" style:family="table-column">
      <style:table-column-properties style:column-width="1.293cm"/>
    </style:style>
    <style:style style:name="Таблица20.B" style:family="table-column">
      <style:table-column-properties style:column-width="6.909cm"/>
    </style:style>
    <style:style style:name="Таблица20.C" style:family="table-column">
      <style:table-column-properties style:column-width="4.498cm"/>
    </style:style>
    <style:style style:name="Таблица20.D" style:family="table-column">
      <style:table-column-properties style:column-width="4.41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4.704cm"/>
    </style:style>
    <style:style style:name="Таблица1.B" style:family="table-column">
      <style:table-column-properties style:column-width="5.997cm"/>
    </style:style>
    <style:style style:name="Таблица1.C" style:family="table-column">
      <style:table-column-properties style:column-width="6.4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11cm" fo:margin-left="0cm" table:align="left"/>
    </style:style>
    <style:style style:name="Таблица3.A" style:family="table-column">
      <style:table-column-properties style:column-width="4.704cm"/>
    </style:style>
    <style:style style:name="Таблица3.B" style:family="table-column">
      <style:table-column-properties style:column-width="5.997cm"/>
    </style:style>
    <style:style style:name="Таблица3.C" style:family="table-column">
      <style:table-column-properties style:column-width="6.40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11cm" fo:margin-left="0cm" table:align="left"/>
    </style:style>
    <style:style style:name="Таблица2.A" style:family="table-column">
      <style:table-column-properties style:column-width="4.704cm"/>
    </style:style>
    <style:style style:name="Таблица2.B" style:family="table-column">
      <style:table-column-properties style:column-width="5.997cm"/>
    </style:style>
    <style:style style:name="Таблица2.C" style:family="table-column">
      <style:table-column-properties style:column-width="3.203cm"/>
    </style:style>
    <style:style style:name="Таблица2.D" style:family="table-column">
      <style:table-column-properties style:column-width="3.20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11cm" fo:margin-left="0cm" table:align="left"/>
    </style:style>
    <style:style style:name="Таблица4.A" style:family="table-column">
      <style:table-column-properties style:column-width="4.704cm"/>
    </style:style>
    <style:style style:name="Таблица4.B" style:family="table-column">
      <style:table-column-properties style:column-width="5.997cm"/>
    </style:style>
    <style:style style:name="Таблица4.C" style:family="table-column">
      <style:table-column-properties style:column-width="3.203cm"/>
    </style:style>
    <style:style style:name="Таблица4.D" style:family="table-column">
      <style:table-column-properties style:column-width="3.20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.11cm" fo:margin-left="0cm" table:align="left"/>
    </style:style>
    <style:style style:name="Таблица21.A" style:family="table-column">
      <style:table-column-properties style:column-width="4.704cm"/>
    </style:style>
    <style:style style:name="Таблица21.B" style:family="table-column">
      <style:table-column-properties style:column-width="12.405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11cm" fo:margin-left="0cm" table:align="left"/>
    </style:style>
    <style:style style:name="Таблица6.A" style:family="table-column">
      <style:table-column-properties style:column-width="4.704cm"/>
    </style:style>
    <style:style style:name="Таблица6.B" style:family="table-column">
      <style:table-column-properties style:column-width="5.997cm"/>
    </style:style>
    <style:style style:name="Таблица6.C" style:family="table-column">
      <style:table-column-properties style:column-width="6.408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11cm" fo:margin-left="0cm" table:align="left"/>
    </style:style>
    <style:style style:name="Таблица7.A" style:family="table-column">
      <style:table-column-properties style:column-width="4.704cm"/>
    </style:style>
    <style:style style:name="Таблица7.B" style:family="table-column">
      <style:table-column-properties style:column-width="5.997cm"/>
    </style:style>
    <style:style style:name="Таблица7.C" style:family="table-column">
      <style:table-column-properties style:column-width="6.408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11cm" fo:margin-left="0cm" table:align="left"/>
    </style:style>
    <style:style style:name="Таблица8.A" style:family="table-column">
      <style:table-column-properties style:column-width="4.704cm"/>
    </style:style>
    <style:style style:name="Таблица8.B" style:family="table-column">
      <style:table-column-properties style:column-width="5.997cm"/>
    </style:style>
    <style:style style:name="Таблица8.C" style:family="table-column">
      <style:table-column-properties style:column-width="6.40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11cm" fo:margin-left="0cm" table:align="left"/>
    </style:style>
    <style:style style:name="Таблица9.A" style:family="table-column">
      <style:table-column-properties style:column-width="4.704cm"/>
    </style:style>
    <style:style style:name="Таблица9.B" style:family="table-column">
      <style:table-column-properties style:column-width="5.997cm"/>
    </style:style>
    <style:style style:name="Таблица9.C" style:family="table-column">
      <style:table-column-properties style:column-width="6.408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11cm" fo:margin-left="0cm" table:align="left"/>
    </style:style>
    <style:style style:name="Таблица10.A" style:family="table-column">
      <style:table-column-properties style:column-width="4.704cm"/>
    </style:style>
    <style:style style:name="Таблица10.B" style:family="table-column">
      <style:table-column-properties style:column-width="5.997cm"/>
    </style:style>
    <style:style style:name="Таблица10.C" style:family="table-column">
      <style:table-column-properties style:column-width="6.408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11cm" fo:margin-left="0cm" table:align="left"/>
    </style:style>
    <style:style style:name="Таблица11.A" style:family="table-column">
      <style:table-column-properties style:column-width="4.704cm"/>
    </style:style>
    <style:style style:name="Таблица11.B" style:family="table-column">
      <style:table-column-properties style:column-width="5.997cm"/>
    </style:style>
    <style:style style:name="Таблица11.C" style:family="table-column">
      <style:table-column-properties style:column-width="6.408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11cm" fo:margin-left="0cm" table:align="left"/>
    </style:style>
    <style:style style:name="Таблица12.A" style:family="table-column">
      <style:table-column-properties style:column-width="4.704cm"/>
    </style:style>
    <style:style style:name="Таблица12.B" style:family="table-column">
      <style:table-column-properties style:column-width="5.997cm"/>
    </style:style>
    <style:style style:name="Таблица12.C" style:family="table-column">
      <style:table-column-properties style:column-width="6.408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11cm" fo:margin-left="0cm" table:align="left"/>
    </style:style>
    <style:style style:name="Таблица13.A" style:family="table-column">
      <style:table-column-properties style:column-width="4.704cm"/>
    </style:style>
    <style:style style:name="Таблица13.B" style:family="table-column">
      <style:table-column-properties style:column-width="5.997cm"/>
    </style:style>
    <style:style style:name="Таблица13.C" style:family="table-column">
      <style:table-column-properties style:column-width="6.408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11cm" fo:margin-left="0cm" table:align="left"/>
    </style:style>
    <style:style style:name="Таблица14.A" style:family="table-column">
      <style:table-column-properties style:column-width="4.704cm"/>
    </style:style>
    <style:style style:name="Таблица14.B" style:family="table-column">
      <style:table-column-properties style:column-width="5.997cm"/>
    </style:style>
    <style:style style:name="Таблица14.C" style:family="table-column">
      <style:table-column-properties style:column-width="6.408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11cm" fo:margin-left="0cm" table:align="left"/>
    </style:style>
    <style:style style:name="Таблица15.A" style:family="table-column">
      <style:table-column-properties style:column-width="4.704cm"/>
    </style:style>
    <style:style style:name="Таблица15.B" style:family="table-column">
      <style:table-column-properties style:column-width="5.997cm"/>
    </style:style>
    <style:style style:name="Таблица15.C" style:family="table-column">
      <style:table-column-properties style:column-width="6.40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11cm" fo:margin-left="0cm" table:align="left"/>
    </style:style>
    <style:style style:name="Таблица16.A" style:family="table-column">
      <style:table-column-properties style:column-width="4.704cm"/>
    </style:style>
    <style:style style:name="Таблица16.B" style:family="table-column">
      <style:table-column-properties style:column-width="5.997cm"/>
    </style:style>
    <style:style style:name="Таблица16.C" style:family="table-column">
      <style:table-column-properties style:column-width="6.408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.11cm" fo:margin-left="0cm" table:align="left"/>
    </style:style>
    <style:style style:name="Таблица17.A" style:family="table-column">
      <style:table-column-properties style:column-width="4.704cm"/>
    </style:style>
    <style:style style:name="Таблица17.B" style:family="table-column">
      <style:table-column-properties style:column-width="5.997cm"/>
    </style:style>
    <style:style style:name="Таблица17.C" style:family="table-column">
      <style:table-column-properties style:column-width="3.203cm"/>
    </style:style>
    <style:style style:name="Таблица17.D" style:family="table-column">
      <style:table-column-properties style:column-width="3.205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B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11cm" fo:margin-left="0cm" table:align="left"/>
    </style:style>
    <style:style style:name="Таблица18.A" style:family="table-column">
      <style:table-column-properties style:column-width="4.704cm"/>
    </style:style>
    <style:style style:name="Таблица18.B" style:family="table-column">
      <style:table-column-properties style:column-width="5.997cm"/>
    </style:style>
    <style:style style:name="Таблица18.C" style:family="table-column">
      <style:table-column-properties style:column-width="6.408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.11cm" fo:margin-left="0cm" table:align="left"/>
    </style:style>
    <style:style style:name="Таблица19.A" style:family="table-column">
      <style:table-column-properties style:column-width="4.704cm"/>
    </style:style>
    <style:style style:name="Таблица19.B" style:family="table-column">
      <style:table-column-properties style:column-width="5.997cm"/>
    </style:style>
    <style:style style:name="Таблица19.C" style:family="table-column">
      <style:table-column-properties style:column-width="6.408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.11cm" fo:margin-left="0cm" table:align="left"/>
    </style:style>
    <style:style style:name="Таблица23.A" style:family="table-column">
      <style:table-column-properties style:column-width="4.692cm"/>
    </style:style>
    <style:style style:name="Таблица23.B" style:family="table-column">
      <style:table-column-properties style:column-width="5.997cm"/>
    </style:style>
    <style:style style:name="Таблица23.C" style:family="table-column">
      <style:table-column-properties style:column-width="6.421cm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B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.11cm" fo:margin-left="0cm" table:align="left"/>
    </style:style>
    <style:style style:name="Таблица24.A" style:family="table-column">
      <style:table-column-properties style:column-width="4.692cm"/>
    </style:style>
    <style:style style:name="Таблица24.B" style:family="table-column">
      <style:table-column-properties style:column-width="5.997cm"/>
    </style:style>
    <style:style style:name="Таблица24.C" style:family="table-column">
      <style:table-column-properties style:column-width="6.421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rsid="00075466" officeooo:paragraph-rsid="00082751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officeooo:rsid="00075466" officeooo:paragraph-rsid="00476340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075466" officeooo:paragraph-rsid="005441dd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rsid="0008a379" officeooo:paragraph-rsid="0008a379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officeooo:rsid="0009ba11" officeooo:paragraph-rsid="001c20f3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rsid="0009ba11" officeooo:paragraph-rsid="0009ba11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rsid="000a4b6a" officeooo:paragraph-rsid="000a4b6a" style:font-name-asian="Times New Roman1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rsid="000a4b6a" officeooo:paragraph-rsid="0018bd7a" style:font-name-asian="Times New Roman1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rsid="000a4b6a" officeooo:paragraph-rsid="00360fc7" style:font-name-asian="Times New Roman1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rsid="000ac237" officeooo:paragraph-rsid="001eb70d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officeooo:rsid="000ac237" officeooo:paragraph-rsid="001a9098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officeooo:rsid="0007c42a" officeooo:paragraph-rsid="001c20f3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0880e1" officeooo:paragraph-rsid="000880e1" style:font-name-asian="Times New Roman1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officeooo:rsid="00457988" officeooo:paragraph-rsid="00457988" style:font-name-asian="Times New Roman1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officeooo:rsid="00457988" officeooo:paragraph-rsid="0032e88a" style:font-name-asian="Times New Roman1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officeooo:rsid="00457988" officeooo:paragraph-rsid="0057254d" style:font-name-asian="Times New Roman1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14pt" officeooo:rsid="0051afc6" officeooo:paragraph-rsid="0051afc6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style:font-name="Times New Roman" fo:font-size="14pt" officeooo:rsid="005441dd" officeooo:paragraph-rsid="005441dd" style:font-name-asian="Times New Roman1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officeooo:rsid="000a4b6a" officeooo:paragraph-rsid="000a4b6a" fo:background-color="#fff200" style:font-name-asian="Times New Roman1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14pt" officeooo:rsid="00360fc7" officeooo:paragraph-rsid="0057254d" fo:background-color="transparent" style:font-name-asian="Times New Roman1" style:font-size-asian="14pt" style:font-name-complex="Times New Roman1" style:font-size-complex="14pt"/>
    </style:style>
    <style:style style:name="P21" style:family="paragraph" style:parent-style-name="Standard">
      <style:text-properties style:font-name="Times New Roman" fo:font-size="14pt" officeooo:paragraph-rsid="005441d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7ff13" officeooo:paragraph-rsid="0057ff13" style:font-name-asian="Times New Roman1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7ff13" officeooo:paragraph-rsid="0058bcf9" style:font-name-asian="Times New Roman1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7ff13" officeooo:paragraph-rsid="005f8559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a65c9" officeooo:paragraph-rsid="005a65c9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text-properties style:font-name="Times New Roman" fo:font-size="16pt" fo:font-weight="bold" officeooo:rsid="00075466" officeooo:paragraph-rsid="00082751" style:font-name-asian="Times New Roman1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>
      <style:text-properties style:font-name="Times New Roman" fo:font-size="16pt" fo:font-weight="bold" officeooo:rsid="0009ba11" officeooo:paragraph-rsid="0009ba11" style:font-name-asian="Times New Roman1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text-properties style:font-name="Times New Roman" fo:font-size="16pt" fo:font-weight="bold" officeooo:rsid="0009ba11" officeooo:paragraph-rsid="003cf428" style:font-name-asian="Times New Roman1" style:font-size-asian="16pt" style:font-weight-asian="bold" style:font-name-complex="Times New Roman1" style:font-size-complex="16pt" style:font-weight-complex="bold"/>
    </style:style>
    <style:style style:name="P29" style:family="paragraph" style:parent-style-name="Standard">
      <style:text-properties style:font-name="Times New Roman" fo:font-size="16pt" fo:font-weight="bold" officeooo:rsid="004718ab" officeooo:paragraph-rsid="004718ab" style:font-name-asian="Times New Roman1" style:font-size-asian="16pt" style:font-weight-asian="bold" style:font-name-complex="Times New Roman1" style:font-size-complex="16pt" style:font-weight-complex="bold"/>
    </style:style>
    <style:style style:name="P30" style:family="paragraph" style:parent-style-name="Standard">
      <style:text-properties style:font-name="Times New Roman" fo:font-size="16pt" fo:font-weight="bold" officeooo:rsid="0051afc6" officeooo:paragraph-rsid="0051afc6" style:font-name-asian="Times New Roman1" style:font-size-asian="16pt" style:font-weight-asian="bold" style:font-name-complex="Times New Roman1" style:font-size-complex="16pt" style:font-weight-complex="bold"/>
    </style:style>
    <style:style style:name="P31" style:family="paragraph" style:parent-style-name="Standard">
      <style:text-properties style:font-name="Times New Roman" fo:font-size="16pt" fo:font-weight="bold" officeooo:rsid="0057ff13" officeooo:paragraph-rsid="0057ff13" style:font-name-asian="Times New Roman1" style:font-size-asian="16pt" style:font-weight-asian="bold" style:font-name-complex="Times New Roman1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6pt" fo:font-weight="normal" officeooo:rsid="0057ff13" officeooo:paragraph-rsid="0057ff13" style:font-name-asian="Times New Roman1" style:font-size-asian="16pt" style:font-weight-asian="normal" style:font-name-complex="Times New Roman1" style:font-size-complex="16pt" style:font-weight-complex="normal"/>
    </style:style>
    <style:style style:name="P33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8bd7a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4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0312f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5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6049b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6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a9098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7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c20f3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8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360fc7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9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eb70d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40" style:family="paragraph" style:parent-style-name="Standard">
      <style:text-properties style:use-window-font-color="true" style:font-name="Times New Roman" fo:font-size="14pt" fo:language="ru" fo:country="RU" fo:font-style="italic" officeooo:rsid="000a4b6a" officeooo:paragraph-rsid="001eb70d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41" style:family="paragraph" style:parent-style-name="Standard">
      <style:text-properties style:use-window-font-color="true" style:font-name="Times New Roman" fo:font-size="14pt" fo:language="ru" fo:country="RU" fo:font-style="italic" officeooo:rsid="000cbb73" officeooo:paragraph-rsid="002bb613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42" style:family="paragraph" style:parent-style-name="Standard">
      <style:text-properties style:use-window-font-color="true" style:font-name="Times New Roman" fo:font-size="14pt" fo:language="ru" fo:country="RU" fo:font-style="italic" officeooo:rsid="000cbb73" officeooo:paragraph-rsid="00262fa7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43" style:family="paragraph" style:parent-style-name="Standard">
      <style:text-properties style:use-window-font-color="true" style:font-name="Times New Roman" fo:font-size="14pt" fo:language="ru" fo:country="RU" fo:font-style="italic" officeooo:rsid="000cbb73" officeooo:paragraph-rsid="002f00fa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44" style:family="paragraph" style:parent-style-name="Standard">
      <style:text-properties style:use-window-font-color="true" style:font-name="Times New Roman" fo:font-size="14pt" fo:language="ru" fo:country="RU" fo:font-style="italic" officeooo:rsid="000cbb73" officeooo:paragraph-rsid="0032e88a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45" style:family="paragraph" style:parent-style-name="Standard">
      <style:text-properties style:use-window-font-color="true" style:font-name="Times New Roman" fo:font-size="14pt" fo:language="ru" fo:country="RU" fo:font-style="italic" fo:font-weight="bold" officeooo:rsid="00360fc7" officeooo:paragraph-rsid="00457988" style:letter-kerning="false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46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19391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7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198c0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8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20f8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9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351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0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62fa7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1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bb613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2" style:family="paragraph" style:parent-style-name="Standard">
      <style:text-properties style:use-window-font-color="true" style:font-name="Times New Roman" fo:font-size="14pt" fo:language="ru" fo:country="RU" fo:font-style="normal" officeooo:rsid="002f00fa" officeooo:paragraph-rsid="002f00f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3" style:family="paragraph" style:parent-style-name="Standard">
      <style:text-properties style:use-window-font-color="true" style:font-name="Times New Roman" fo:font-size="14pt" fo:language="ru" fo:country="RU" fo:font-style="normal" officeooo:rsid="002f00fa" officeooo:paragraph-rsid="0031926f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4" style:family="paragraph" style:parent-style-name="Standard">
      <style:text-properties style:use-window-font-color="true" style:font-name="Times New Roman" fo:font-size="14pt" fo:language="ru" fo:country="RU" fo:font-style="normal" officeooo:rsid="00220f82" officeooo:paragraph-rsid="0032e88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5" style:family="paragraph" style:parent-style-name="Standard">
      <style:text-properties style:use-window-font-color="true" style:font-name="Times New Roman" fo:font-size="14pt" fo:language="ru" fo:country="RU" fo:font-style="normal" officeooo:rsid="000cbb73" officeooo:paragraph-rsid="001eb70d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6" style:family="paragraph" style:parent-style-name="Standard">
      <style:text-properties style:use-window-font-color="true" style:font-name="Times New Roman" fo:font-size="14pt" fo:language="ru" fo:country="RU" fo:font-style="normal" officeooo:rsid="000cbb73" officeooo:paragraph-rsid="002198c0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7" style:family="paragraph" style:parent-style-name="Standard">
      <style:text-properties style:use-window-font-color="true" style:font-name="Times New Roman" fo:font-size="14pt" fo:language="ru" fo:country="RU" fo:font-style="normal" officeooo:rsid="000cbb73" officeooo:paragraph-rsid="00220f8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8" style:family="paragraph" style:parent-style-name="Standard">
      <style:text-properties style:use-window-font-color="true" style:font-name="Times New Roman" fo:font-size="14pt" fo:language="ru" fo:country="RU" fo:font-style="normal" officeooo:rsid="000cbb73" officeooo:paragraph-rsid="002351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9" style:family="paragraph" style:parent-style-name="Standard">
      <style:text-properties style:use-window-font-color="true" style:font-name="Times New Roman" fo:font-size="14pt" fo:language="ru" fo:country="RU" fo:font-style="normal" fo:font-weight="bold" officeooo:rsid="0007c42a" officeooo:paragraph-rsid="0009ba11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0" style:family="paragraph" style:parent-style-name="Standard">
      <style:text-properties style:use-window-font-color="true" style:font-name="Times New Roman" fo:font-size="14pt" fo:language="ru" fo:country="RU" fo:font-style="normal" fo:font-weight="bold" officeooo:rsid="000c9838" officeooo:paragraph-rsid="004718ab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1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476340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2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490a10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3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4b5d25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4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4fc43a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5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51afc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6" style:family="paragraph" style:parent-style-name="Standard">
      <style:text-properties style:use-window-font-color="true" style:font-name="Times New Roman" fo:font-size="14pt" fo:language="ru" fo:country="RU" fo:font-style="normal" fo:font-weight="bold" officeooo:rsid="004a070e" officeooo:paragraph-rsid="004a070e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7" style:family="paragraph" style:parent-style-name="Standard">
      <style:text-properties style:use-window-font-color="true" style:font-name="Times New Roman" fo:font-size="14pt" fo:language="ru" fo:country="RU" fo:font-style="normal" fo:font-weight="bold" officeooo:rsid="004a070e" officeooo:paragraph-rsid="004fc43a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8" style:family="paragraph" style:parent-style-name="Standard">
      <style:text-properties style:use-window-font-color="true" style:font-name="Times New Roman" fo:font-size="14pt" fo:language="ru" fo:country="RU" fo:font-style="normal" fo:font-weight="bold" officeooo:rsid="0051afc6" officeooo:paragraph-rsid="0051afc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9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90a10" officeooo:paragraph-rsid="00490a10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0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90a10" officeooo:paragraph-rsid="004b5d25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1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a070e" officeooo:paragraph-rsid="004a070e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2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a070e" officeooo:paragraph-rsid="004e5769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3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a070e" officeooo:paragraph-rsid="004fc43a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4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a070e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5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c615f" officeooo:paragraph-rsid="004e5769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6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fc43a" officeooo:paragraph-rsid="004fc43a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7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fc43a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Times New Roman" fo:font-size="14pt" officeooo:rsid="00360fc7" officeooo:paragraph-rsid="0057254d" fo:background-color="transparent" style:font-name-asian="Times New Roman1" style:font-size-asian="14pt" style:font-name-complex="Times New Roman1" style:font-size-complex="14pt"/>
    </style:style>
    <style:style style:name="P79" style:family="paragraph" style:parent-style-name="Standard">
      <style:text-properties style:use-window-font-color="true" style:font-name="Times New Roman" fo:font-size="14pt" fo:font-style="normal" fo:font-weight="normal" officeooo:paragraph-rsid="0051afc6"/>
    </style:style>
    <style:style style:name="P80" style:family="paragraph" style:parent-style-name="Standard">
      <style:text-properties style:use-window-font-color="true" style:font-name="Times New Roman" fo:font-size="16pt" fo:language="ru" fo:country="RU" fo:font-style="normal" fo:font-weight="bold" officeooo:rsid="00490a10" officeooo:paragraph-rsid="004b5d25" style:letter-kerning="false" style:font-name-asian="Times New Roman1" style:font-size-asian="16pt" style:language-asian="ru" style:country-asian="RU" style:font-style-asian="normal" style:font-weight-asian="bold" style:font-name-complex="Times New Roman1" style:font-size-complex="16pt" style:language-complex="ar" style:country-complex="SA" style:font-style-complex="normal" style:font-weight-complex="bold"/>
    </style:style>
    <style:style style:name="P8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4pt" officeooo:rsid="000a4b6a" officeooo:paragraph-rsid="0016049b" style:font-name-asian="Times New Roman1" style:font-size-asian="14pt" style:font-name-complex="Times New Roman1" style:font-size-complex="14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75a20" officeooo:paragraph-rsid="003c2252" style:font-name-asian="Times New Roman1" style:font-size-asian="14pt" style:font-style-asian="normal" style:font-name-complex="Times New Roman1" style:font-size-complex="14pt" style:font-style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75a20" officeooo:paragraph-rsid="004040c4" style:font-name-asian="Times New Roman1" style:font-size-asian="14pt" style:font-style-asian="normal" style:font-name-complex="Times New Roman1" style:font-size-complex="14pt" style:font-style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e16a7" officeooo:paragraph-rsid="003c2252" style:font-name-asian="Times New Roman1" style:font-size-asian="14pt" style:font-style-asian="normal" style:font-name-complex="Times New Roman1" style:font-size-complex="14pt" style:font-style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7c42a" officeooo:paragraph-rsid="003c2252" style:font-name-asian="Times New Roman1" style:font-size-asian="14pt" style:font-style-asian="normal" style:font-name-complex="Times New Roman1" style:font-size-complex="14pt" style:font-style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7c42a" officeooo:paragraph-rsid="004040c4" style:font-name-asian="Times New Roman1" style:font-size-asian="14pt" style:font-style-asian="normal" style:font-name-complex="Times New Roman1" style:font-size-complex="14pt" style:font-style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efccd" officeooo:paragraph-rsid="003c2252" style:font-name-asian="Times New Roman1" style:font-size-asian="14pt" style:font-style-asian="normal" style:font-name-complex="Times New Roman1" style:font-size-complex="14pt" style:font-style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fo:font-weight="normal" officeooo:rsid="00075a20" officeooo:paragraph-rsid="0057254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officeooo:rsid="000a4b6a" officeooo:paragraph-rsid="003c2252" style:font-name-asian="Times New Roman1" style:font-size-asian="14pt" style:font-name-complex="Times New Roman1" style:font-size-complex="14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4pt" officeooo:rsid="0007c42a" officeooo:paragraph-rsid="003c2252" style:font-name-asian="Courier New1" style:font-size-asian="14pt" style:font-name-complex="Courier New1" style:font-size-complex="14p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4pt" officeooo:paragraph-rsid="003c2252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4pt" fo:font-style="normal" officeooo:rsid="00075a20" officeooo:paragraph-rsid="003c2252" style:font-size-asian="14pt" style:font-style-asian="normal" style:font-size-complex="14pt" style:font-style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4pt" fo:font-style="normal" officeooo:rsid="0007c42a" officeooo:paragraph-rsid="003c2252" style:font-size-asian="14pt" style:font-style-asian="normal" style:font-size-complex="14pt" style:font-style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e16a7" officeooo:paragraph-rsid="003c225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761fc" officeooo:paragraph-rsid="003c225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abc92" officeooo:paragraph-rsid="004040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c9838" officeooo:paragraph-rsid="004040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fo:font-weight="normal" officeooo:rsid="000761fc" officeooo:paragraph-rsid="0057254d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italic" officeooo:rsid="00140b58" officeooo:paragraph-rsid="003c2252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italic" officeooo:rsid="00360fc7" officeooo:paragraph-rsid="003c2252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font-style="normal" officeooo:rsid="00075a20" officeooo:paragraph-rsid="004040c4" style:font-name-asian="Times New Roman1" style:font-size-asian="14pt" style:font-style-asian="normal" style:font-name-complex="Times New Roman1" style:font-size-complex="14pt" style:font-style-complex="normal"/>
    </style:style>
    <style:style style:name="P10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Times New Roman" fo:font-size="14pt" officeooo:rsid="000a4b6a" officeooo:paragraph-rsid="003c2252" style:font-name-asian="Times New Roman1" style:font-size-asian="14pt" style:font-name-complex="Times New Roman1" style:font-size-complex="14pt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3c2252" style:font-size-asian="14pt" style:font-size-complex="14pt"/>
    </style:style>
    <style:style style:name="P10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use-window-font-color="true" style:font-name="Times New Roman" fo:font-size="14pt" fo:language="ru" fo:country="RU" fo:font-style="normal" fo:font-weight="bold" officeooo:rsid="0007c42a" officeooo:paragraph-rsid="003c2252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10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punctuation-wrap="hanging" style:writing-mode="lr-tb"/>
      <style:text-properties style:font-name="Times New Roman" fo:font-size="14pt" fo:font-style="normal" fo:font-weight="bold" officeooo:rsid="0007c42a" officeooo:paragraph-rsid="003c2252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ackground-color="transparent" style:punctuation-wrap="hanging" style:writing-mode="lr-tb"/>
      <style:text-properties style:use-window-font-color="true" style:font-name="Times New Roman" fo:font-size="14pt" fo:language="ru" fo:country="RU" fo:font-style="normal" fo:font-weight="normal" officeooo:rsid="004c615f" officeooo:paragraph-rsid="004e5769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07" style:family="paragraph" style:parent-style-name="Table_20_Contents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 text:number-lines="false" text:line-number="0"/>
      <style:text-properties style:use-window-font-color="true" style:font-name="Times New Roman" fo:font-size="14pt" fo:language="ru" fo:country="RU" fo:font-style="normal" fo:font-weight="normal" officeooo:rsid="004a070e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use-window-font-color="true" style:font-name="Times New Roman" fo:font-size="14pt" fo:language="ru" fo:country="RU" fo:font-style="normal" fo:font-weight="normal" officeooo:rsid="000f1879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use-window-font-color="true" style:font-name="Times New Roman" fo:font-size="14pt" fo:language="ru" fo:country="RU" fo:font-style="normal" fo:font-weight="normal" officeooo:rsid="004a070e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style:page-number="auto" fo:background-color="transparent" style:punctuation-wrap="hanging" style:writing-mode="lr-tb"/>
      <style:text-properties style:font-name="Times New Roman" fo:font-size="14pt" officeooo:rsid="000ac237" officeooo:paragraph-rsid="003c2252" style:font-name-asian="Times New Roman1" style:font-size-asian="14pt" style:font-name-complex="Times New Roman1" style:font-size-complex="14pt"/>
    </style:style>
    <style:style style:name="P111" style:family="paragraph" style:parent-style-name="Standard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style:punctuation-wrap="hanging" style:writing-mode="lr-tb"/>
      <style:text-properties style:font-name="Times New Roman" fo:font-size="14pt" officeooo:rsid="000761fc" officeooo:paragraph-rsid="003c2252" style:font-name-asian="Times New Roman1" style:font-size-asian="14pt" style:font-name-complex="Times New Roman1" style:font-size-complex="14pt"/>
    </style:style>
    <style:style style:name="P112" style:family="paragraph" style:parent-style-name="Standard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style:punctuation-wrap="hanging" style:writing-mode="lr-tb"/>
      <style:text-properties style:font-name="Times New Roman" fo:font-size="14pt" officeooo:rsid="000761fc" officeooo:paragraph-rsid="004040c4" style:font-name-asian="Times New Roman1" style:font-size-asian="14pt" style:font-name-complex="Times New Roman1" style:font-size-complex="14pt"/>
    </style:style>
    <style:style style:name="P113" style:family="paragraph" style:parent-style-name="Standard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style:punctuation-wrap="hanging" style:writing-mode="lr-tb"/>
      <style:text-properties style:font-name="Times New Roman" fo:font-size="14pt" officeooo:rsid="000efccd" officeooo:paragraph-rsid="003c2252" style:font-name-asian="Times New Roman1" style:font-size-asian="14pt" style:font-name-complex="Times New Roman1" style:font-size-complex="14pt"/>
    </style:style>
    <style:style style:name="P114" style:family="paragraph" style:parent-style-name="Standard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style:punctuation-wrap="hanging" style:writing-mode="lr-tb"/>
      <style:text-properties style:font-name="Times New Roman" fo:font-size="14pt" officeooo:rsid="000abc92" officeooo:paragraph-rsid="004040c4" style:font-name-asian="Times New Roman1" style:font-size-asian="14pt" style:font-name-complex="Times New Roman1" style:font-size-complex="14pt"/>
    </style:style>
    <style:style style:name="P115" style:family="paragraph" style:parent-style-name="Preformatted_20_Text">
      <style:text-properties style:use-window-font-color="true" style:font-name="Times New Roman" fo:font-size="14pt" officeooo:rsid="0016049b" officeooo:paragraph-rsid="001a9098" style:font-name-asian="Times New Roman1" style:font-size-asian="14pt" style:font-name-complex="Times New Roman1" style:font-size-complex="14pt"/>
    </style:style>
    <style:style style:name="P116" style:family="paragraph" style:parent-style-name="Preformatted_20_Text">
      <style:text-properties style:use-window-font-color="true" style:font-name="Times New Roman" fo:font-size="14pt" officeooo:rsid="000f1879" officeooo:paragraph-rsid="00360fc7" style:font-name-asian="Times New Roman1" style:font-size-asian="14pt" style:font-name-complex="Times New Roman1" style:font-size-complex="14pt"/>
    </style:style>
    <style:style style:name="P117" style:family="paragraph" style:parent-style-name="Preformatted_20_Text">
      <style:text-properties style:use-window-font-color="true" style:font-name="Times New Roman" fo:font-size="14pt" officeooo:rsid="0016049b" officeooo:paragraph-rsid="0016f83b" fo:background-color="transparent" style:font-name-asian="Times New Roman1" style:font-size-asian="14pt" style:font-name-complex="Times New Roman1" style:font-size-complex="14pt"/>
    </style:style>
    <style:style style:name="P118" style:family="paragraph" style:parent-style-name="Preformatted_20_Text">
      <style:text-properties style:use-window-font-color="true" style:font-name="Times New Roman" fo:font-size="14pt" officeooo:rsid="0016049b" officeooo:paragraph-rsid="0018bd7a" fo:background-color="transparent" style:font-name-asian="Times New Roman1" style:font-size-asian="14pt" style:font-name-complex="Times New Roman1" style:font-size-complex="14pt"/>
    </style:style>
    <style:style style:name="P119" style:family="paragraph" style:parent-style-name="Preformatted_20_Text">
      <style:text-properties style:use-window-font-color="true" style:font-name="Times New Roman" fo:font-size="14pt" officeooo:rsid="0016049b" officeooo:paragraph-rsid="001a9098" fo:background-color="transparent" style:font-name-asian="Times New Roman1" style:font-size-asian="14pt" style:font-name-complex="Times New Roman1" style:font-size-complex="14pt"/>
    </style:style>
    <style:style style:name="P120" style:family="paragraph" style:parent-style-name="Preformatted_20_Text">
      <style:text-properties style:use-window-font-color="true" style:font-name="Times New Roman" fo:font-size="14pt" officeooo:rsid="0016049b" officeooo:paragraph-rsid="001c20f3" fo:background-color="transparent" style:font-name-asian="Times New Roman1" style:font-size-asian="14pt" style:font-name-complex="Times New Roman1" style:font-size-complex="14pt"/>
    </style:style>
    <style:style style:name="P121" style:family="paragraph" style:parent-style-name="Preformatted_20_Text">
      <style:text-properties style:use-window-font-color="true" style:font-name="Times New Roman" fo:font-size="14pt" officeooo:rsid="0016049b" officeooo:paragraph-rsid="002f00fa" fo:background-color="transparent" style:font-name-asian="Times New Roman1" style:font-size-asian="14pt" style:font-name-complex="Times New Roman1" style:font-size-complex="14pt"/>
    </style:style>
    <style:style style:name="P122" style:family="paragraph" style:parent-style-name="Preformatted_20_Text">
      <style:text-properties style:use-window-font-color="true" style:font-name="Times New Roman" fo:font-size="14pt" officeooo:rsid="0016049b" officeooo:paragraph-rsid="0031926f" fo:background-color="transparent" style:font-name-asian="Times New Roman1" style:font-size-asian="14pt" style:font-name-complex="Times New Roman1" style:font-size-complex="14pt"/>
    </style:style>
    <style:style style:name="P123" style:family="paragraph" style:parent-style-name="Preformatted_20_Text">
      <style:text-properties style:use-window-font-color="true" style:font-name="Times New Roman" fo:font-size="14pt" officeooo:rsid="0016f83b" officeooo:paragraph-rsid="0016f83b" fo:background-color="transparent" style:font-name-asian="Times New Roman1" style:font-size-asian="14pt" style:font-name-complex="Times New Roman1" style:font-size-complex="14pt"/>
    </style:style>
    <style:style style:name="P124" style:family="paragraph" style:parent-style-name="Preformatted_20_Text">
      <style:text-properties style:use-window-font-color="true" style:font-name="Times New Roman" fo:font-size="14pt" officeooo:rsid="0016f83b" officeooo:paragraph-rsid="002f00fa" fo:background-color="transparent" style:font-name-asian="Times New Roman1" style:font-size-asian="14pt" style:font-name-complex="Times New Roman1" style:font-size-complex="14pt"/>
    </style:style>
    <style:style style:name="P125" style:family="paragraph" style:parent-style-name="Preformatted_20_Text">
      <style:text-properties style:use-window-font-color="true" style:font-name="Times New Roman" fo:font-size="14pt" fo:language="ru" fo:country="RU" fo:font-style="normal" officeooo:rsid="00220f82" officeooo:paragraph-rsid="0032e88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126" style:family="paragraph" style:parent-style-name="Preformatted_20_Text">
      <style:text-properties style:use-window-font-color="true" style:font-name="Times New Roman" fo:font-size="14pt" fo:language="ru" fo:country="RU" fo:font-style="normal" officeooo:rsid="0032e88a" officeooo:paragraph-rsid="0032e88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127" style:family="paragraph" style:parent-style-name="Preformatted_20_Text">
      <style:text-properties style:use-window-font-color="true" officeooo:paragraph-rsid="003c2252"/>
    </style:style>
    <style:style style:name="P128" style:family="paragraph" style:parent-style-name="Preformatted_20_Text">
      <style:text-properties fo:color="#ffc66d" style:font-name="JetBrains Mono" officeooo:paragraph-rsid="0033b449"/>
    </style:style>
    <style:style style:name="P129" style:family="paragraph" style:parent-style-name="Table_20_Contents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0" style:family="paragraph" style:parent-style-name="Table_20_Contents">
      <style:text-properties style:font-name="Times New Roman" fo:font-size="14pt" officeooo:rsid="000f1879" officeooo:paragraph-rsid="0010312f" style:font-name-asian="Times New Roman1" style:font-size-asian="14pt" style:font-name-complex="Times New Roman1" style:font-size-complex="14pt"/>
    </style:style>
    <style:style style:name="P131" style:family="paragraph" style:parent-style-name="Table_20_Contents">
      <style:text-properties style:font-name="Times New Roman" fo:font-size="14pt" officeooo:rsid="000f1879" officeooo:paragraph-rsid="00140b58" style:font-name-asian="Times New Roman1" style:font-size-asian="14pt" style:font-name-complex="Times New Roman1" style:font-size-complex="14pt"/>
    </style:style>
    <style:style style:name="P132" style:family="paragraph" style:parent-style-name="Table_20_Contents">
      <style:text-properties style:font-name="Times New Roman" fo:font-size="14pt" officeooo:rsid="000f1879" officeooo:paragraph-rsid="0016049b" style:font-name-asian="Times New Roman1" style:font-size-asian="14pt" style:font-name-complex="Times New Roman1" style:font-size-complex="14pt"/>
    </style:style>
    <style:style style:name="P133" style:family="paragraph" style:parent-style-name="Table_20_Contents">
      <style:text-properties style:font-name="Times New Roman" fo:font-size="14pt" officeooo:rsid="000f1879" officeooo:paragraph-rsid="0018bd7a" style:font-name-asian="Times New Roman1" style:font-size-asian="14pt" style:font-name-complex="Times New Roman1" style:font-size-complex="14pt"/>
    </style:style>
    <style:style style:name="P134" style:family="paragraph" style:parent-style-name="Table_20_Contents">
      <style:text-properties style:font-name="Times New Roman" fo:font-size="14pt" officeooo:rsid="000f1879" officeooo:paragraph-rsid="001a9098" style:font-name-asian="Times New Roman1" style:font-size-asian="14pt" style:font-name-complex="Times New Roman1" style:font-size-complex="14pt"/>
    </style:style>
    <style:style style:name="P135" style:family="paragraph" style:parent-style-name="Table_20_Contents">
      <style:text-properties style:font-name="Times New Roman" fo:font-size="14pt" officeooo:rsid="000f1879" officeooo:paragraph-rsid="001c20f3" style:font-name-asian="Times New Roman1" style:font-size-asian="14pt" style:font-name-complex="Times New Roman1" style:font-size-complex="14pt"/>
    </style:style>
    <style:style style:name="P136" style:family="paragraph" style:parent-style-name="Table_20_Contents">
      <style:text-properties style:font-name="Times New Roman" fo:font-size="14pt" officeooo:rsid="000f1879" officeooo:paragraph-rsid="001eb70d" style:font-name-asian="Times New Roman1" style:font-size-asian="14pt" style:font-name-complex="Times New Roman1" style:font-size-complex="14pt"/>
    </style:style>
    <style:style style:name="P137" style:family="paragraph" style:parent-style-name="Table_20_Contents">
      <style:text-properties style:font-name="Times New Roman" fo:font-size="14pt" officeooo:rsid="000f1879" officeooo:paragraph-rsid="00219391" style:font-name-asian="Times New Roman1" style:font-size-asian="14pt" style:font-name-complex="Times New Roman1" style:font-size-complex="14pt"/>
    </style:style>
    <style:style style:name="P138" style:family="paragraph" style:parent-style-name="Table_20_Contents">
      <style:text-properties style:font-name="Times New Roman" fo:font-size="14pt" officeooo:rsid="000f1879" officeooo:paragraph-rsid="002198c0" style:font-name-asian="Times New Roman1" style:font-size-asian="14pt" style:font-name-complex="Times New Roman1" style:font-size-complex="14pt"/>
    </style:style>
    <style:style style:name="P139" style:family="paragraph" style:parent-style-name="Table_20_Contents">
      <style:text-properties style:font-name="Times New Roman" fo:font-size="14pt" officeooo:rsid="000f1879" officeooo:paragraph-rsid="00220f82" style:font-name-asian="Times New Roman1" style:font-size-asian="14pt" style:font-name-complex="Times New Roman1" style:font-size-complex="14pt"/>
    </style:style>
    <style:style style:name="P140" style:family="paragraph" style:parent-style-name="Table_20_Contents">
      <style:text-properties style:font-name="Times New Roman" fo:font-size="14pt" officeooo:rsid="000f1879" officeooo:paragraph-rsid="002351c4" style:font-name-asian="Times New Roman1" style:font-size-asian="14pt" style:font-name-complex="Times New Roman1" style:font-size-complex="14pt"/>
    </style:style>
    <style:style style:name="P141" style:family="paragraph" style:parent-style-name="Table_20_Contents">
      <style:text-properties style:font-name="Times New Roman" fo:font-size="14pt" officeooo:rsid="000f1879" officeooo:paragraph-rsid="00262fa7" style:font-name-asian="Times New Roman1" style:font-size-asian="14pt" style:font-name-complex="Times New Roman1" style:font-size-complex="14pt"/>
    </style:style>
    <style:style style:name="P142" style:family="paragraph" style:parent-style-name="Table_20_Contents">
      <style:text-properties style:font-name="Times New Roman" fo:font-size="14pt" officeooo:rsid="000f1879" officeooo:paragraph-rsid="002bb613" style:font-name-asian="Times New Roman1" style:font-size-asian="14pt" style:font-name-complex="Times New Roman1" style:font-size-complex="14pt"/>
    </style:style>
    <style:style style:name="P143" style:family="paragraph" style:parent-style-name="Table_20_Contents">
      <style:text-properties style:font-name="Times New Roman" fo:font-size="14pt" officeooo:rsid="000f1879" officeooo:paragraph-rsid="002f00fa" style:font-name-asian="Times New Roman1" style:font-size-asian="14pt" style:font-name-complex="Times New Roman1" style:font-size-complex="14pt"/>
    </style:style>
    <style:style style:name="P144" style:family="paragraph" style:parent-style-name="Table_20_Contents">
      <style:text-properties style:font-name="Times New Roman" fo:font-size="14pt" officeooo:rsid="000f1879" officeooo:paragraph-rsid="0031926f" style:font-name-asian="Times New Roman1" style:font-size-asian="14pt" style:font-name-complex="Times New Roman1" style:font-size-complex="14pt"/>
    </style:style>
    <style:style style:name="P145" style:family="paragraph" style:parent-style-name="Table_20_Contents">
      <style:text-properties style:font-name="Times New Roman" fo:font-size="14pt" officeooo:rsid="000f1879" officeooo:paragraph-rsid="0032e88a" style:font-name-asian="Times New Roman1" style:font-size-asian="14pt" style:font-name-complex="Times New Roman1" style:font-size-complex="14pt"/>
    </style:style>
    <style:style style:name="P146" style:family="paragraph" style:parent-style-name="Table_20_Contents">
      <style:text-properties style:font-name="Times New Roman" fo:font-size="14pt" officeooo:rsid="000f1879" officeooo:paragraph-rsid="00360fc7" style:font-name-asian="Times New Roman1" style:font-size-asian="14pt" style:font-name-complex="Times New Roman1" style:font-size-complex="14pt"/>
    </style:style>
    <style:style style:name="P147" style:family="paragraph" style:parent-style-name="Table_20_Contents">
      <style:text-properties style:font-name="Times New Roman" fo:font-size="14pt" officeooo:rsid="000f1879" officeooo:paragraph-rsid="0057254d" style:font-name-asian="Times New Roman1" style:font-size-asian="14pt" style:font-name-complex="Times New Roman1" style:font-size-complex="14pt"/>
    </style:style>
    <style:style style:name="P148" style:family="paragraph" style:parent-style-name="Table_20_Contents">
      <style:text-properties style:font-name="Times New Roman" fo:font-size="14pt" officeooo:rsid="0010312f" officeooo:paragraph-rsid="0010312f" style:font-name-asian="Times New Roman1" style:font-size-asian="14pt" style:font-name-complex="Times New Roman1" style:font-size-complex="14pt"/>
    </style:style>
    <style:style style:name="P149" style:family="paragraph" style:parent-style-name="Table_20_Contents">
      <style:text-properties style:font-name="Times New Roman" fo:font-size="14pt" officeooo:rsid="0010312f" officeooo:paragraph-rsid="0016049b" style:font-name-asian="Times New Roman1" style:font-size-asian="14pt" style:font-name-complex="Times New Roman1" style:font-size-complex="14pt"/>
    </style:style>
    <style:style style:name="P150" style:family="paragraph" style:parent-style-name="Table_20_Contents">
      <style:text-properties style:font-name="Times New Roman" fo:font-size="14pt" officeooo:rsid="0010312f" officeooo:paragraph-rsid="0018bd7a" style:font-name-asian="Times New Roman1" style:font-size-asian="14pt" style:font-name-complex="Times New Roman1" style:font-size-complex="14pt"/>
    </style:style>
    <style:style style:name="P151" style:family="paragraph" style:parent-style-name="Table_20_Contents">
      <style:text-properties style:font-name="Times New Roman" fo:font-size="14pt" officeooo:rsid="0010312f" officeooo:paragraph-rsid="001a9098" style:font-name-asian="Times New Roman1" style:font-size-asian="14pt" style:font-name-complex="Times New Roman1" style:font-size-complex="14pt"/>
    </style:style>
    <style:style style:name="P152" style:family="paragraph" style:parent-style-name="Table_20_Contents">
      <style:text-properties style:font-name="Times New Roman" fo:font-size="14pt" officeooo:rsid="0010312f" officeooo:paragraph-rsid="001c20f3" style:font-name-asian="Times New Roman1" style:font-size-asian="14pt" style:font-name-complex="Times New Roman1" style:font-size-complex="14pt"/>
    </style:style>
    <style:style style:name="P153" style:family="paragraph" style:parent-style-name="Table_20_Contents">
      <style:text-properties style:font-name="Times New Roman" fo:font-size="14pt" officeooo:rsid="0010312f" officeooo:paragraph-rsid="001eb70d" style:font-name-asian="Times New Roman1" style:font-size-asian="14pt" style:font-name-complex="Times New Roman1" style:font-size-complex="14pt"/>
    </style:style>
    <style:style style:name="P154" style:family="paragraph" style:parent-style-name="Table_20_Contents">
      <style:text-properties style:font-name="Times New Roman" fo:font-size="14pt" officeooo:rsid="0010312f" officeooo:paragraph-rsid="00219391" style:font-name-asian="Times New Roman1" style:font-size-asian="14pt" style:font-name-complex="Times New Roman1" style:font-size-complex="14pt"/>
    </style:style>
    <style:style style:name="P155" style:family="paragraph" style:parent-style-name="Table_20_Contents">
      <style:text-properties style:font-name="Times New Roman" fo:font-size="14pt" officeooo:rsid="0010312f" officeooo:paragraph-rsid="002198c0" style:font-name-asian="Times New Roman1" style:font-size-asian="14pt" style:font-name-complex="Times New Roman1" style:font-size-complex="14pt"/>
    </style:style>
    <style:style style:name="P156" style:family="paragraph" style:parent-style-name="Table_20_Contents">
      <style:text-properties style:font-name="Times New Roman" fo:font-size="14pt" officeooo:rsid="0010312f" officeooo:paragraph-rsid="00220f82" style:font-name-asian="Times New Roman1" style:font-size-asian="14pt" style:font-name-complex="Times New Roman1" style:font-size-complex="14pt"/>
    </style:style>
    <style:style style:name="P157" style:family="paragraph" style:parent-style-name="Table_20_Contents">
      <style:text-properties style:font-name="Times New Roman" fo:font-size="14pt" officeooo:rsid="0010312f" officeooo:paragraph-rsid="002351c4" style:font-name-asian="Times New Roman1" style:font-size-asian="14pt" style:font-name-complex="Times New Roman1" style:font-size-complex="14pt"/>
    </style:style>
    <style:style style:name="P158" style:family="paragraph" style:parent-style-name="Table_20_Contents">
      <style:text-properties style:font-name="Times New Roman" fo:font-size="14pt" officeooo:rsid="0010312f" officeooo:paragraph-rsid="00262fa7" style:font-name-asian="Times New Roman1" style:font-size-asian="14pt" style:font-name-complex="Times New Roman1" style:font-size-complex="14pt"/>
    </style:style>
    <style:style style:name="P159" style:family="paragraph" style:parent-style-name="Table_20_Contents">
      <style:text-properties style:font-name="Times New Roman" fo:font-size="14pt" officeooo:rsid="0010312f" officeooo:paragraph-rsid="002bb613" style:font-name-asian="Times New Roman1" style:font-size-asian="14pt" style:font-name-complex="Times New Roman1" style:font-size-complex="14pt"/>
    </style:style>
    <style:style style:name="P160" style:family="paragraph" style:parent-style-name="Table_20_Contents">
      <style:text-properties style:font-name="Times New Roman" fo:font-size="14pt" officeooo:rsid="0010312f" officeooo:paragraph-rsid="002f00fa" style:font-name-asian="Times New Roman1" style:font-size-asian="14pt" style:font-name-complex="Times New Roman1" style:font-size-complex="14pt"/>
    </style:style>
    <style:style style:name="P161" style:family="paragraph" style:parent-style-name="Table_20_Contents">
      <style:text-properties style:font-name="Times New Roman" fo:font-size="14pt" officeooo:rsid="0010312f" officeooo:paragraph-rsid="0031926f" style:font-name-asian="Times New Roman1" style:font-size-asian="14pt" style:font-name-complex="Times New Roman1" style:font-size-complex="14pt"/>
    </style:style>
    <style:style style:name="P162" style:family="paragraph" style:parent-style-name="Table_20_Contents">
      <style:text-properties style:font-name="Times New Roman" fo:font-size="14pt" officeooo:rsid="0010312f" officeooo:paragraph-rsid="0032e88a" style:font-name-asian="Times New Roman1" style:font-size-asian="14pt" style:font-name-complex="Times New Roman1" style:font-size-complex="14pt"/>
    </style:style>
    <style:style style:name="P163" style:family="paragraph" style:parent-style-name="Table_20_Contents">
      <style:text-properties style:font-name="Times New Roman" fo:font-size="14pt" officeooo:rsid="0010312f" officeooo:paragraph-rsid="0033b449" style:font-name-asian="Times New Roman1" style:font-size-asian="14pt" style:font-name-complex="Times New Roman1" style:font-size-complex="14pt"/>
    </style:style>
    <style:style style:name="P164" style:family="paragraph" style:parent-style-name="Table_20_Contents">
      <style:text-properties style:font-name="Times New Roman" fo:font-size="14pt" officeooo:rsid="0010312f" officeooo:paragraph-rsid="00360fc7" style:font-name-asian="Times New Roman1" style:font-size-asian="14pt" style:font-name-complex="Times New Roman1" style:font-size-complex="14pt"/>
    </style:style>
    <style:style style:name="P165" style:family="paragraph" style:parent-style-name="Table_20_Contents">
      <style:text-properties style:font-name="Times New Roman" fo:font-size="14pt" officeooo:rsid="0011f73c" officeooo:paragraph-rsid="0011f73c" style:font-name-asian="Times New Roman1" style:font-size-asian="14pt" style:font-name-complex="Times New Roman1" style:font-size-complex="14pt"/>
    </style:style>
    <style:style style:name="P166" style:family="paragraph" style:parent-style-name="Table_20_Contents">
      <style:text-properties style:font-name="Times New Roman" fo:font-size="14pt" officeooo:rsid="0011f73c" officeooo:paragraph-rsid="0016049b" style:font-name-asian="Times New Roman1" style:font-size-asian="14pt" style:font-name-complex="Times New Roman1" style:font-size-complex="14pt"/>
    </style:style>
    <style:style style:name="P167" style:family="paragraph" style:parent-style-name="Table_20_Contents">
      <style:text-properties style:font-name="Times New Roman" fo:font-size="14pt" officeooo:rsid="0011f73c" officeooo:paragraph-rsid="00165fc9" style:font-name-asian="Times New Roman1" style:font-size-asian="14pt" style:font-name-complex="Times New Roman1" style:font-size-complex="14pt"/>
    </style:style>
    <style:style style:name="P168" style:family="paragraph" style:parent-style-name="Table_20_Contents">
      <style:text-properties style:font-name="Times New Roman" fo:font-size="14pt" officeooo:rsid="0011f73c" officeooo:paragraph-rsid="0018bd7a" style:font-name-asian="Times New Roman1" style:font-size-asian="14pt" style:font-name-complex="Times New Roman1" style:font-size-complex="14pt"/>
    </style:style>
    <style:style style:name="P169" style:family="paragraph" style:parent-style-name="Table_20_Contents">
      <style:text-properties style:font-name="Times New Roman" fo:font-size="14pt" officeooo:rsid="0011f73c" officeooo:paragraph-rsid="001a9098" style:font-name-asian="Times New Roman1" style:font-size-asian="14pt" style:font-name-complex="Times New Roman1" style:font-size-complex="14pt"/>
    </style:style>
    <style:style style:name="P170" style:family="paragraph" style:parent-style-name="Table_20_Contents">
      <style:text-properties style:font-name="Times New Roman" fo:font-size="14pt" officeooo:rsid="0011f73c" officeooo:paragraph-rsid="001c20f3" style:font-name-asian="Times New Roman1" style:font-size-asian="14pt" style:font-name-complex="Times New Roman1" style:font-size-complex="14pt"/>
    </style:style>
    <style:style style:name="P171" style:family="paragraph" style:parent-style-name="Table_20_Contents">
      <style:text-properties style:font-name="Times New Roman" fo:font-size="14pt" officeooo:rsid="0011f73c" officeooo:paragraph-rsid="001eb70d" style:font-name-asian="Times New Roman1" style:font-size-asian="14pt" style:font-name-complex="Times New Roman1" style:font-size-complex="14pt"/>
    </style:style>
    <style:style style:name="P172" style:family="paragraph" style:parent-style-name="Table_20_Contents">
      <style:text-properties style:font-name="Times New Roman" fo:font-size="14pt" officeooo:rsid="0011f73c" officeooo:paragraph-rsid="00360fc7" style:font-name-asian="Times New Roman1" style:font-size-asian="14pt" style:font-name-complex="Times New Roman1" style:font-size-complex="14pt"/>
    </style:style>
    <style:style style:name="P173" style:family="paragraph" style:parent-style-name="Table_20_Contents">
      <style:text-properties style:font-name="Times New Roman" fo:font-size="14pt" officeooo:rsid="0011f73c" officeooo:paragraph-rsid="00378462" style:font-name-asian="Times New Roman1" style:font-size-asian="14pt" style:font-name-complex="Times New Roman1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40b58" style:font-name-asian="Times New Roman1" style:font-size-asian="14pt" style:font-name-complex="Times New Roman1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6049b" style:font-name-asian="Times New Roman1" style:font-size-asian="14pt" style:font-name-complex="Times New Roman1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8bd7a" style:font-name-asian="Times New Roman1" style:font-size-asian="14pt" style:font-name-complex="Times New Roman1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a9098" style:font-name-asian="Times New Roman1" style:font-size-asian="14pt" style:font-name-complex="Times New Roman1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c20f3" style:font-name-asian="Times New Roman1" style:font-size-asian="14pt" style:font-name-complex="Times New Roman1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eb70d" style:font-name-asian="Times New Roman1" style:font-size-asian="14pt" style:font-name-complex="Times New Roman1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360fc7" style:font-name-asian="Times New Roman1" style:font-size-asian="14pt" style:font-name-complex="Times New Roman1" style:font-size-complex="14pt"/>
    </style:style>
    <style:style style:name="P181" style:family="paragraph" style:parent-style-name="Table_20_Contents">
      <style:text-properties style:font-name="Times New Roman" fo:font-size="14pt" officeooo:rsid="00140b58" officeooo:paragraph-rsid="001a9098" style:font-name-asian="Times New Roman1" style:font-size-asian="14pt" style:font-name-complex="Times New Roman1" style:font-size-complex="14pt"/>
    </style:style>
    <style:style style:name="P182" style:family="paragraph" style:parent-style-name="Table_20_Contents">
      <style:text-properties style:font-name="Times New Roman" fo:font-size="14pt" officeooo:rsid="00140b58" officeooo:paragraph-rsid="0011f73c" style:font-name-asian="Times New Roman1" style:font-size-asian="14pt" style:font-name-complex="Times New Roman1" style:font-size-complex="14pt"/>
    </style:style>
    <style:style style:name="P183" style:family="paragraph" style:parent-style-name="Table_20_Contents">
      <style:text-properties style:font-name="Times New Roman" fo:font-size="14pt" officeooo:rsid="00140b58" officeooo:paragraph-rsid="001eb70d" style:font-name-asian="Times New Roman1" style:font-size-asian="14pt" style:font-name-complex="Times New Roman1" style:font-size-complex="14pt"/>
    </style:style>
    <style:style style:name="P184" style:family="paragraph" style:parent-style-name="Table_20_Contents">
      <style:text-properties style:font-name="Times New Roman" fo:font-size="14pt" officeooo:rsid="00140b58" officeooo:paragraph-rsid="004040c4" style:font-name-asian="Times New Roman1" style:font-size-asian="14pt" style:font-name-complex="Times New Roman1" style:font-size-complex="14pt"/>
    </style:style>
    <style:style style:name="P185" style:family="paragraph" style:parent-style-name="Table_20_Contents">
      <style:text-properties style:font-name="Times New Roman" fo:font-size="14pt" officeooo:paragraph-rsid="0016049b" style:font-name-asian="Times New Roman1" style:font-size-asian="14pt" style:font-name-complex="Times New Roman1" style:font-size-complex="14pt"/>
    </style:style>
    <style:style style:name="P186" style:family="paragraph" style:parent-style-name="Table_20_Contents">
      <style:text-properties style:font-name="Times New Roman" fo:font-size="14pt" officeooo:rsid="0016049b" officeooo:paragraph-rsid="0016049b" style:font-name-asian="Times New Roman1" style:font-size-asian="14pt" style:font-name-complex="Times New Roman1" style:font-size-complex="14pt"/>
    </style:style>
    <style:style style:name="P187" style:family="paragraph" style:parent-style-name="Table_20_Contents">
      <style:text-properties style:font-name="Times New Roman" fo:font-size="14pt" officeooo:rsid="0016049b" officeooo:paragraph-rsid="002f00fa" style:font-name-asian="Times New Roman1" style:font-size-asian="14pt" style:font-name-complex="Times New Roman1" style:font-size-complex="14pt"/>
    </style:style>
    <style:style style:name="P188" style:family="paragraph" style:parent-style-name="Table_20_Contents">
      <style:text-properties style:font-name="Times New Roman" fo:font-size="14pt" officeooo:rsid="00165fc9" officeooo:paragraph-rsid="00165fc9" style:font-name-asian="Times New Roman1" style:font-size-asian="14pt" style:font-name-complex="Times New Roman1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style:font-name="Times New Roman" fo:font-size="14pt" officeooo:rsid="00165fc9" officeooo:paragraph-rsid="00165fc9" style:font-name-asian="Times New Roman1" style:font-size-asian="14pt" style:font-name-complex="Times New Roman1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style:font-name="Times New Roman" fo:font-size="14pt" officeooo:rsid="00165fc9" officeooo:paragraph-rsid="0018bd7a" style:font-name-asian="Times New Roman1" style:font-size-asian="14pt" style:font-name-complex="Times New Roman1" style:font-size-complex="14pt"/>
    </style:style>
    <style:style style:name="P191" style:family="paragraph" style:parent-style-name="Table_20_Contents">
      <style:text-properties style:font-name="Times New Roman" fo:font-size="14pt" officeooo:rsid="00165fc9" officeooo:paragraph-rsid="0018bd7a" style:font-name-asian="Times New Roman1" style:font-size-asian="14pt" style:font-name-complex="Times New Roman1" style:font-size-complex="14pt"/>
    </style:style>
    <style:style style:name="P192" style:family="paragraph" style:parent-style-name="Table_20_Contents">
      <style:text-properties style:font-name="Times New Roman" fo:font-size="14pt" officeooo:rsid="00165fc9" officeooo:paragraph-rsid="001a9098" style:font-name-asian="Times New Roman1" style:font-size-asian="14pt" style:font-name-complex="Times New Roman1" style:font-size-complex="14pt"/>
    </style:style>
    <style:style style:name="P193" style:family="paragraph" style:parent-style-name="Table_20_Contents">
      <style:text-properties style:font-name="Times New Roman" fo:font-size="14pt" officeooo:rsid="00165fc9" officeooo:paragraph-rsid="001c20f3" style:font-name-asian="Times New Roman1" style:font-size-asian="14pt" style:font-name-complex="Times New Roman1" style:font-size-complex="14pt"/>
    </style:style>
    <style:style style:name="P194" style:family="paragraph" style:parent-style-name="Table_20_Contents">
      <style:text-properties style:font-name="Times New Roman" fo:font-size="14pt" officeooo:rsid="00165fc9" officeooo:paragraph-rsid="001eb70d" style:font-name-asian="Times New Roman1" style:font-size-asian="14pt" style:font-name-complex="Times New Roman1" style:font-size-complex="14pt"/>
    </style:style>
    <style:style style:name="P195" style:family="paragraph" style:parent-style-name="Table_20_Contents">
      <style:text-properties style:font-name="Times New Roman" fo:font-size="14pt" officeooo:rsid="00165fc9" officeooo:paragraph-rsid="00219391" style:font-name-asian="Times New Roman1" style:font-size-asian="14pt" style:font-name-complex="Times New Roman1" style:font-size-complex="14pt"/>
    </style:style>
    <style:style style:name="P196" style:family="paragraph" style:parent-style-name="Table_20_Contents">
      <style:text-properties style:font-name="Times New Roman" fo:font-size="14pt" officeooo:rsid="00165fc9" officeooo:paragraph-rsid="002198c0" style:font-name-asian="Times New Roman1" style:font-size-asian="14pt" style:font-name-complex="Times New Roman1" style:font-size-complex="14pt"/>
    </style:style>
    <style:style style:name="P197" style:family="paragraph" style:parent-style-name="Table_20_Contents">
      <style:text-properties style:font-name="Times New Roman" fo:font-size="14pt" officeooo:rsid="00165fc9" officeooo:paragraph-rsid="00220f82" style:font-name-asian="Times New Roman1" style:font-size-asian="14pt" style:font-name-complex="Times New Roman1" style:font-size-complex="14pt"/>
    </style:style>
    <style:style style:name="P198" style:family="paragraph" style:parent-style-name="Table_20_Contents">
      <style:text-properties style:font-name="Times New Roman" fo:font-size="14pt" officeooo:rsid="00165fc9" officeooo:paragraph-rsid="002351c4" style:font-name-asian="Times New Roman1" style:font-size-asian="14pt" style:font-name-complex="Times New Roman1" style:font-size-complex="14pt"/>
    </style:style>
    <style:style style:name="P199" style:family="paragraph" style:parent-style-name="Table_20_Contents">
      <style:text-properties style:font-name="Times New Roman" fo:font-size="14pt" officeooo:rsid="00165fc9" officeooo:paragraph-rsid="00262fa7" style:font-name-asian="Times New Roman1" style:font-size-asian="14pt" style:font-name-complex="Times New Roman1" style:font-size-complex="14pt"/>
    </style:style>
    <style:style style:name="P200" style:family="paragraph" style:parent-style-name="Table_20_Contents">
      <style:text-properties style:font-name="Times New Roman" fo:font-size="14pt" officeooo:rsid="00165fc9" officeooo:paragraph-rsid="002bb613" style:font-name-asian="Times New Roman1" style:font-size-asian="14pt" style:font-name-complex="Times New Roman1" style:font-size-complex="14pt"/>
    </style:style>
    <style:style style:name="P201" style:family="paragraph" style:parent-style-name="Table_20_Contents">
      <style:text-properties style:font-name="Times New Roman" fo:font-size="14pt" officeooo:rsid="00165fc9" officeooo:paragraph-rsid="002f00fa" style:font-name-asian="Times New Roman1" style:font-size-asian="14pt" style:font-name-complex="Times New Roman1" style:font-size-complex="14pt"/>
    </style:style>
    <style:style style:name="P202" style:family="paragraph" style:parent-style-name="Table_20_Contents">
      <style:text-properties style:font-name="Times New Roman" fo:font-size="14pt" officeooo:rsid="00165fc9" officeooo:paragraph-rsid="0031926f" style:font-name-asian="Times New Roman1" style:font-size-asian="14pt" style:font-name-complex="Times New Roman1" style:font-size-complex="14pt"/>
    </style:style>
    <style:style style:name="P203" style:family="paragraph" style:parent-style-name="Table_20_Contents">
      <style:text-properties style:font-name="Times New Roman" fo:font-size="14pt" officeooo:rsid="00165fc9" officeooo:paragraph-rsid="0034e616" style:font-name-asian="Times New Roman1" style:font-size-asian="14pt" style:font-name-complex="Times New Roman1" style:font-size-complex="14pt"/>
    </style:style>
    <style:style style:name="P204" style:family="paragraph" style:parent-style-name="Table_20_Contents">
      <style:text-properties style:font-name="Times New Roman" fo:font-size="14pt" officeooo:rsid="00165fc9" officeooo:paragraph-rsid="00360fc7" style:font-name-asian="Times New Roman1" style:font-size-asian="14pt" style:font-name-complex="Times New Roman1" style:font-size-complex="14pt"/>
    </style:style>
    <style:style style:name="P205" style:family="paragraph" style:parent-style-name="Table_20_Contents">
      <style:paragraph-properties fo:text-align="center" style:justify-single-word="false"/>
      <style:text-properties style:font-name="Times New Roman" fo:font-size="14pt" officeooo:rsid="0016f83b" officeooo:paragraph-rsid="0016f83b" style:font-name-asian="Times New Roman1" style:font-size-asian="14pt" style:font-name-complex="Times New Roman1" style:font-size-complex="14pt"/>
    </style:style>
    <style:style style:name="P206" style:family="paragraph" style:parent-style-name="Table_20_Contents">
      <style:paragraph-properties fo:text-align="center" style:justify-single-word="false"/>
      <style:text-properties style:font-name="Times New Roman" fo:font-size="14pt" officeooo:rsid="0016f83b" officeooo:paragraph-rsid="0018bd7a" style:font-name-asian="Times New Roman1" style:font-size-asian="14pt" style:font-name-complex="Times New Roman1" style:font-size-complex="14pt"/>
    </style:style>
    <style:style style:name="P207" style:family="paragraph" style:parent-style-name="Table_20_Contents">
      <style:text-properties style:font-name="Times New Roman" fo:font-size="14pt" officeooo:paragraph-rsid="0018bd7a" style:font-name-asian="Times New Roman1" style:font-size-asian="14pt" style:font-name-complex="Times New Roman1" style:font-size-complex="14pt"/>
    </style:style>
    <style:style style:name="P208" style:family="paragraph" style:parent-style-name="Table_20_Contents">
      <style:text-properties style:font-name="Times New Roman" fo:font-size="14pt" officeooo:paragraph-rsid="001a9098" style:font-name-asian="Times New Roman1" style:font-size-asian="14pt" style:font-name-complex="Times New Roman1" style:font-size-complex="14pt"/>
    </style:style>
    <style:style style:name="P209" style:family="paragraph" style:parent-style-name="Table_20_Contents">
      <style:text-properties style:font-name="Times New Roman" fo:font-size="14pt" officeooo:rsid="001a9098" officeooo:paragraph-rsid="001a9098" style:font-name-asian="Times New Roman1" style:font-size-asian="14pt" style:font-name-complex="Times New Roman1" style:font-size-complex="14pt"/>
    </style:style>
    <style:style style:name="P210" style:family="paragraph" style:parent-style-name="Table_20_Contents">
      <style:text-properties style:font-name="Times New Roman" fo:font-size="14pt" officeooo:rsid="001a9098" officeooo:paragraph-rsid="001c20f3" style:font-name-asian="Times New Roman1" style:font-size-asian="14pt" style:font-name-complex="Times New Roman1" style:font-size-complex="14pt"/>
    </style:style>
    <style:style style:name="P211" style:family="paragraph" style:parent-style-name="Table_20_Contents">
      <style:text-properties style:font-name="Times New Roman" fo:font-size="14pt" officeooo:paragraph-rsid="001c20f3" style:font-name-asian="Times New Roman1" style:font-size-asian="14pt" style:font-name-complex="Times New Roman1" style:font-size-complex="14pt"/>
    </style:style>
    <style:style style:name="P212" style:family="paragraph" style:parent-style-name="Table_20_Contents">
      <style:text-properties style:font-name="Times New Roman" fo:font-size="14pt" officeooo:rsid="001c20f3" officeooo:paragraph-rsid="001c20f3" style:font-name-asian="Times New Roman1" style:font-size-asian="14pt" style:font-name-complex="Times New Roman1" style:font-size-complex="14pt"/>
    </style:style>
    <style:style style:name="P213" style:family="paragraph" style:parent-style-name="Table_20_Contents">
      <style:text-properties style:font-name="Times New Roman" fo:font-size="14pt" officeooo:rsid="001c20f3" officeooo:paragraph-rsid="001eb70d" style:font-name-asian="Times New Roman1" style:font-size-asian="14pt" style:font-name-complex="Times New Roman1" style:font-size-complex="14pt"/>
    </style:style>
    <style:style style:name="P214" style:family="paragraph" style:parent-style-name="Table_20_Contents">
      <style:text-properties style:font-name="Times New Roman" fo:font-size="14pt" officeooo:paragraph-rsid="001eb70d" style:font-name-asian="Times New Roman1" style:font-size-asian="14pt" style:font-name-complex="Times New Roman1" style:font-size-complex="14pt"/>
    </style:style>
    <style:style style:name="P215" style:family="paragraph" style:parent-style-name="Table_20_Contents">
      <style:text-properties style:font-name="Times New Roman" fo:font-size="14pt" officeooo:rsid="001eb70d" officeooo:paragraph-rsid="001eb70d" style:font-name-asian="Times New Roman1" style:font-size-asian="14pt" style:font-name-complex="Times New Roman1" style:font-size-complex="14pt"/>
    </style:style>
    <style:style style:name="P216" style:family="paragraph" style:parent-style-name="Table_20_Contents">
      <style:text-properties style:font-name="Times New Roman" fo:font-size="14pt" officeooo:rsid="001eb70d" officeooo:paragraph-rsid="00219391" style:font-name-asian="Times New Roman1" style:font-size-asian="14pt" style:font-name-complex="Times New Roman1" style:font-size-complex="14pt"/>
    </style:style>
    <style:style style:name="P217" style:family="paragraph" style:parent-style-name="Table_20_Contents">
      <style:text-properties style:font-name="Times New Roman" fo:font-size="14pt" officeooo:rsid="001eb70d" officeooo:paragraph-rsid="002198c0" style:font-name-asian="Times New Roman1" style:font-size-asian="14pt" style:font-name-complex="Times New Roman1" style:font-size-complex="14pt"/>
    </style:style>
    <style:style style:name="P218" style:family="paragraph" style:parent-style-name="Table_20_Contents">
      <style:text-properties style:font-name="Times New Roman" fo:font-size="14pt" officeooo:rsid="001eb70d" officeooo:paragraph-rsid="00220f82" style:font-name-asian="Times New Roman1" style:font-size-asian="14pt" style:font-name-complex="Times New Roman1" style:font-size-complex="14pt"/>
    </style:style>
    <style:style style:name="P219" style:family="paragraph" style:parent-style-name="Table_20_Contents">
      <style:text-properties style:font-name="Times New Roman" fo:font-size="14pt" officeooo:rsid="001eb70d" officeooo:paragraph-rsid="002351c4" style:font-name-asian="Times New Roman1" style:font-size-asian="14pt" style:font-name-complex="Times New Roman1" style:font-size-complex="14pt"/>
    </style:style>
    <style:style style:name="P220" style:family="paragraph" style:parent-style-name="Table_20_Contents">
      <style:text-properties style:font-name="Times New Roman" fo:font-size="14pt" officeooo:rsid="002083ee" officeooo:paragraph-rsid="002083ee" style:font-name-asian="Times New Roman1" style:font-size-asian="14pt" style:font-name-complex="Times New Roman1" style:font-size-complex="14pt"/>
    </style:style>
    <style:style style:name="P221" style:family="paragraph" style:parent-style-name="Table_20_Contents">
      <style:paragraph-properties fo:text-align="center" style:justify-single-word="false"/>
      <style:text-properties style:font-name="Times New Roman" fo:font-size="14pt" officeooo:rsid="002083ee" officeooo:paragraph-rsid="002083ee" style:font-name-asian="Times New Roman1" style:font-size-asian="14pt" style:font-name-complex="Times New Roman1" style:font-size-complex="14pt"/>
    </style:style>
    <style:style style:name="P222" style:family="paragraph" style:parent-style-name="Table_20_Contents">
      <style:text-properties style:font-name="Times New Roman" fo:font-size="14pt" officeooo:rsid="002083ee" officeooo:paragraph-rsid="00219391" style:font-name-asian="Times New Roman1" style:font-size-asian="14pt" style:font-name-complex="Times New Roman1" style:font-size-complex="14pt"/>
    </style:style>
    <style:style style:name="P223" style:family="paragraph" style:parent-style-name="Table_20_Contents">
      <style:text-properties style:font-name="Times New Roman" fo:font-size="14pt" officeooo:rsid="002083ee" officeooo:paragraph-rsid="002198c0" style:font-name-asian="Times New Roman1" style:font-size-asian="14pt" style:font-name-complex="Times New Roman1" style:font-size-complex="14pt"/>
    </style:style>
    <style:style style:name="P224" style:family="paragraph" style:parent-style-name="Table_20_Contents">
      <style:text-properties style:font-name="Times New Roman" fo:font-size="14pt" officeooo:rsid="002083ee" officeooo:paragraph-rsid="00220f82" style:font-name-asian="Times New Roman1" style:font-size-asian="14pt" style:font-name-complex="Times New Roman1" style:font-size-complex="14pt"/>
    </style:style>
    <style:style style:name="P225" style:family="paragraph" style:parent-style-name="Table_20_Contents">
      <style:text-properties style:font-name="Times New Roman" fo:font-size="14pt" officeooo:rsid="002083ee" officeooo:paragraph-rsid="002351c4" style:font-name-asian="Times New Roman1" style:font-size-asian="14pt" style:font-name-complex="Times New Roman1" style:font-size-complex="14pt"/>
    </style:style>
    <style:style style:name="P226" style:family="paragraph" style:parent-style-name="Table_20_Contents">
      <style:text-properties style:font-name="Times New Roman" fo:font-size="14pt" officeooo:rsid="002083ee" officeooo:paragraph-rsid="00262fa7" style:font-name-asian="Times New Roman1" style:font-size-asian="14pt" style:font-name-complex="Times New Roman1" style:font-size-complex="14pt"/>
    </style:style>
    <style:style style:name="P227" style:family="paragraph" style:parent-style-name="Table_20_Contents">
      <style:text-properties style:font-name="Times New Roman" fo:font-size="14pt" officeooo:rsid="002083ee" officeooo:paragraph-rsid="002ad47c" style:font-name-asian="Times New Roman1" style:font-size-asian="14pt" style:font-name-complex="Times New Roman1" style:font-size-complex="14pt"/>
    </style:style>
    <style:style style:name="P228" style:family="paragraph" style:parent-style-name="Table_20_Contents">
      <style:text-properties style:font-name="Times New Roman" fo:font-size="14pt" officeooo:rsid="002083ee" officeooo:paragraph-rsid="002bb613" style:font-name-asian="Times New Roman1" style:font-size-asian="14pt" style:font-name-complex="Times New Roman1" style:font-size-complex="14pt"/>
    </style:style>
    <style:style style:name="P229" style:family="paragraph" style:parent-style-name="Table_20_Contents">
      <style:text-properties style:font-name="Times New Roman" fo:font-size="14pt" officeooo:rsid="002083ee" officeooo:paragraph-rsid="002f00fa" style:font-name-asian="Times New Roman1" style:font-size-asian="14pt" style:font-name-complex="Times New Roman1" style:font-size-complex="14pt"/>
    </style:style>
    <style:style style:name="P230" style:family="paragraph" style:parent-style-name="Table_20_Contents">
      <style:text-properties style:font-name="Times New Roman" fo:font-size="14pt" officeooo:rsid="002083ee" officeooo:paragraph-rsid="0031926f" style:font-name-asian="Times New Roman1" style:font-size-asian="14pt" style:font-name-complex="Times New Roman1" style:font-size-complex="14pt"/>
    </style:style>
    <style:style style:name="P231" style:family="paragraph" style:parent-style-name="Table_20_Contents">
      <style:text-properties style:font-name="Times New Roman" fo:font-size="14pt" officeooo:rsid="002083ee" officeooo:paragraph-rsid="00490a10" style:font-name-asian="Times New Roman1" style:font-size-asian="14pt" style:font-name-complex="Times New Roman1" style:font-size-complex="14pt"/>
    </style:style>
    <style:style style:name="P232" style:family="paragraph" style:parent-style-name="Table_20_Contents">
      <style:text-properties style:font-name="Times New Roman" fo:font-size="14pt" officeooo:rsid="00212c19" officeooo:paragraph-rsid="00212c19" style:font-name-asian="Times New Roman1" style:font-size-asian="14pt" style:font-name-complex="Times New Roman1" style:font-size-complex="14pt"/>
    </style:style>
    <style:style style:name="P233" style:family="paragraph" style:parent-style-name="Table_20_Contents">
      <style:text-properties style:font-name="Times New Roman" fo:font-size="14pt" officeooo:rsid="00212c19" officeooo:paragraph-rsid="00219391" style:font-name-asian="Times New Roman1" style:font-size-asian="14pt" style:font-name-complex="Times New Roman1" style:font-size-complex="14pt"/>
    </style:style>
    <style:style style:name="P234" style:family="paragraph" style:parent-style-name="Table_20_Contents">
      <style:text-properties style:font-name="Times New Roman" fo:font-size="14pt" officeooo:rsid="00212c19" officeooo:paragraph-rsid="002198c0" style:font-name-asian="Times New Roman1" style:font-size-asian="14pt" style:font-name-complex="Times New Roman1" style:font-size-complex="14pt"/>
    </style:style>
    <style:style style:name="P235" style:family="paragraph" style:parent-style-name="Table_20_Contents">
      <style:text-properties style:font-name="Times New Roman" fo:font-size="14pt" officeooo:rsid="00212c19" officeooo:paragraph-rsid="00220f82" style:font-name-asian="Times New Roman1" style:font-size-asian="14pt" style:font-name-complex="Times New Roman1" style:font-size-complex="14pt"/>
    </style:style>
    <style:style style:name="P236" style:family="paragraph" style:parent-style-name="Table_20_Contents">
      <style:text-properties style:font-name="Times New Roman" fo:font-size="14pt" officeooo:rsid="00212c19" officeooo:paragraph-rsid="002351c4" style:font-name-asian="Times New Roman1" style:font-size-asian="14pt" style:font-name-complex="Times New Roman1" style:font-size-complex="14pt"/>
    </style:style>
    <style:style style:name="P237" style:family="paragraph" style:parent-style-name="Table_20_Contents">
      <style:text-properties style:font-name="Times New Roman" fo:font-size="14pt" officeooo:rsid="00212c19" officeooo:paragraph-rsid="0024ce7b" style:font-name-asian="Times New Roman1" style:font-size-asian="14pt" style:font-name-complex="Times New Roman1" style:font-size-complex="14pt"/>
    </style:style>
    <style:style style:name="P238" style:family="paragraph" style:parent-style-name="Table_20_Contents">
      <style:text-properties style:font-name="Times New Roman" fo:font-size="14pt" officeooo:rsid="00212c19" officeooo:paragraph-rsid="0032e88a" style:font-name-asian="Times New Roman1" style:font-size-asian="14pt" style:font-name-complex="Times New Roman1" style:font-size-complex="14pt"/>
    </style:style>
    <style:style style:name="P239" style:family="paragraph" style:parent-style-name="Table_20_Contents">
      <style:text-properties style:font-name="Times New Roman" fo:font-size="14pt" officeooo:rsid="00212c19" officeooo:paragraph-rsid="004fc43a" style:font-name-asian="Times New Roman1" style:font-size-asian="14pt" style:font-name-complex="Times New Roman1" style:font-size-complex="14pt"/>
    </style:style>
    <style:style style:name="P240" style:family="paragraph" style:parent-style-name="Table_20_Contents">
      <style:text-properties style:font-name="Times New Roman" fo:font-size="14pt" officeooo:paragraph-rsid="00219391" style:font-name-asian="Times New Roman1" style:font-size-asian="14pt" style:font-name-complex="Times New Roman1" style:font-size-complex="14pt"/>
    </style:style>
    <style:style style:name="P241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198c0" style:font-name-asian="Times New Roman1" style:font-size-asian="14pt" style:font-name-complex="Times New Roman1" style:font-size-complex="14pt"/>
    </style:style>
    <style:style style:name="P242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20f82" style:font-name-asian="Times New Roman1" style:font-size-asian="14pt" style:font-name-complex="Times New Roman1" style:font-size-complex="14pt"/>
    </style:style>
    <style:style style:name="P243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351c4" style:font-name-asian="Times New Roman1" style:font-size-asian="14pt" style:font-name-complex="Times New Roman1" style:font-size-complex="14pt"/>
    </style:style>
    <style:style style:name="P244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62fa7" style:font-name-asian="Times New Roman1" style:font-size-asian="14pt" style:font-name-complex="Times New Roman1" style:font-size-complex="14pt"/>
    </style:style>
    <style:style style:name="P245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bb613" style:font-name-asian="Times New Roman1" style:font-size-asian="14pt" style:font-name-complex="Times New Roman1" style:font-size-complex="14pt"/>
    </style:style>
    <style:style style:name="P246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f00fa" style:font-name-asian="Times New Roman1" style:font-size-asian="14pt" style:font-name-complex="Times New Roman1" style:font-size-complex="14pt"/>
    </style:style>
    <style:style style:name="P247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31926f" style:font-name-asian="Times New Roman1" style:font-size-asian="14pt" style:font-name-complex="Times New Roman1" style:font-size-complex="14pt"/>
    </style:style>
    <style:style style:name="P248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57254d" style:font-name-asian="Times New Roman1" style:font-size-asian="14pt" style:font-name-complex="Times New Roman1" style:font-size-complex="14pt"/>
    </style:style>
    <style:style style:name="P249" style:family="paragraph" style:parent-style-name="Table_20_Contents">
      <style:text-properties style:font-name="Times New Roman" fo:font-size="14pt" officeooo:rsid="002198c0" officeooo:paragraph-rsid="002198c0" style:font-name-asian="Times New Roman1" style:font-size-asian="14pt" style:font-name-complex="Times New Roman1" style:font-size-complex="14pt"/>
    </style:style>
    <style:style style:name="P250" style:family="paragraph" style:parent-style-name="Table_20_Contents">
      <style:text-properties style:font-name="Times New Roman" fo:font-size="14pt" officeooo:rsid="002198c0" officeooo:paragraph-rsid="00220f82" style:font-name-asian="Times New Roman1" style:font-size-asian="14pt" style:font-name-complex="Times New Roman1" style:font-size-complex="14pt"/>
    </style:style>
    <style:style style:name="P251" style:family="paragraph" style:parent-style-name="Table_20_Contents">
      <style:text-properties style:font-name="Times New Roman" fo:font-size="14pt" officeooo:paragraph-rsid="002198c0" style:font-name-asian="Times New Roman1" style:font-size-asian="14pt" style:font-name-complex="Times New Roman1" style:font-size-complex="14pt"/>
    </style:style>
    <style:style style:name="P252" style:family="paragraph" style:parent-style-name="Table_20_Contents">
      <style:text-properties style:font-name="Times New Roman" fo:font-size="14pt" officeooo:rsid="00220f82" officeooo:paragraph-rsid="00220f82" style:font-name-asian="Times New Roman1" style:font-size-asian="14pt" style:font-name-complex="Times New Roman1" style:font-size-complex="14pt"/>
    </style:style>
    <style:style style:name="P253" style:family="paragraph" style:parent-style-name="Table_20_Contents">
      <style:text-properties style:font-name="Times New Roman" fo:font-size="14pt" officeooo:paragraph-rsid="00220f82" style:font-name-asian="Times New Roman1" style:font-size-asian="14pt" style:font-name-complex="Times New Roman1" style:font-size-complex="14pt"/>
    </style:style>
    <style:style style:name="P254" style:family="paragraph" style:parent-style-name="Table_20_Contents">
      <style:text-properties style:font-name="Times New Roman" fo:font-size="14pt" officeooo:rsid="002351c4" officeooo:paragraph-rsid="002351c4" style:font-name-asian="Times New Roman1" style:font-size-asian="14pt" style:font-name-complex="Times New Roman1" style:font-size-complex="14pt"/>
    </style:style>
    <style:style style:name="P255" style:family="paragraph" style:parent-style-name="Table_20_Contents">
      <style:paragraph-properties fo:text-align="center" style:justify-single-word="false"/>
      <style:text-properties style:font-name="Times New Roman" fo:font-size="14pt" officeooo:rsid="002351c4" officeooo:paragraph-rsid="002351c4" style:font-name-asian="Times New Roman1" style:font-size-asian="14pt" style:font-name-complex="Times New Roman1" style:font-size-complex="14pt"/>
    </style:style>
    <style:style style:name="P256" style:family="paragraph" style:parent-style-name="Table_20_Contents">
      <style:paragraph-properties fo:text-align="center" style:justify-single-word="false"/>
      <style:text-properties style:font-name="Times New Roman" fo:font-size="14pt" officeooo:rsid="002351c4" officeooo:paragraph-rsid="0032e88a" style:font-name-asian="Times New Roman1" style:font-size-asian="14pt" style:font-name-complex="Times New Roman1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style:font-name="Times New Roman" fo:font-size="14pt" officeooo:rsid="002351c4" officeooo:paragraph-rsid="004fc43a" style:font-name-asian="Times New Roman1" style:font-size-asian="14pt" style:font-name-complex="Times New Roman1" style:font-size-complex="14pt"/>
    </style:style>
    <style:style style:name="P258" style:family="paragraph" style:parent-style-name="Table_20_Contents">
      <style:text-properties style:font-name="Times New Roman" fo:font-size="14pt" officeooo:rsid="002351c4" officeooo:paragraph-rsid="0024ce7b" style:font-name-asian="Times New Roman1" style:font-size-asian="14pt" style:font-name-complex="Times New Roman1" style:font-size-complex="14pt"/>
    </style:style>
    <style:style style:name="P259" style:family="paragraph" style:parent-style-name="Table_20_Contents">
      <style:text-properties style:font-name="Times New Roman" fo:font-size="14pt" officeooo:rsid="002351c4" officeooo:paragraph-rsid="0032e88a" style:font-name-asian="Times New Roman1" style:font-size-asian="14pt" style:font-name-complex="Times New Roman1" style:font-size-complex="14pt"/>
    </style:style>
    <style:style style:name="P260" style:family="paragraph" style:parent-style-name="Table_20_Contents">
      <style:text-properties style:font-name="Times New Roman" fo:font-size="14pt" officeooo:rsid="002351c4" officeooo:paragraph-rsid="004fc43a" style:font-name-asian="Times New Roman1" style:font-size-asian="14pt" style:font-name-complex="Times New Roman1" style:font-size-complex="14pt"/>
    </style:style>
    <style:style style:name="P261" style:family="paragraph" style:parent-style-name="Table_20_Contents">
      <style:text-properties style:font-name="Times New Roman" fo:font-size="14pt" officeooo:paragraph-rsid="002351c4" style:font-name-asian="Times New Roman1" style:font-size-asian="14pt" style:font-name-complex="Times New Roman1" style:font-size-complex="14pt"/>
    </style:style>
    <style:style style:name="P262" style:family="paragraph" style:parent-style-name="Table_20_Contents">
      <style:text-properties style:font-name="Times New Roman" fo:font-size="14pt" officeooo:paragraph-rsid="00262fa7" style:font-name-asian="Times New Roman1" style:font-size-asian="14pt" style:font-name-complex="Times New Roman1" style:font-size-complex="14pt"/>
    </style:style>
    <style:style style:name="P263" style:family="paragraph" style:parent-style-name="Table_20_Contents">
      <style:text-properties style:font-name="Times New Roman" fo:font-size="14pt" officeooo:rsid="0028b7eb" officeooo:paragraph-rsid="0028b7eb" style:font-name-asian="Times New Roman1" style:font-size-asian="14pt" style:font-name-complex="Times New Roman1" style:font-size-complex="14pt"/>
    </style:style>
    <style:style style:name="P264" style:family="paragraph" style:parent-style-name="Table_20_Contents">
      <style:text-properties style:font-name="Times New Roman" fo:font-size="14pt" officeooo:rsid="0028b7eb" officeooo:paragraph-rsid="002bb613" style:font-name-asian="Times New Roman1" style:font-size-asian="14pt" style:font-name-complex="Times New Roman1" style:font-size-complex="14pt"/>
    </style:style>
    <style:style style:name="P265" style:family="paragraph" style:parent-style-name="Table_20_Contents">
      <style:text-properties style:font-name="Times New Roman" fo:font-size="14pt" officeooo:rsid="0028b7eb" officeooo:paragraph-rsid="002f00fa" style:font-name-asian="Times New Roman1" style:font-size-asian="14pt" style:font-name-complex="Times New Roman1" style:font-size-complex="14pt"/>
    </style:style>
    <style:style style:name="P266" style:family="paragraph" style:parent-style-name="Table_20_Contents">
      <style:text-properties style:font-name="Times New Roman" fo:font-size="14pt" officeooo:rsid="0028b7eb" officeooo:paragraph-rsid="0031926f" style:font-name-asian="Times New Roman1" style:font-size-asian="14pt" style:font-name-complex="Times New Roman1" style:font-size-complex="14pt"/>
    </style:style>
    <style:style style:name="P267" style:family="paragraph" style:parent-style-name="Table_20_Contents">
      <style:text-properties style:font-name="Times New Roman" fo:font-size="14pt" officeooo:rsid="002ad47c" officeooo:paragraph-rsid="002ad47c" style:font-name-asian="Times New Roman1" style:font-size-asian="14pt" style:font-name-complex="Times New Roman1" style:font-size-complex="14pt"/>
    </style:style>
    <style:style style:name="P268" style:family="paragraph" style:parent-style-name="Table_20_Contents">
      <style:text-properties style:font-name="Times New Roman" fo:font-size="14pt" officeooo:rsid="002ad47c" officeooo:paragraph-rsid="002bb613" style:font-name-asian="Times New Roman1" style:font-size-asian="14pt" style:font-name-complex="Times New Roman1" style:font-size-complex="14pt"/>
    </style:style>
    <style:style style:name="P269" style:family="paragraph" style:parent-style-name="Table_20_Contents">
      <style:text-properties style:font-name="Times New Roman" fo:font-size="14pt" officeooo:rsid="002ad47c" officeooo:paragraph-rsid="002d9663" style:font-name-asian="Times New Roman1" style:font-size-asian="14pt" style:font-name-complex="Times New Roman1" style:font-size-complex="14pt"/>
    </style:style>
    <style:style style:name="P270" style:family="paragraph" style:parent-style-name="Table_20_Contents">
      <style:text-properties style:font-name="Times New Roman" fo:font-size="14pt" officeooo:rsid="002ad47c" officeooo:paragraph-rsid="002f00fa" style:font-name-asian="Times New Roman1" style:font-size-asian="14pt" style:font-name-complex="Times New Roman1" style:font-size-complex="14pt"/>
    </style:style>
    <style:style style:name="P271" style:family="paragraph" style:parent-style-name="Table_20_Contents">
      <style:text-properties style:font-name="Times New Roman" fo:font-size="14pt" officeooo:rsid="002bb613" officeooo:paragraph-rsid="002bb613" style:font-name-asian="Times New Roman1" style:font-size-asian="14pt" style:font-name-complex="Times New Roman1" style:font-size-complex="14pt"/>
    </style:style>
    <style:style style:name="P272" style:family="paragraph" style:parent-style-name="Table_20_Contents">
      <style:paragraph-properties fo:text-align="center" style:justify-single-word="false"/>
      <style:text-properties style:font-name="Times New Roman" fo:font-size="14pt" officeooo:rsid="002bb613" officeooo:paragraph-rsid="002bb613" style:font-name-asian="Times New Roman1" style:font-size-asian="14pt" style:font-name-complex="Times New Roman1" style:font-size-complex="14pt"/>
    </style:style>
    <style:style style:name="P273" style:family="paragraph" style:parent-style-name="Table_20_Contents">
      <style:text-properties style:font-name="Times New Roman" fo:font-size="14pt" officeooo:rsid="002bb613" officeooo:paragraph-rsid="002d9663" style:font-name-asian="Times New Roman1" style:font-size-asian="14pt" style:font-name-complex="Times New Roman1" style:font-size-complex="14pt"/>
    </style:style>
    <style:style style:name="P274" style:family="paragraph" style:parent-style-name="Table_20_Contents">
      <style:text-properties style:font-name="Times New Roman" fo:font-size="14pt" officeooo:paragraph-rsid="002bb613" style:font-name-asian="Times New Roman1" style:font-size-asian="14pt" style:font-name-complex="Times New Roman1" style:font-size-complex="14pt"/>
    </style:style>
    <style:style style:name="P275" style:family="paragraph" style:parent-style-name="Table_20_Contents">
      <style:text-properties style:font-name="Times New Roman" fo:font-size="14pt" officeooo:paragraph-rsid="002f00fa" style:font-name-asian="Times New Roman1" style:font-size-asian="14pt" style:font-name-complex="Times New Roman1" style:font-size-complex="14pt"/>
    </style:style>
    <style:style style:name="P276" style:family="paragraph" style:parent-style-name="Table_20_Contents">
      <style:text-properties style:font-name="Times New Roman" fo:font-size="14pt" officeooo:rsid="002f290a" officeooo:paragraph-rsid="002f290a" style:font-name-asian="Times New Roman1" style:font-size-asian="14pt" style:font-name-complex="Times New Roman1" style:font-size-complex="14pt"/>
    </style:style>
    <style:style style:name="P277" style:family="paragraph" style:parent-style-name="Table_20_Contents">
      <style:text-properties style:font-name="Times New Roman" fo:font-size="14pt" officeooo:rsid="002f290a" officeooo:paragraph-rsid="0031926f" style:font-name-asian="Times New Roman1" style:font-size-asian="14pt" style:font-name-complex="Times New Roman1" style:font-size-complex="14pt"/>
    </style:style>
    <style:style style:name="P278" style:family="paragraph" style:parent-style-name="Table_20_Contents">
      <style:text-properties style:font-name="Times New Roman" fo:font-size="14pt" officeooo:rsid="002f290a" officeooo:paragraph-rsid="00490a10" style:font-name-asian="Times New Roman1" style:font-size-asian="14pt" style:font-name-complex="Times New Roman1" style:font-size-complex="14pt"/>
    </style:style>
    <style:style style:name="P279" style:family="paragraph" style:parent-style-name="Table_20_Contents">
      <style:paragraph-properties fo:text-align="center" style:justify-single-word="false"/>
      <style:text-properties style:font-name="Times New Roman" fo:font-size="14pt" officeooo:rsid="002fbb04" officeooo:paragraph-rsid="002fbb04" style:font-name-asian="Times New Roman1" style:font-size-asian="14pt" style:font-name-complex="Times New Roman1" style:font-size-complex="14pt"/>
    </style:style>
    <style:style style:name="P280" style:family="paragraph" style:parent-style-name="Table_20_Contents">
      <style:paragraph-properties fo:text-align="center" style:justify-single-word="false"/>
      <style:text-properties style:font-name="Times New Roman" fo:font-size="14pt" officeooo:rsid="002fbb04" officeooo:paragraph-rsid="0031926f" style:font-name-asian="Times New Roman1" style:font-size-asian="14pt" style:font-name-complex="Times New Roman1" style:font-size-complex="14pt"/>
    </style:style>
    <style:style style:name="P281" style:family="paragraph" style:parent-style-name="Table_20_Contents">
      <style:paragraph-properties fo:text-align="center" style:justify-single-word="false"/>
      <style:text-properties style:font-name="Times New Roman" fo:font-size="14pt" officeooo:rsid="002fbb04" officeooo:paragraph-rsid="0057254d" style:font-name-asian="Times New Roman1" style:font-size-asian="14pt" style:font-name-complex="Times New Roman1" style:font-size-complex="14pt"/>
    </style:style>
    <style:style style:name="P282" style:family="paragraph" style:parent-style-name="Table_20_Contents">
      <style:text-properties style:font-name="Times New Roman" fo:font-size="14pt" officeooo:paragraph-rsid="0031926f" style:font-name-asian="Times New Roman1" style:font-size-asian="14pt" style:font-name-complex="Times New Roman1" style:font-size-complex="14pt"/>
    </style:style>
    <style:style style:name="P283" style:family="paragraph" style:parent-style-name="Table_20_Contents">
      <style:text-properties style:font-name="Times New Roman" fo:font-size="14pt" officeooo:rsid="0031926f" officeooo:paragraph-rsid="0031926f" style:font-name-asian="Times New Roman1" style:font-size-asian="14pt" style:font-name-complex="Times New Roman1" style:font-size-complex="14pt"/>
    </style:style>
    <style:style style:name="P284" style:family="paragraph" style:parent-style-name="Table_20_Contents">
      <style:text-properties style:font-name="Times New Roman" fo:font-size="14pt" officeooo:rsid="0031926f" officeooo:paragraph-rsid="0033b449" style:font-name-asian="Times New Roman1" style:font-size-asian="14pt" style:font-name-complex="Times New Roman1" style:font-size-complex="14pt"/>
    </style:style>
    <style:style style:name="P285" style:family="paragraph" style:parent-style-name="Table_20_Contents">
      <style:text-properties style:font-name="Times New Roman" fo:font-size="14pt" officeooo:rsid="0031926f" officeooo:paragraph-rsid="00490a10" style:font-name-asian="Times New Roman1" style:font-size-asian="14pt" style:font-name-complex="Times New Roman1" style:font-size-complex="14pt"/>
    </style:style>
    <style:style style:name="P286" style:family="paragraph" style:parent-style-name="Table_20_Contents">
      <style:text-properties style:font-name="Times New Roman" fo:font-size="14pt" officeooo:rsid="0031926f" officeooo:paragraph-rsid="004fc43a" style:font-name-asian="Times New Roman1" style:font-size-asian="14pt" style:font-name-complex="Times New Roman1" style:font-size-complex="14pt"/>
    </style:style>
    <style:style style:name="P287" style:family="paragraph" style:parent-style-name="Table_20_Contents">
      <style:text-properties style:font-name="Times New Roman" fo:font-size="14pt" officeooo:paragraph-rsid="0032e88a" style:font-name-asian="Times New Roman1" style:font-size-asian="14pt" style:font-name-complex="Times New Roman1" style:font-size-complex="14pt"/>
    </style:style>
    <style:style style:name="P288" style:family="paragraph" style:parent-style-name="Table_20_Contents">
      <style:paragraph-properties fo:text-align="center" style:justify-single-word="false"/>
      <style:text-properties style:font-name="Times New Roman" fo:font-size="14pt" officeooo:rsid="0033b449" officeooo:paragraph-rsid="0033b449" style:font-name-asian="Times New Roman1" style:font-size-asian="14pt" style:font-name-complex="Times New Roman1" style:font-size-complex="14pt"/>
    </style:style>
    <style:style style:name="P289" style:family="paragraph" style:parent-style-name="Table_20_Contents">
      <style:paragraph-properties fo:text-align="center" style:justify-single-word="false"/>
      <style:text-properties style:font-name="Times New Roman" fo:font-size="14pt" officeooo:rsid="0033b449" officeooo:paragraph-rsid="004fc43a" style:font-name-asian="Times New Roman1" style:font-size-asian="14pt" style:font-name-complex="Times New Roman1" style:font-size-complex="14pt"/>
    </style:style>
    <style:style style:name="P290" style:family="paragraph" style:parent-style-name="Table_20_Contents">
      <style:text-properties style:font-name="Times New Roman" fo:font-size="14pt" officeooo:rsid="0033b449" officeooo:paragraph-rsid="0033b449" style:font-name-asian="Times New Roman1" style:font-size-asian="14pt" style:font-name-complex="Times New Roman1" style:font-size-complex="14pt"/>
    </style:style>
    <style:style style:name="P291" style:family="paragraph" style:parent-style-name="Table_20_Contents">
      <style:text-properties style:font-name="Times New Roman" fo:font-size="14pt" officeooo:rsid="0033b449" officeooo:paragraph-rsid="004fc43a" style:font-name-asian="Times New Roman1" style:font-size-asian="14pt" style:font-name-complex="Times New Roman1" style:font-size-complex="14pt"/>
    </style:style>
    <style:style style:name="P292" style:family="paragraph" style:parent-style-name="Table_20_Contents">
      <style:text-properties style:font-name="Times New Roman" fo:font-size="14pt" officeooo:paragraph-rsid="0034e616" style:font-name-asian="Times New Roman1" style:font-size-asian="14pt" style:font-name-complex="Times New Roman1" style:font-size-complex="14pt"/>
    </style:style>
    <style:style style:name="P293" style:family="paragraph" style:parent-style-name="Table_20_Contents">
      <style:text-properties style:font-name="Times New Roman" fo:font-size="14pt" officeooo:paragraph-rsid="00360fc7" style:font-name-asian="Times New Roman1" style:font-size-asian="14pt" style:font-name-complex="Times New Roman1" style:font-size-complex="14pt"/>
    </style:style>
    <style:style style:name="P294" style:family="paragraph" style:parent-style-name="Table_20_Contents">
      <style:text-properties style:font-name="Times New Roman" fo:font-size="14pt" officeooo:rsid="00360fc7" officeooo:paragraph-rsid="00360fc7" style:font-name-asian="Times New Roman1" style:font-size-asian="14pt" style:font-name-complex="Times New Roman1" style:font-size-complex="14pt"/>
    </style:style>
    <style:style style:name="P295" style:family="paragraph" style:parent-style-name="Table_20_Contents">
      <style:paragraph-properties fo:text-align="center" style:justify-single-word="false"/>
      <style:text-properties style:font-name="Times New Roman" fo:font-size="14pt" officeooo:rsid="00378462" officeooo:paragraph-rsid="00378462" style:font-name-asian="Times New Roman1" style:font-size-asian="14pt" style:font-name-complex="Times New Roman1" style:font-size-complex="14pt"/>
    </style:style>
    <style:style style:name="P296" style:family="paragraph" style:parent-style-name="Table_20_Contents">
      <style:text-properties style:font-name="Times New Roman" fo:font-size="14pt" officeooo:rsid="00378462" officeooo:paragraph-rsid="00378462" style:font-name-asian="Times New Roman1" style:font-size-asian="14pt" style:font-name-complex="Times New Roman1" style:font-size-complex="14pt"/>
    </style:style>
    <style:style style:name="P297" style:family="paragraph" style:parent-style-name="Table_20_Contents">
      <style:text-properties style:font-name="Times New Roman" fo:font-size="14pt" officeooo:rsid="00490a10" officeooo:paragraph-rsid="00490a10" style:font-name-asian="Times New Roman1" style:font-size-asian="14pt" style:font-name-complex="Times New Roman1" style:font-size-complex="14pt"/>
    </style:style>
    <style:style style:name="P298" style:family="paragraph" style:parent-style-name="Table_20_Contents">
      <style:paragraph-properties fo:text-align="center" style:justify-single-word="false"/>
      <style:text-properties style:font-name="Times New Roman" fo:font-size="14pt" officeooo:rsid="00490a10" officeooo:paragraph-rsid="00490a10" style:font-name-asian="Times New Roman1" style:font-size-asian="14pt" style:font-name-complex="Times New Roman1" style:font-size-complex="14pt"/>
    </style:style>
    <style:style style:name="P299" style:family="paragraph" style:parent-style-name="Table_20_Contents">
      <style:text-properties style:font-name="Times New Roman" fo:font-size="14pt" officeooo:paragraph-rsid="004fc43a" style:font-name-asian="Times New Roman1" style:font-size-asian="14pt" style:font-name-complex="Times New Roman1" style:font-size-complex="14pt"/>
    </style:style>
    <style:style style:name="P300" style:family="paragraph" style:parent-style-name="Table_20_Contents">
      <style:text-properties style:font-name="Times New Roman" fo:font-size="14pt" officeooo:rsid="000ac237" officeooo:paragraph-rsid="003c2252" style:font-name-asian="Times New Roman1" style:font-size-asian="14pt" style:font-name-complex="Times New Roman1" style:font-size-complex="14pt"/>
    </style:style>
    <style:style style:name="P301" style:family="paragraph" style:parent-style-name="Table_20_Contents">
      <style:paragraph-properties fo:text-align="start" style:justify-single-word="false"/>
      <style:text-properties style:font-name="Times New Roman" fo:font-size="14pt" officeooo:rsid="0057254d" officeooo:paragraph-rsid="0057254d" style:font-name-asian="Times New Roman1" style:font-size-asian="14pt" style:font-name-complex="Times New Roman1" style:font-size-complex="14pt"/>
    </style:style>
    <style:style style:name="P302" style:family="paragraph" style:parent-style-name="Table_20_Contents">
      <style:text-properties style:font-name="Times New Roman" fo:font-size="14pt" officeooo:rsid="0057254d" officeooo:paragraph-rsid="00573873" style:font-name-asian="Times New Roman1" style:font-size-asian="14pt" style:font-name-complex="Times New Roman1" style:font-size-complex="14pt"/>
    </style:style>
    <style:style style:name="P303" style:family="paragraph" style:parent-style-name="Table_20_Contents">
      <style:text-properties style:font-name="Times New Roman" fo:font-size="14pt" officeooo:paragraph-rsid="0057254d" style:font-name-asian="Times New Roman1" style:font-size-asian="14pt" style:font-name-complex="Times New Roman1" style:font-size-complex="14pt"/>
    </style:style>
    <style:style style:name="P304" style:family="paragraph" style:parent-style-name="Table_20_Contents">
      <style:text-properties style:font-name="Times New Roman" fo:font-size="14pt" officeooo:rsid="004040c4" officeooo:paragraph-rsid="004040c4" style:font-name-asian="Times New Roman1" style:font-size-asian="14pt" style:font-name-complex="Times New Roman1" style:font-size-complex="14pt"/>
    </style:style>
    <style:style style:name="P305" style:family="paragraph" style:parent-style-name="Table_20_Contents">
      <style:text-properties style:font-name="Times New Roman" fo:font-size="14pt" fo:font-weight="bold" officeooo:rsid="000f1879" officeooo:paragraph-rsid="0016049b" style:font-name-asian="Times New Roman1" style:font-size-asian="14pt" style:font-weight-asian="bold" style:font-name-complex="Times New Roman1" style:font-size-complex="14pt" style:font-weight-complex="bold"/>
    </style:style>
    <style:style style:name="P306" style:family="paragraph" style:parent-style-name="Table_20_Contents">
      <style:text-properties style:font-name="Times New Roman" fo:font-size="14pt" fo:font-weight="bold" officeooo:rsid="000f1879" officeooo:paragraph-rsid="0018bd7a" style:font-name-asian="Times New Roman1" style:font-size-asian="14pt" style:font-weight-asian="bold" style:font-name-complex="Times New Roman1" style:font-size-complex="14pt" style:font-weight-complex="bold"/>
    </style:style>
    <style:style style:name="P307" style:family="paragraph" style:parent-style-name="Table_20_Contents">
      <style:text-properties style:font-name="Times New Roman" fo:font-size="14pt" fo:font-weight="bold" officeooo:rsid="000f1879" officeooo:paragraph-rsid="001a9098" style:font-name-asian="Times New Roman1" style:font-size-asian="14pt" style:font-weight-asian="bold" style:font-name-complex="Times New Roman1" style:font-size-complex="14pt" style:font-weight-complex="bold"/>
    </style:style>
    <style:style style:name="P308" style:family="paragraph" style:parent-style-name="Table_20_Contents">
      <style:text-properties style:font-name="Times New Roman" fo:font-size="14pt" fo:font-weight="bold" officeooo:rsid="000f1879" officeooo:paragraph-rsid="001c20f3" style:font-name-asian="Times New Roman1" style:font-size-asian="14pt" style:font-weight-asian="bold" style:font-name-complex="Times New Roman1" style:font-size-complex="14pt" style:font-weight-complex="bold"/>
    </style:style>
    <style:style style:name="P309" style:family="paragraph" style:parent-style-name="Table_20_Contents">
      <style:text-properties style:font-name="Times New Roman" fo:font-size="14pt" fo:font-weight="bold" officeooo:rsid="000f1879" officeooo:paragraph-rsid="001eb70d" style:font-name-asian="Times New Roman1" style:font-size-asian="14pt" style:font-weight-asian="bold" style:font-name-complex="Times New Roman1" style:font-size-complex="14pt" style:font-weight-complex="bold"/>
    </style:style>
    <style:style style:name="P310" style:family="paragraph" style:parent-style-name="Table_20_Contents">
      <style:text-properties style:font-name="Times New Roman" fo:font-size="14pt" fo:font-weight="bold" officeooo:rsid="000f1879" officeooo:paragraph-rsid="00219391" style:font-name-asian="Times New Roman1" style:font-size-asian="14pt" style:font-weight-asian="bold" style:font-name-complex="Times New Roman1" style:font-size-complex="14pt" style:font-weight-complex="bold"/>
    </style:style>
    <style:style style:name="P311" style:family="paragraph" style:parent-style-name="Table_20_Contents">
      <style:text-properties style:font-name="Times New Roman" fo:font-size="14pt" fo:font-weight="bold" officeooo:rsid="000f1879" officeooo:paragraph-rsid="002198c0" style:font-name-asian="Times New Roman1" style:font-size-asian="14pt" style:font-weight-asian="bold" style:font-name-complex="Times New Roman1" style:font-size-complex="14pt" style:font-weight-complex="bold"/>
    </style:style>
    <style:style style:name="P312" style:family="paragraph" style:parent-style-name="Table_20_Contents">
      <style:text-properties style:font-name="Times New Roman" fo:font-size="14pt" fo:font-weight="bold" officeooo:rsid="000f1879" officeooo:paragraph-rsid="00220f82" style:font-name-asian="Times New Roman1" style:font-size-asian="14pt" style:font-weight-asian="bold" style:font-name-complex="Times New Roman1" style:font-size-complex="14pt" style:font-weight-complex="bold"/>
    </style:style>
    <style:style style:name="P313" style:family="paragraph" style:parent-style-name="Table_20_Contents">
      <style:text-properties style:font-name="Times New Roman" fo:font-size="14pt" fo:font-weight="bold" officeooo:rsid="000f1879" officeooo:paragraph-rsid="002351c4" style:font-name-asian="Times New Roman1" style:font-size-asian="14pt" style:font-weight-asian="bold" style:font-name-complex="Times New Roman1" style:font-size-complex="14pt" style:font-weight-complex="bold"/>
    </style:style>
    <style:style style:name="P314" style:family="paragraph" style:parent-style-name="Table_20_Contents">
      <style:text-properties style:font-name="Times New Roman" fo:font-size="14pt" fo:font-weight="bold" officeooo:rsid="000f1879" officeooo:paragraph-rsid="00262fa7" style:font-name-asian="Times New Roman1" style:font-size-asian="14pt" style:font-weight-asian="bold" style:font-name-complex="Times New Roman1" style:font-size-complex="14pt" style:font-weight-complex="bold"/>
    </style:style>
    <style:style style:name="P315" style:family="paragraph" style:parent-style-name="Table_20_Contents">
      <style:text-properties style:font-name="Times New Roman" fo:font-size="14pt" fo:font-weight="bold" officeooo:rsid="000f1879" officeooo:paragraph-rsid="002bb613" style:font-name-asian="Times New Roman1" style:font-size-asian="14pt" style:font-weight-asian="bold" style:font-name-complex="Times New Roman1" style:font-size-complex="14pt" style:font-weight-complex="bold"/>
    </style:style>
    <style:style style:name="P316" style:family="paragraph" style:parent-style-name="Table_20_Contents">
      <style:text-properties style:font-name="Times New Roman" fo:font-size="14pt" fo:font-weight="bold" officeooo:rsid="000f1879" officeooo:paragraph-rsid="002f00fa" style:font-name-asian="Times New Roman1" style:font-size-asian="14pt" style:font-weight-asian="bold" style:font-name-complex="Times New Roman1" style:font-size-complex="14pt" style:font-weight-complex="bold"/>
    </style:style>
    <style:style style:name="P317" style:family="paragraph" style:parent-style-name="Table_20_Contents">
      <style:text-properties style:font-name="Times New Roman" fo:font-size="14pt" fo:font-weight="bold" officeooo:rsid="000f1879" officeooo:paragraph-rsid="0031926f" style:font-name-asian="Times New Roman1" style:font-size-asian="14pt" style:font-weight-asian="bold" style:font-name-complex="Times New Roman1" style:font-size-complex="14pt" style:font-weight-complex="bold"/>
    </style:style>
    <style:style style:name="P318" style:family="paragraph" style:parent-style-name="Table_20_Contents">
      <style:text-properties style:font-name="Times New Roman" fo:font-size="14pt" fo:font-weight="bold" officeooo:rsid="000f1879" officeooo:paragraph-rsid="0032e88a" style:font-name-asian="Times New Roman1" style:font-size-asian="14pt" style:font-weight-asian="bold" style:font-name-complex="Times New Roman1" style:font-size-complex="14pt" style:font-weight-complex="bold"/>
    </style:style>
    <style:style style:name="P319" style:family="paragraph" style:parent-style-name="Table_20_Contents">
      <style:text-properties style:font-name="Times New Roman" fo:font-size="14pt" fo:font-weight="bold" officeooo:rsid="000f1879" officeooo:paragraph-rsid="0010312f" style:font-name-asian="Times New Roman1" style:font-size-asian="14pt" style:font-weight-asian="bold" style:font-name-complex="Times New Roman1" style:font-size-complex="14pt" style:font-weight-complex="bold"/>
    </style:style>
    <style:style style:name="P320" style:family="paragraph" style:parent-style-name="Table_20_Contents">
      <style:text-properties style:font-name="Times New Roman" fo:font-size="14pt" fo:font-weight="bold" officeooo:rsid="000f1879" officeooo:paragraph-rsid="00360fc7" style:font-name-asian="Times New Roman1" style:font-size-asian="14pt" style:font-weight-asian="bold" style:font-name-complex="Times New Roman1" style:font-size-complex="14pt" style:font-weight-complex="bold"/>
    </style:style>
    <style:style style:name="P321" style:family="paragraph" style:parent-style-name="Table_20_Contents">
      <style:text-properties style:font-name="Times New Roman" fo:font-size="14pt" fo:font-weight="bold" officeooo:rsid="000f1879" officeooo:paragraph-rsid="00490a10" style:font-name-asian="Times New Roman1" style:font-size-asian="14pt" style:font-weight-asian="bold" style:font-name-complex="Times New Roman1" style:font-size-complex="14pt" style:font-weight-complex="bold"/>
    </style:style>
    <style:style style:name="P322" style:family="paragraph" style:parent-style-name="Table_20_Contents">
      <style:text-properties style:font-name="Times New Roman" fo:font-size="14pt" fo:font-weight="bold" officeooo:rsid="000f1879" officeooo:paragraph-rsid="0057254d" style:font-name-asian="Times New Roman1" style:font-size-asian="14pt" style:font-weight-asian="bold" style:font-name-complex="Times New Roman1" style:font-size-complex="14pt" style:font-weight-complex="bold"/>
    </style:style>
    <style:style style:name="P323" style:family="paragraph" style:parent-style-name="Table_20_Contents">
      <style:text-properties style:font-name="Times New Roman" fo:font-size="14pt" fo:font-weight="bold" officeooo:rsid="00490a10" officeooo:paragraph-rsid="00490a10" style:font-name-asian="Times New Roman1" style:font-size-asian="14pt" style:font-weight-asian="bold" style:font-name-complex="Times New Roman1" style:font-size-complex="14pt" style:font-weight-complex="bold"/>
    </style:style>
    <style:style style:name="P324" style:family="paragraph" style:parent-style-name="Table_20_Contents">
      <style:text-properties style:font-name="Times New Roman" fo:font-size="14pt" fo:font-weight="bold" officeooo:rsid="004fc43a" officeooo:paragraph-rsid="004fc43a" style:font-name-asian="Times New Roman1" style:font-size-asian="14pt" style:font-weight-asian="bold" style:font-name-complex="Times New Roman1" style:font-size-complex="14pt" style:font-weight-complex="bold"/>
    </style:style>
    <style:style style:name="P325" style:family="paragraph" style:parent-style-name="Table_20_Contents">
      <style:text-properties style:font-name="Times New Roman" fo:font-size="14pt" fo:font-weight="normal" officeooo:rsid="0057254d" officeooo:paragraph-rsid="0057254d" style:font-name-asian="Times New Roman1" style:font-size-asian="14pt" style:font-weight-asian="normal" style:font-name-complex="Times New Roman1" style:font-size-complex="14pt" style:font-weight-complex="normal"/>
    </style:style>
    <style:style style:name="P326" style:family="paragraph" style:parent-style-name="Table_20_Contents">
      <style:text-properties style:font-name="Times New Roman" officeooo:paragraph-rsid="001c20f3"/>
    </style:style>
    <style:style style:name="P327" style:family="paragraph" style:parent-style-name="Table_20_Contents">
      <style:text-properties style:font-name="Times New Roman" officeooo:rsid="001eb70d" officeooo:paragraph-rsid="001eb70d"/>
    </style:style>
    <style:style style:name="P328" style:family="paragraph" style:parent-style-name="Table_20_Contents">
      <style:text-properties style:font-name="Times New Roman" officeooo:paragraph-rsid="00220f82"/>
    </style:style>
    <style:style style:name="P329" style:family="paragraph" style:parent-style-name="Table_20_Contents">
      <style:text-properties style:font-name="Times New Roman" officeooo:paragraph-rsid="002d9663"/>
    </style:style>
    <style:style style:name="P330" style:family="paragraph" style:parent-style-name="Table_20_Contents">
      <style:text-properties style:font-name="Times New Roman" officeooo:rsid="002f290a" officeooo:paragraph-rsid="002f290a"/>
    </style:style>
    <style:style style:name="P331" style:family="paragraph" style:parent-style-name="Table_20_Contents">
      <style:text-properties style:font-name="Times New Roman" officeooo:rsid="002f290a" officeooo:paragraph-rsid="0031926f"/>
    </style:style>
    <style:style style:name="P332" style:family="paragraph" style:parent-style-name="Table_20_Contents">
      <style:text-properties style:font-name="Times New Roman" officeooo:rsid="002f290a" officeooo:paragraph-rsid="00490a10"/>
    </style:style>
    <style:style style:name="P333" style:family="paragraph" style:parent-style-name="Table_20_Contents">
      <style:text-properties style:font-name="Times New Roman" officeooo:paragraph-rsid="0032e88a"/>
    </style:style>
    <style:style style:name="P334" style:family="paragraph" style:parent-style-name="Table_20_Contents">
      <style:text-properties style:font-name="Times New Roman" officeooo:paragraph-rsid="0033b449"/>
    </style:style>
    <style:style style:name="P335" style:family="paragraph" style:parent-style-name="Table_20_Contents">
      <style:text-properties style:font-name="Times New Roman" officeooo:paragraph-rsid="0018bd7a"/>
    </style:style>
    <style:style style:name="P336" style:family="paragraph" style:parent-style-name="Table_20_Contents">
      <style:text-properties style:font-name="Times New Roman" officeooo:paragraph-rsid="0034e616"/>
    </style:style>
    <style:style style:name="P337" style:family="paragraph" style:parent-style-name="Table_20_Contents">
      <style:text-properties style:font-name="Times New Roman" officeooo:paragraph-rsid="0016049b"/>
    </style:style>
    <style:style style:name="P338" style:family="paragraph" style:parent-style-name="Table_20_Contents">
      <style:text-properties style:font-name="Times New Roman" officeooo:paragraph-rsid="004040c4"/>
    </style:style>
    <style:style style:name="P339" style:family="paragraph" style:parent-style-name="Table_20_Contents">
      <style:paragraph-properties fo:text-align="center" style:justify-single-word="false"/>
      <style:text-properties style:font-name="Times New Roman" officeooo:rsid="00490a10" officeooo:paragraph-rsid="00490a10"/>
    </style:style>
    <style:style style:name="P340" style:family="paragraph" style:parent-style-name="Table_20_Contents">
      <style:text-properties style:use-window-font-color="true" style:font-name="Times New Roman" fo:font-size="14pt" officeooo:rsid="0010312f" officeooo:paragraph-rsid="001a9098" style:font-name-asian="Times New Roman1" style:font-size-asian="14pt" style:font-name-complex="Times New Roman1" style:font-size-complex="14pt"/>
    </style:style>
    <style:style style:name="P341" style:family="paragraph" style:parent-style-name="Table_20_Contents">
      <style:text-properties style:use-window-font-color="true" style:font-name="Times New Roman" fo:font-size="14pt" officeooo:rsid="0010312f" officeooo:paragraph-rsid="001c20f3" style:font-name-asian="Times New Roman1" style:font-size-asian="14pt" style:font-name-complex="Times New Roman1" style:font-size-complex="14pt"/>
    </style:style>
    <style:style style:name="P342" style:family="paragraph" style:parent-style-name="Table_20_Contents">
      <style:text-properties style:use-window-font-color="true" style:font-name="Times New Roman" fo:font-size="14pt" officeooo:rsid="0010312f" officeooo:paragraph-rsid="001eb70d" style:font-name-asian="Times New Roman1" style:font-size-asian="14pt" style:font-name-complex="Times New Roman1" style:font-size-complex="14pt"/>
    </style:style>
    <style:style style:name="P343" style:family="paragraph" style:parent-style-name="Table_20_Contents">
      <style:text-properties style:use-window-font-color="true" style:font-name="Times New Roman" fo:font-size="14pt" officeooo:rsid="0010312f" officeooo:paragraph-rsid="00222af9" style:font-name-asian="Times New Roman1" style:font-size-asian="14pt" style:font-name-complex="Times New Roman1" style:font-size-complex="14pt"/>
    </style:style>
    <style:style style:name="P344" style:family="paragraph" style:parent-style-name="Table_20_Contents">
      <style:text-properties style:use-window-font-color="true" style:font-name="Times New Roman" fo:font-size="14pt" officeooo:rsid="0010312f" officeooo:paragraph-rsid="002351c4" style:font-name-asian="Times New Roman1" style:font-size-asian="14pt" style:font-name-complex="Times New Roman1" style:font-size-complex="14pt"/>
    </style:style>
    <style:style style:name="P345" style:family="paragraph" style:parent-style-name="Table_20_Contents">
      <style:text-properties style:use-window-font-color="true" style:font-name="Times New Roman" fo:font-size="14pt" officeooo:rsid="0010312f" officeooo:paragraph-rsid="00262fa7" style:font-name-asian="Times New Roman1" style:font-size-asian="14pt" style:font-name-complex="Times New Roman1" style:font-size-complex="14pt"/>
    </style:style>
    <style:style style:name="P346" style:family="paragraph" style:parent-style-name="Table_20_Contents">
      <style:text-properties style:use-window-font-color="true" style:font-name="Times New Roman" fo:font-size="14pt" officeooo:rsid="0010312f" officeooo:paragraph-rsid="0028b7eb" style:font-name-asian="Times New Roman1" style:font-size-asian="14pt" style:font-name-complex="Times New Roman1" style:font-size-complex="14pt"/>
    </style:style>
    <style:style style:name="P347" style:family="paragraph" style:parent-style-name="Table_20_Contents">
      <style:text-properties style:use-window-font-color="true" style:font-name="Times New Roman" fo:font-size="14pt" officeooo:rsid="0010312f" officeooo:paragraph-rsid="002bb613" style:font-name-asian="Times New Roman1" style:font-size-asian="14pt" style:font-name-complex="Times New Roman1" style:font-size-complex="14pt"/>
    </style:style>
    <style:style style:name="P348" style:family="paragraph" style:parent-style-name="Table_20_Contents">
      <style:text-properties style:use-window-font-color="true" style:font-name="Times New Roman" fo:font-size="14pt" officeooo:rsid="0016049b" officeooo:paragraph-rsid="0018bd7a" style:font-name-asian="Times New Roman1" style:font-size-asian="14pt" style:font-name-complex="Times New Roman1" style:font-size-complex="14pt"/>
    </style:style>
    <style:style style:name="P349" style:family="paragraph" style:parent-style-name="Table_20_Contents">
      <style:text-properties style:use-window-font-color="true" style:font-name="Times New Roman" fo:font-size="14pt" officeooo:rsid="0016049b" officeooo:paragraph-rsid="001a9098" style:font-name-asian="Times New Roman1" style:font-size-asian="14pt" style:font-name-complex="Times New Roman1" style:font-size-complex="14pt"/>
    </style:style>
    <style:style style:name="P350" style:family="paragraph" style:parent-style-name="Table_20_Contents">
      <style:text-properties style:use-window-font-color="true" style:font-name="Times New Roman" fo:font-size="14pt" officeooo:rsid="0016049b" officeooo:paragraph-rsid="001c20f3" style:font-name-asian="Times New Roman1" style:font-size-asian="14pt" style:font-name-complex="Times New Roman1" style:font-size-complex="14pt"/>
    </style:style>
    <style:style style:name="P351" style:family="paragraph" style:parent-style-name="Table_20_Contents">
      <style:text-properties style:use-window-font-color="true" style:font-name="Times New Roman" fo:font-size="14pt" officeooo:rsid="0016049b" officeooo:paragraph-rsid="0031926f" style:font-name-asian="Times New Roman1" style:font-size-asian="14pt" style:font-name-complex="Times New Roman1" style:font-size-complex="14pt"/>
    </style:style>
    <style:style style:name="P352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officeooo:rsid="00165fc9" officeooo:paragraph-rsid="0016049b" style:font-name-asian="Times New Roman1" style:font-size-asian="14pt" style:font-name-complex="Times New Roman1" style:font-size-complex="14pt"/>
    </style:style>
    <style:style style:name="P353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officeooo:rsid="00165fc9" officeooo:paragraph-rsid="0018bd7a" style:font-name-asian="Times New Roman1" style:font-size-asian="14pt" style:font-name-complex="Times New Roman1" style:font-size-complex="14pt"/>
    </style:style>
    <style:style style:name="P354" style:family="paragraph" style:parent-style-name="Table_20_Contents">
      <style:text-properties style:use-window-font-color="true" style:font-name="Times New Roman" fo:font-size="14pt" officeooo:rsid="00165fc9" officeooo:paragraph-rsid="0034e616" style:font-name-asian="Times New Roman1" style:font-size-asian="14pt" style:font-name-complex="Times New Roman1" style:font-size-complex="14pt"/>
    </style:style>
    <style:style style:name="P355" style:family="paragraph" style:parent-style-name="Table_20_Contents">
      <style:text-properties style:use-window-font-color="true" style:font-name="Times New Roman" fo:font-size="14pt" officeooo:rsid="00140b58" officeooo:paragraph-rsid="0018bd7a" style:font-name-asian="Times New Roman1" style:font-size-asian="14pt" style:font-name-complex="Times New Roman1" style:font-size-complex="14pt"/>
    </style:style>
    <style:style style:name="P356" style:family="paragraph" style:parent-style-name="Table_20_Contents">
      <style:text-properties style:use-window-font-color="true" style:font-name="Times New Roman" fo:font-size="14pt" officeooo:rsid="0016f83b" officeooo:paragraph-rsid="0016f83b" style:font-name-asian="Times New Roman1" style:font-size-asian="14pt" style:font-name-complex="Times New Roman1" style:font-size-complex="14pt"/>
    </style:style>
    <style:style style:name="P357" style:family="paragraph" style:parent-style-name="Table_20_Contents">
      <style:text-properties style:use-window-font-color="true" style:font-name="Times New Roman" fo:font-size="14pt" officeooo:rsid="0016f83b" officeooo:paragraph-rsid="0018bd7a" style:font-name-asian="Times New Roman1" style:font-size-asian="14pt" style:font-name-complex="Times New Roman1" style:font-size-complex="14pt"/>
    </style:style>
    <style:style style:name="P358" style:family="paragraph" style:parent-style-name="Table_20_Contents">
      <style:text-properties style:use-window-font-color="true" style:font-name="Times New Roman" fo:font-size="14pt" officeooo:rsid="0016f83b" officeooo:paragraph-rsid="002f290a" style:font-name-asian="Times New Roman1" style:font-size-asian="14pt" style:font-name-complex="Times New Roman1" style:font-size-complex="14pt"/>
    </style:style>
    <style:style style:name="P359" style:family="paragraph" style:parent-style-name="Table_20_Contents">
      <style:text-properties style:use-window-font-color="true" style:font-name="Times New Roman" fo:font-size="14pt" officeooo:rsid="0018bd7a" officeooo:paragraph-rsid="0018bd7a" style:font-name-asian="Times New Roman1" style:font-size-asian="14pt" style:font-name-complex="Times New Roman1" style:font-size-complex="14pt"/>
    </style:style>
    <style:style style:name="P360" style:family="paragraph" style:parent-style-name="Table_20_Contents">
      <style:text-properties style:use-window-font-color="true" style:font-name="Times New Roman" fo:font-size="14pt" officeooo:rsid="002ad47c" officeooo:paragraph-rsid="0031926f" style:font-name-asian="Times New Roman1" style:font-size-asian="14pt" style:font-name-complex="Times New Roman1" style:font-size-complex="14pt"/>
    </style:style>
    <style:style style:name="P361" style:family="paragraph" style:parent-style-name="Table_20_Contents">
      <style:text-properties style:use-window-font-color="true" style:font-name="Times New Roman" fo:font-size="14pt" officeooo:rsid="002f290a" officeooo:paragraph-rsid="0031926f" style:font-name-asian="Times New Roman1" style:font-size-asian="14pt" style:font-name-complex="Times New Roman1" style:font-size-complex="14pt"/>
    </style:style>
    <style:style style:name="P362" style:family="paragraph" style:parent-style-name="Table_20_Contents">
      <style:text-properties style:use-window-font-color="true" style:font-name="Times New Roman" fo:font-size="14pt" officeooo:rsid="002f290a" officeooo:paragraph-rsid="00490a10" style:font-name-asian="Times New Roman1" style:font-size-asian="14pt" style:font-name-complex="Times New Roman1" style:font-size-complex="14pt"/>
    </style:style>
    <style:style style:name="P363" style:family="paragraph" style:parent-style-name="Table_20_Contents">
      <style:text-properties style:use-window-font-color="true" style:font-name="Times New Roman" fo:font-size="14pt" officeooo:rsid="000f1879" officeooo:paragraph-rsid="00360fc7" style:font-name-asian="Times New Roman1" style:font-size-asian="14pt" style:font-name-complex="Times New Roman1" style:font-size-complex="14pt"/>
    </style:style>
    <style:style style:name="P364" style:family="paragraph" style:parent-style-name="Table_20_Contents">
      <style:text-properties style:use-window-font-color="true" style:font-name="Times New Roman" fo:font-size="14pt" officeooo:rsid="00378462" officeooo:paragraph-rsid="00378462" style:font-name-asian="Times New Roman1" style:font-size-asian="14pt" style:font-name-complex="Times New Roman1" style:font-size-complex="14pt"/>
    </style:style>
    <style:style style:name="P365" style:family="paragraph" style:parent-style-name="Table_20_Contents">
      <style:text-properties style:use-window-font-color="true" style:font-name="Times New Roman" fo:font-size="14pt" officeooo:rsid="002bb613" officeooo:paragraph-rsid="002bb613" style:font-name-asian="Times New Roman1" style:font-size-asian="14pt" style:font-name-complex="Times New Roman1" style:font-size-complex="14pt"/>
    </style:style>
    <style:style style:name="P366" style:family="paragraph" style:parent-style-name="Table_20_Contents">
      <style:text-properties style:use-window-font-color="true" style:font-name="Times New Roman" fo:font-size="14pt" officeooo:rsid="0016049b" officeooo:paragraph-rsid="0018bd7a" fo:background-color="transparent" style:font-name-asian="Times New Roman1" style:font-size-asian="14pt" style:font-name-complex="Times New Roman1" style:font-size-complex="14pt"/>
    </style:style>
    <style:style style:name="P367" style:family="paragraph" style:parent-style-name="Table_20_Contents">
      <style:text-properties style:use-window-font-color="true" style:font-name="Times New Roman" fo:font-size="14pt" officeooo:rsid="0016049b" officeooo:paragraph-rsid="00165fc9" fo:background-color="transparent" style:font-name-asian="Times New Roman1" style:font-size-asian="14pt" style:font-name-complex="Times New Roman1" style:font-size-complex="14pt"/>
    </style:style>
    <style:style style:name="P368" style:family="paragraph" style:parent-style-name="Table_20_Contents">
      <style:text-properties style:use-window-font-color="true" style:font-name="Times New Roman" fo:font-size="14pt" officeooo:rsid="0016049b" officeooo:paragraph-rsid="001a9098" fo:background-color="transparent" style:font-name-asian="Times New Roman1" style:font-size-asian="14pt" style:font-name-complex="Times New Roman1" style:font-size-complex="14pt"/>
    </style:style>
    <style:style style:name="P369" style:family="paragraph" style:parent-style-name="Table_20_Contents">
      <style:text-properties style:use-window-font-color="true" style:font-name="Times New Roman" fo:font-size="14pt" officeooo:rsid="0016049b" officeooo:paragraph-rsid="001c20f3" fo:background-color="transparent" style:font-name-asian="Times New Roman1" style:font-size-asian="14pt" style:font-name-complex="Times New Roman1" style:font-size-complex="14pt"/>
    </style:style>
    <style:style style:name="P370" style:family="paragraph" style:parent-style-name="Table_20_Contents">
      <style:text-properties style:use-window-font-color="true" style:font-name="Times New Roman" fo:font-size="14pt" officeooo:rsid="0016049b" officeooo:paragraph-rsid="002f00fa" fo:background-color="transparent" style:font-name-asian="Times New Roman1" style:font-size-asian="14pt" style:font-name-complex="Times New Roman1" style:font-size-complex="14pt"/>
    </style:style>
    <style:style style:name="P371" style:family="paragraph" style:parent-style-name="Table_20_Contents">
      <style:text-properties style:use-window-font-color="true" style:font-name="Times New Roman" fo:font-size="14pt" officeooo:rsid="0016049b" officeooo:paragraph-rsid="0031926f" fo:background-color="transparent" style:font-name-asian="Times New Roman1" style:font-size-asian="14pt" style:font-name-complex="Times New Roman1" style:font-size-complex="14pt"/>
    </style:style>
    <style:style style:name="P372" style:family="paragraph" style:parent-style-name="Table_20_Contents">
      <style:text-properties style:use-window-font-color="true" style:font-name="Times New Roman" fo:font-size="14pt" officeooo:rsid="0010312f" officeooo:paragraph-rsid="00165fc9" fo:background-color="transparent" style:font-name-asian="Times New Roman1" style:font-size-asian="14pt" style:font-name-complex="Times New Roman1" style:font-size-complex="14pt"/>
    </style:style>
    <style:style style:name="P373" style:family="paragraph" style:parent-style-name="Table_20_Contents">
      <style:text-properties style:use-window-font-color="true" style:font-name="Times New Roman" fo:font-size="14pt" officeooo:rsid="0010312f" officeooo:paragraph-rsid="001a9098" fo:background-color="transparent" style:font-name-asian="Times New Roman1" style:font-size-asian="14pt" style:font-name-complex="Times New Roman1" style:font-size-complex="14pt"/>
    </style:style>
    <style:style style:name="P374" style:family="paragraph" style:parent-style-name="Table_20_Contents">
      <style:text-properties style:use-window-font-color="true" style:font-name="Times New Roman" fo:font-size="14pt" officeooo:rsid="0010312f" officeooo:paragraph-rsid="001c20f3" fo:background-color="transparent" style:font-name-asian="Times New Roman1" style:font-size-asian="14pt" style:font-name-complex="Times New Roman1" style:font-size-complex="14pt"/>
    </style:style>
    <style:style style:name="P375" style:family="paragraph" style:parent-style-name="Table_20_Contents">
      <style:text-properties style:use-window-font-color="true" style:font-name="Times New Roman" fo:font-size="14pt" officeooo:rsid="0010312f" officeooo:paragraph-rsid="002f00fa" fo:background-color="transparent" style:font-name-asian="Times New Roman1" style:font-size-asian="14pt" style:font-name-complex="Times New Roman1" style:font-size-complex="14pt"/>
    </style:style>
    <style:style style:name="P376" style:family="paragraph" style:parent-style-name="Table_20_Contents">
      <style:text-properties style:use-window-font-color="true" style:font-name="Times New Roman" fo:font-size="14pt" fo:language="ru" fo:country="RU" fo:font-style="normal" officeooo:rsid="00220f82" officeooo:paragraph-rsid="0032e88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77" style:family="paragraph" style:parent-style-name="Table_20_Contents">
      <style:text-properties style:use-window-font-color="true" style:font-name="Times New Roman" fo:font-size="14pt" fo:language="ru" fo:country="RU" fo:font-style="normal" officeooo:rsid="00220f82" officeooo:paragraph-rsid="0033b449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78" style:family="paragraph" style:parent-style-name="Table_20_Contents">
      <style:text-properties style:use-window-font-color="true" style:font-name="Times New Roman" fo:font-size="14pt" fo:language="ru" fo:country="RU" fo:font-style="normal" officeooo:rsid="0033b449" officeooo:paragraph-rsid="0033b449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79" style:family="paragraph" style:parent-style-name="Table_20_Contents">
      <style:text-properties style:use-window-font-color="true" style:font-name="Times New Roman" fo:font-size="14pt" fo:language="ru" fo:country="RU" fo:font-style="italic" officeooo:rsid="000cbb73" officeooo:paragraph-rsid="002f00fa" style:letter-kerning="false" fo:background-color="transparent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80" style:family="paragraph" style:parent-style-name="Table_20_Contents">
      <style:text-properties style:use-window-font-color="true" style:font-name="Times New Roman" fo:font-size="14pt" fo:language="ru" fo:country="RU" fo:font-style="italic" officeooo:rsid="002d9663" officeooo:paragraph-rsid="0031926f" style:letter-kerning="false" fo:background-color="transparent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81" style:family="paragraph" style:parent-style-name="Table_20_Contents">
      <style:text-properties style:use-window-font-color="true" style:font-name="Times New Roman" fo:font-size="14pt" fo:font-weight="bold" officeooo:rsid="00490a10" officeooo:paragraph-rsid="00490a10" style:font-name-asian="Times New Roman1" style:font-size-asian="14pt" style:font-weight-asian="bold" style:font-name-complex="Times New Roman1" style:font-size-complex="14pt" style:font-weight-complex="bold"/>
    </style:style>
    <style:style style:name="P382" style:family="paragraph" style:parent-style-name="Table_20_Contents">
      <style:text-properties style:use-window-font-color="true" style:font-name="Times New Roman" officeooo:paragraph-rsid="0031926f"/>
    </style:style>
    <style:style style:name="P383" style:family="paragraph" style:parent-style-name="Table_20_Contents">
      <style:text-properties officeooo:paragraph-rsid="0024ce7b"/>
    </style:style>
    <style:style style:name="P384" style:family="paragraph" style:parent-style-name="Table_20_Contents">
      <style:text-properties officeooo:paragraph-rsid="0032e88a"/>
    </style:style>
    <style:style style:name="P385" style:family="paragraph" style:parent-style-name="Table_20_Contents">
      <style:text-properties officeooo:paragraph-rsid="004fc43a"/>
    </style:style>
    <style:style style:name="P386" style:family="paragraph" style:parent-style-name="Standard">
      <style:paragraph-properties fo:margin-left="-1.251cm" fo:margin-right="0cm" fo:margin-top="0cm" fo:margin-bottom="0cm" loext:contextual-spacing="false" fo:text-align="justify" style:justify-single-word="false" fo:text-indent="0cm" style:auto-text-indent="false"/>
      <style:text-properties style:font-name="Courier New" fo:font-size="14pt" officeooo:rsid="0007c42a" officeooo:paragraph-rsid="003c2252" style:font-name-asian="Courier New1" style:font-size-asian="14pt" style:font-name-complex="Courier New1" style:font-size-complex="14pt"/>
    </style:style>
    <style:style style:name="P387" style:family="paragraph" style:parent-style-name="Standard">
      <style:paragraph-properties fo:margin-left="-1.251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italic" officeooo:rsid="00360fc7" officeooo:paragraph-rsid="003c2252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88" style:family="paragraph" style:parent-style-name="Standard">
      <style:paragraph-properties fo:margin-left="-1.251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normal" officeooo:rsid="000761fc" officeooo:paragraph-rsid="003c225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89" style:family="paragraph" style:parent-style-name="Standard">
      <style:paragraph-properties fo:margin-left="-1.251cm" fo:margin-right="0cm" fo:margin-top="0.423cm" fo:margin-bottom="0.423cm" loext:contextual-spacing="false" fo:text-indent="0cm" style:auto-text-indent="false"/>
      <style:text-properties style:use-window-font-color="true" style:font-name="Times New Roman" fo:font-size="14pt" fo:language="ru" fo:country="RU" fo:font-style="normal" fo:font-weight="bold" officeooo:rsid="00075466" officeooo:paragraph-rsid="00476340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390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style:font-name="Times New Roman" fo:font-size="14pt" officeooo:rsid="000a4b6a" officeooo:paragraph-rsid="0016049b" style:font-name-asian="Times New Roman1" style:font-size-asian="14pt" style:font-name-complex="Times New Roman1" style:font-size-complex="14pt"/>
    </style:style>
    <style:style style:name="P391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Times New Roman" fo:font-size="14pt" officeooo:rsid="0008a379" officeooo:paragraph-rsid="0008a379" style:font-name-asian="Times New Roman1" style:font-size-asian="14pt" style:font-name-complex="Times New Roman1" style:font-size-complex="14pt"/>
    </style:style>
    <style:style style:name="P392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Times New Roman" fo:font-size="14pt" officeooo:rsid="00075466" officeooo:paragraph-rsid="000880e1" style:font-name-asian="Times New Roman1" style:font-size-asian="14pt" style:font-name-complex="Times New Roman1" style:font-size-complex="14pt"/>
    </style:style>
    <style:style style:name="P393" style:family="paragraph" style:parent-style-name="Standard">
      <style:paragraph-properties fo:break-before="page"/>
      <style:text-properties style:font-name="Times New Roman" fo:font-size="16pt" fo:font-weight="bold" officeooo:rsid="0009ba11" officeooo:paragraph-rsid="003cf428" style:font-name-asian="Times New Roman1" style:font-size-asian="16pt" style:font-weight-asian="bold" style:font-name-complex="Times New Roman1" style:font-size-complex="16pt" style:font-weight-complex="bold"/>
    </style:style>
    <style:style style:name="P394" style:family="paragraph" style:parent-style-name="Standard">
      <style:paragraph-properties fo:break-before="page"/>
      <style:text-properties style:font-name="Times New Roman" fo:font-size="16pt" fo:font-weight="bold" officeooo:rsid="0009ba11" officeooo:paragraph-rsid="0009ba11" style:font-name-asian="Times New Roman1" style:font-size-asian="16pt" style:font-weight-asian="bold" style:font-name-complex="Times New Roman1" style:font-size-complex="16pt" style:font-weight-complex="bold"/>
    </style:style>
    <style:style style:name="P395" style:family="paragraph" style:parent-style-name="Standard">
      <style:paragraph-properties fo:break-before="page"/>
      <style:text-properties style:font-name="Times New Roman" fo:font-size="16pt" fo:font-weight="bold" officeooo:rsid="004718ab" officeooo:paragraph-rsid="004718ab" style:font-name-asian="Times New Roman1" style:font-size-asian="16pt" style:font-weight-asian="bold" style:font-name-complex="Times New Roman1" style:font-size-complex="16pt" style:font-weight-complex="bold"/>
    </style:style>
    <style:style style:name="P396" style:family="paragraph" style:parent-style-name="Standard">
      <style:paragraph-properties fo:break-before="page"/>
      <style:text-properties style:font-name="Times New Roman" fo:font-size="16pt" fo:font-weight="bold" officeooo:rsid="00075466" officeooo:paragraph-rsid="00082751" style:font-name-asian="Times New Roman1" style:font-size-asian="16pt" style:font-weight-asian="bold" style:font-name-complex="Times New Roman1" style:font-size-complex="16pt" style:font-weight-complex="bold"/>
    </style:style>
    <style:style style:name="P39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officeooo:paragraph-rsid="00490a10"/>
    </style:style>
    <style:style style:name="P398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11f73c" officeooo:paragraph-rsid="004040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99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31926f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400" style:family="paragraph" style:parent-style-name="Standard" style:list-style-name="L1">
      <style:paragraph-properties fo:margin-top="0cm" fo:margin-bottom="0.101cm" loext:contextual-spacing="false" fo:text-align="justify" style:justify-single-word="false"/>
      <style:text-properties style:font-name="Times New Roman" fo:font-size="16pt" officeooo:rsid="00075466" officeooo:paragraph-rsid="00082751" style:font-name-asian="Times New Roman1" style:font-size-asian="16pt" style:font-name-complex="Times New Roman1" style:font-size-complex="16pt"/>
    </style:style>
    <style:style style:name="P40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01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082751" style:font-size-asian="14pt" style:font-size-complex="14pt"/>
    </style:style>
    <style:style style:name="P40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Times New Roman" fo:font-size="14pt" fo:font-style="normal" officeooo:rsid="00075a20" officeooo:paragraph-rsid="0062cc1c" style:font-name-asian="Times New Roman1" style:font-size-asian="14pt" style:font-style-asian="normal" style:font-name-complex="Times New Roman1" style:font-size-complex="14pt" style:font-style-complex="normal"/>
    </style:style>
    <style:style style:name="P40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7c42a" officeooo:paragraph-rsid="003c225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0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62cc1c" officeooo:paragraph-rsid="0062cc1c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05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0880e1"/>
    </style:style>
    <style:style style:name="P406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0880e1"/>
    </style:style>
    <style:style style:name="P407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2d9663"/>
    </style:style>
    <style:style style:name="P40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officeooo:paragraph-rsid="003ecb28"/>
    </style:style>
    <style:style style:name="P40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6pt" officeooo:rsid="0008a379" officeooo:paragraph-rsid="003ecb28" style:font-name-asian="Times New Roman1" style:font-size-asian="16pt" style:font-name-complex="Times New Roman1" style:font-size-complex="16pt"/>
    </style:style>
    <style:style style:name="P41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6pt" officeooo:rsid="0008a379" officeooo:paragraph-rsid="0008a379" style:font-name-asian="Times New Roman1" style:font-size-asian="16pt" style:font-name-complex="Times New Roman1" style:font-size-complex="16pt"/>
    </style:style>
    <style:style style:name="T1" style:family="text">
      <style:text-properties style:font-name="Times New Roman" officeooo:rsid="00075466" style:font-name-asian="Times New Roman1" style:font-name-complex="Times New Roman1"/>
    </style:style>
    <style:style style:name="T2" style:family="text">
      <style:text-properties style:font-name="Times New Roman" officeooo:rsid="000880e1" style:font-name-asian="Times New Roman1" style:font-name-complex="Times New Roman1"/>
    </style:style>
    <style:style style:name="T3" style:family="text">
      <style:text-properties style:font-name="Times New Roman" officeooo:rsid="0008a379" style:font-name-asian="Times New Roman1" style:font-name-complex="Times New Roman1"/>
    </style:style>
    <style:style style:name="T4" style:family="text">
      <style:text-properties style:font-name="Times New Roman" fo:font-size="14pt" officeooo:rsid="002351c4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6049b" fo:background-color="transparent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3c225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6pt" officeooo:rsid="00075466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08a379" style:font-name-asian="Times New Roman1" style:font-size-asian="16pt" style:font-name-complex="Times New Roman1" style:font-size-complex="16pt"/>
    </style:style>
    <style:style style:name="T9" style:family="text">
      <style:text-properties fo:language="ru" fo:country="RU" officeooo:rsid="000ac237" style:letter-kerning="false" style:language-asian="ru" style:country-asian="RU" style:language-complex="ar" style:country-complex="SA"/>
    </style:style>
    <style:style style:name="T10" style:family="text">
      <style:text-properties fo:language="ru" fo:country="RU" officeooo:rsid="000abc92" style:letter-kerning="false" style:language-asian="ru" style:country-asian="RU" style:language-complex="ar" style:country-complex="SA"/>
    </style:style>
    <style:style style:name="T11" style:family="text">
      <style:text-properties fo:language="ru" fo:country="RU" officeooo:rsid="00140b58" style:letter-kerning="false" style:language-asian="ru" style:country-asian="RU" style:language-complex="ar" style:country-complex="SA"/>
    </style:style>
    <style:style style:name="T12" style:family="text">
      <style:text-properties fo:language="ru" fo:country="RU" officeooo:rsid="001e0062" style:letter-kerning="false" style:language-asian="ru" style:country-asian="RU" style:language-complex="ar" style:country-complex="SA"/>
    </style:style>
    <style:style style:name="T13" style:family="text">
      <style:text-properties fo:language="ru" fo:country="RU" officeooo:rsid="001eb70d" style:letter-kerning="false" style:language-asian="ru" style:country-asian="RU" style:language-complex="ar" style:country-complex="SA"/>
    </style:style>
    <style:style style:name="T14" style:family="text">
      <style:text-properties fo:language="ru" fo:country="RU" officeooo:rsid="000a4b6a" style:letter-kerning="false" style:language-asian="ru" style:country-asian="RU" style:language-complex="ar" style:country-complex="SA"/>
    </style:style>
    <style:style style:name="T15" style:family="text">
      <style:text-properties fo:language="ru" fo:country="RU" officeooo:rsid="0034e616" style:letter-kerning="false" style:language-asian="ru" style:country-asian="RU" style:language-complex="ar" style:country-complex="SA"/>
    </style:style>
    <style:style style:name="T16" style:family="text">
      <style:text-properties fo:language="ru" fo:country="RU" officeooo:rsid="000c9838" style:letter-kerning="false" style:language-asian="ru" style:country-asian="RU" style:language-complex="ar" style:country-complex="SA"/>
    </style:style>
    <style:style style:name="T17" style:family="text">
      <style:text-properties fo:language="ru" fo:country="RU" officeooo:rsid="002f00fa" style:letter-kerning="false" style:language-asian="ru" style:country-asian="RU" style:language-complex="ar" style:country-complex="SA"/>
    </style:style>
    <style:style style:name="T18" style:family="text">
      <style:text-properties fo:language="ru" fo:country="RU" officeooo:rsid="002fbb04" style:letter-kerning="false" style:language-asian="ru" style:country-asian="RU" style:language-complex="ar" style:country-complex="SA"/>
    </style:style>
    <style:style style:name="T19" style:family="text">
      <style:text-properties fo:language="ru" fo:country="RU" officeooo:rsid="004a070e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0" style:family="text">
      <style:text-properties fo:language="ru" fo:country="RU" officeooo:rsid="004fc43a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1" style:family="text">
      <style:text-properties fo:language="ru" fo:country="RU" officeooo: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2" style:family="text">
      <style:text-properties fo:language="ru" fo:country="RU" fo:font-style="italic" style:letter-kerning="false" style:language-asian="ru" style:country-asian="RU" style:font-style-asian="italic" style:language-complex="ar" style:country-complex="SA" style:font-style-complex="italic"/>
    </style:style>
    <style:style style:name="T23" style:family="text">
      <style:text-properties fo:language="ru" fo:country="RU" fo:font-style="italic" officeooo:rsid="0016049b" style:letter-kerning="false" fo:background-color="transparent" loext:char-shading-value="0" style:language-asian="ru" style:country-asian="RU" style:font-style-asian="italic" style:language-complex="ar" style:country-complex="SA" style:font-style-complex="italic"/>
    </style:style>
    <style:style style:name="T24" style:family="text">
      <style:text-properties fo:language="ru" fo:country="RU" fo:font-style="italic" officeooo:rsid="0018bd7a" style:letter-kerning="false" fo:background-color="transparent" loext:char-shading-value="0" style:language-asian="ru" style:country-asian="RU" style:font-style-asian="italic" style:language-complex="ar" style:country-complex="SA" style:font-style-complex="italic"/>
    </style:style>
    <style:style style:name="T25" style:family="text">
      <style:text-properties fo:language="ru" fo:country="RU" fo:font-style="italic" officeooo:rsid="002d9663" style:letter-kerning="false" fo:background-color="transparent" loext:char-shading-value="0" style:language-asian="ru" style:country-asian="RU" style:font-style-asian="italic" style:language-complex="ar" style:country-complex="SA" style:font-style-complex="italic"/>
    </style:style>
    <style:style style:name="T26" style:family="text">
      <style:text-properties fo:language="ru" fo:country="RU" fo:font-style="normal" officeooo:rsid="002f00fa" style:letter-kerning="false" style:language-asian="ru" style:country-asian="RU" style:font-style-asian="normal" style:language-complex="ar" style:country-complex="SA" style:font-style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style:font-name="Times New Roman" fo:font-size="14pt" officeooo:rsid="0010312f" style:font-name-asian="Times New Roman1" style:font-size-asian="14pt" style:font-name-complex="Times New Roman1" style:font-size-complex="14pt"/>
    </style:style>
    <style:style style:name="T29" style:family="text">
      <style:text-properties style:use-window-font-color="true" style:font-name="Times New Roman" fo:font-size="14pt" officeooo:rsid="00075466" style:font-name-asian="Times New Roman1" style:font-size-asian="14pt" style:font-name-complex="Times New Roman1" style:font-size-complex="14pt"/>
    </style:style>
    <style:style style:name="T30" style:family="text">
      <style:text-properties style:use-window-font-color="true" style:font-name="Times New Roman" fo:font-size="14pt" officeooo:rsid="001eb70d" style:font-name-asian="Times New Roman1" style:font-size-asian="14pt" style:font-name-complex="Times New Roman1" style:font-size-complex="14pt"/>
    </style:style>
    <style:style style:name="T31" style:family="text">
      <style:text-properties style:use-window-font-color="true" style:font-name="Times New Roman" fo:font-size="14pt" fo:language="ru" fo:country="RU" fo:font-style="normal" officeooo:rsid="002f00f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32" style:family="text">
      <style:text-properties style:use-window-font-color="true" style:font-name="Times New Roman" fo:font-size="14pt" fo:language="ru" fo:country="RU" fo:font-style="normal" officeooo:rsid="002d9663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33" style:family="text">
      <style:text-properties style:use-window-font-color="true" style:font-name="Times New Roman" fo:font-size="14pt" fo:language="ru" fo:country="RU" fo:font-style="italic" officeooo:rsid="00075466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4" style:family="text">
      <style:text-properties style:use-window-font-color="true" style:font-name="Times New Roman" fo:font-size="14pt" fo:language="ru" fo:country="RU" fo:font-style="italic" officeooo:rsid="000880e1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5" style:family="text">
      <style:text-properties style:use-window-font-color="true" style:font-name="Times New Roman" fo:font-size="14pt" fo:language="ru" fo:country="RU" fo:font-style="italic" officeooo:rsid="002d9663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6" style:family="text">
      <style:text-properties style:use-window-font-color="true" style:font-name="Times New Roman" fo:font-size="14pt" fo:language="ru" fo:country="RU" officeooo:rsid="00075466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7" style:family="text">
      <style:text-properties style:use-window-font-color="true" style:font-name="Times New Roman" fo:font-size="14pt" fo:language="ru" fo:country="RU" officeooo:rsid="000880e1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8" style:family="text">
      <style:text-properties style:use-window-font-color="true" style:font-name="Times New Roman" fo:language="ru" fo:country="RU" fo:font-style="italic" officeooo:rsid="00075466" style:letter-kerning="false" style:font-name-asian="Times New Roman1" style:language-asian="ru" style:country-asian="RU" style:font-style-asian="italic" style:font-name-complex="Times New Roman1" style:language-complex="ar" style:country-complex="SA" style:font-style-complex="italic"/>
    </style:style>
    <style:style style:name="T39" style:family="text">
      <style:text-properties style:use-window-font-color="true" style:font-name="Times New Roman" fo:language="ru" fo:country="RU" fo:font-style="italic" fo:font-weight="bold" officeooo:rsid="00075466" style:letter-kerning="false" style:font-name-asian="Times New Roman1" style:language-asian="ru" style:country-asian="RU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40" style:family="text">
      <style:text-properties style:use-window-font-color="true" style:font-name="Times New Roman" fo:language="ru" fo:country="RU" fo:font-style="italic" fo:font-weight="bold" officeooo:rsid="0018bd7a" style:letter-kerning="false" style:font-name-asian="Times New Roman1" style:language-asian="ru" style:country-asian="RU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41" style:family="text">
      <style:text-properties style:use-window-font-color="true"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42" style:family="text">
      <style:text-properties style:use-window-font-color="true" style:font-name="Times New Roman" fo:language="ru" fo:country="RU" officeooo:rsid="00075466" style:letter-kerning="false" style:font-name-asian="Times New Roman1" style:language-asian="ru" style:country-asian="RU" style:font-name-complex="Times New Roman1" style:language-complex="ar" style:country-complex="SA"/>
    </style:style>
    <style:style style:name="T43" style:family="text">
      <style:text-properties style:use-window-font-color="true" style:font-name="Times New Roman" fo:language="ru" fo:country="RU" officeooo:rsid="000abc92" style:letter-kerning="false" style:font-name-asian="Times New Roman1" style:language-asian="ru" style:country-asian="RU" style:font-name-complex="Times New Roman1" style:language-complex="ar" style:country-complex="SA"/>
    </style:style>
    <style:style style:name="T44" style:family="text">
      <style:text-properties style:use-window-font-color="true" style:font-name="Times New Roman" fo:language="ru" fo:country="RU" officeooo:rsid="00140b58" style:letter-kerning="false" style:font-name-asian="Times New Roman1" style:language-asian="ru" style:country-asian="RU" style:font-name-complex="Times New Roman1" style:language-complex="ar" style:country-complex="SA"/>
    </style:style>
    <style:style style:name="T45" style:family="text">
      <style:text-properties style:use-window-font-color="true" style:font-name="Times New Roman" fo:language="ru" fo:country="RU" officeooo:rsid="0007c42a" style:letter-kerning="false" style:font-name-asian="Times New Roman1" style:language-asian="ru" style:country-asian="RU" style:font-name-complex="Times New Roman1" style:language-complex="ar" style:country-complex="SA"/>
    </style:style>
    <style:style style:name="T46" style:family="text">
      <style:text-properties style:use-window-font-color="true" style:font-name="Times New Roman" fo:language="ru" fo:country="RU" officeooo:rsid="001eb70d" style:letter-kerning="false" style:font-name-asian="Times New Roman1" style:language-asian="ru" style:country-asian="RU" style:font-name-complex="Times New Roman1" style:language-complex="ar" style:country-complex="SA"/>
    </style:style>
    <style:style style:name="T47" style:family="text">
      <style:text-properties style:use-window-font-color="true" style:font-name="Times New Roman" fo:font-size="16pt" fo:language="ru" fo:country="RU" fo:font-style="normal" fo:font-weight="bold" officeooo:rsid="004b5d25" style:letter-kerning="false" style:font-name-asian="Times New Roman1" style:font-size-asian="16pt" style:language-asian="ru" style:country-asian="RU" style:font-style-asian="normal" style:font-weight-asian="bold" style:font-name-complex="Times New Roman1" style:font-size-complex="16pt" style:language-complex="ar" style:country-complex="SA" style:font-style-complex="normal" style:font-weight-complex="bold"/>
    </style:style>
    <style:style style:name="T48" style:family="text">
      <style:text-properties style:use-window-font-color="true" style:font-name="Times New Roman" fo:font-size="16pt" fo:language="ru" fo:country="RU" fo:font-style="normal" fo:font-weight="bold" officeooo:rsid="00490a10" style:letter-kerning="false" style:font-name-asian="Times New Roman1" style:font-size-asian="16pt" style:language-asian="ru" style:country-asian="RU" style:font-style-asian="normal" style:font-weight-asian="bold" style:font-name-complex="Times New Roman1" style:font-size-complex="16pt" style:language-complex="ar" style:country-complex="SA" style:font-style-complex="normal" style:font-weight-complex="bold"/>
    </style:style>
    <style:style style:name="T49" style:family="text">
      <style:text-properties style:use-window-font-color="true" fo:language="ru" fo:country="RU" fo:font-style="italic" style:letter-kerning="false" style:language-asian="ru" style:country-asian="RU" style:font-style-asian="italic" style:language-complex="ar" style:country-complex="SA" style:font-style-complex="italic"/>
    </style:style>
    <style:style style:name="T50" style:family="text">
      <style:text-properties style:use-window-font-color="true" fo:language="ru" fo:country="RU" fo:font-style="italic" officeooo:rsid="00075466" style:letter-kerning="false" style:language-asian="ru" style:country-asian="RU" style:font-style-asian="italic" style:language-complex="ar" style:country-complex="SA" style:font-style-complex="italic"/>
    </style:style>
    <style:style style:name="T51" style:family="text">
      <style:text-properties style:use-window-font-color="true" fo:language="ru" fo:country="RU" fo:font-style="italic" officeooo:rsid="000cbb73" style:letter-kerning="false" style:language-asian="ru" style:country-asian="RU" style:font-style-asian="italic" style:language-complex="ar" style:country-complex="SA" style:font-style-complex="italic"/>
    </style:style>
    <style:style style:name="T52" style:family="text">
      <style:text-properties style:use-window-font-color="true" fo:language="ru" fo:country="RU" fo:font-style="italic" officeooo:rsid="00360fc7" style:letter-kerning="false" style:language-asian="ru" style:country-asian="RU" style:font-style-asian="italic" style:language-complex="ar" style:country-complex="SA" style:font-style-complex="italic"/>
    </style:style>
    <style:style style:name="T53" style:family="text">
      <style:text-properties style:use-window-font-color="true" fo:language="ru" fo:country="RU" fo:font-style="italic" officeooo:rsid="00140b58" style:letter-kerning="false" style:language-asian="ru" style:country-asian="RU" style:font-style-asian="italic" style:language-complex="ar" style:country-complex="SA" style:font-style-complex="italic"/>
    </style:style>
    <style:style style:name="T54" style:family="text">
      <style:text-properties style:use-window-font-color="true" fo:language="ru" fo:country="RU" fo:font-style="italic" officeooo:rsid="0007c42a" style:letter-kerning="false" style:language-asian="ru" style:country-asian="RU" style:font-style-asian="italic" style:language-complex="ar" style:country-complex="SA" style:font-style-complex="italic"/>
    </style:style>
    <style:style style:name="T55" style:family="text">
      <style:text-properties style:use-window-font-color="true" fo:language="ru" fo:country="RU" fo:font-style="italic" fo:font-weight="bold" officeooo:rsid="00140b58" style:letter-kerning="false" style:language-asian="ru" style:country-asian="RU" style:font-style-asian="italic" style:font-weight-asian="bold" style:language-complex="ar" style:country-complex="SA" style:font-style-complex="italic" style:font-weight-complex="bold"/>
    </style:style>
    <style:style style:name="T56" style:family="text">
      <style:text-properties style:use-window-font-color="true" fo:language="ru" fo:country="RU" fo:font-style="italic" fo:font-weight="bold" officeooo:rsid="00360fc7" style:letter-kerning="false" style:language-asian="ru" style:country-asian="RU" style:font-style-asian="italic" style:font-weight-asian="bold" style:language-complex="ar" style:country-complex="SA" style:font-style-complex="italic" style:font-weight-complex="bold"/>
    </style:style>
    <style:style style:name="T57" style:family="text">
      <style:text-properties style:use-window-font-color="true" fo:language="ru" fo:country="RU" style:letter-kerning="false" style:language-asian="ru" style:country-asian="RU" style:language-complex="ar" style:country-complex="SA"/>
    </style:style>
    <style:style style:name="T58" style:family="text">
      <style:text-properties style:use-window-font-color="true" fo:language="ru" fo:country="RU" officeooo:rsid="000a4b6a" style:letter-kerning="false" style:language-asian="ru" style:country-asian="RU" style:language-complex="ar" style:country-complex="SA"/>
    </style:style>
    <style:style style:name="T59" style:family="text">
      <style:text-properties style:use-window-font-color="true" fo:language="ru" fo:country="RU" officeooo:rsid="00140b58" style:letter-kerning="false" style:language-asian="ru" style:country-asian="RU" style:language-complex="ar" style:country-complex="SA"/>
    </style:style>
    <style:style style:name="T60" style:family="text">
      <style:text-properties style:use-window-font-color="true" fo:language="ru" fo:country="RU" officeooo:rsid="000abc92" style:letter-kerning="false" style:language-asian="ru" style:country-asian="RU" style:language-complex="ar" style:country-complex="SA"/>
    </style:style>
    <style:style style:name="T61" style:family="text">
      <style:text-properties style:use-window-font-color="true" fo:language="ru" fo:country="RU" officeooo:rsid="00360fc7" style:letter-kerning="false" style:language-asian="ru" style:country-asian="RU" style:language-complex="ar" style:country-complex="SA"/>
    </style:style>
    <style:style style:name="T62" style:family="text">
      <style:text-properties style:use-window-font-color="true" fo:language="ru" fo:country="RU" officeooo:rsid="00075466" style:letter-kerning="false" style:language-asian="ru" style:country-asian="RU" style:language-complex="ar" style:country-complex="SA"/>
    </style:style>
    <style:style style:name="T63" style:family="text">
      <style:text-properties style:use-window-font-color="true" fo:language="ru" fo:country="RU" officeooo:rsid="001e0062" style:letter-kerning="false" style:language-asian="ru" style:country-asian="RU" style:language-complex="ar" style:country-complex="SA"/>
    </style:style>
    <style:style style:name="T64" style:family="text">
      <style:text-properties style:use-window-font-color="true" fo:language="ru" fo:country="RU" officeooo:rsid="000e16a7" style:letter-kerning="false" style:language-asian="ru" style:country-asian="RU" style:language-complex="ar" style:country-complex="SA"/>
    </style:style>
    <style:style style:name="T65" style:family="text">
      <style:text-properties style:use-window-font-color="true" fo:language="ru" fo:country="RU" officeooo:rsid="0034e616" style:letter-kerning="false" style:language-asian="ru" style:country-asian="RU" style:language-complex="ar" style:country-complex="SA"/>
    </style:style>
    <style:style style:name="T66" style:family="text">
      <style:text-properties style:use-window-font-color="true" fo:language="ru" fo:country="RU" officeooo:rsid="0018bd7a" style:letter-kerning="false" style:language-asian="ru" style:country-asian="RU" style:language-complex="ar" style:country-complex="SA"/>
    </style:style>
    <style:style style:name="T67" style:family="text">
      <style:text-properties style:use-window-font-color="true" fo:language="ru" fo:country="RU" officeooo:rsid="000efccd" style:letter-kerning="false" style:language-asian="ru" style:country-asian="RU" style:language-complex="ar" style:country-complex="SA"/>
    </style:style>
    <style:style style:name="T68" style:family="text">
      <style:text-properties style:use-window-font-color="true" fo:language="ru" fo:country="RU" officeooo:rsid="000761fc" style:letter-kerning="false" style:language-asian="ru" style:country-asian="RU" style:language-complex="ar" style:country-complex="SA"/>
    </style:style>
    <style:style style:name="T69" style:family="text">
      <style:text-properties style:use-window-font-color="true" fo:language="ru" fo:country="RU" officeooo:rsid="0007c42a" style:letter-kerning="false" style:language-asian="ru" style:country-asian="RU" style:language-complex="ar" style:country-complex="SA"/>
    </style:style>
    <style:style style:name="T70" style:family="text">
      <style:text-properties style:use-window-font-color="true" fo:language="ru" fo:country="RU" officeooo:rsid="001eb70d" style:letter-kerning="false" style:language-asian="ru" style:country-asian="RU" style:language-complex="ar" style:country-complex="SA"/>
    </style:style>
    <style:style style:name="T71" style:family="text">
      <style:text-properties style:use-window-font-color="true" fo:language="ru" fo:country="RU" officeooo:rsid="000c9838" style:letter-kerning="false" style:language-asian="ru" style:country-asian="RU" style:language-complex="ar" style:country-complex="SA"/>
    </style:style>
    <style:style style:name="T72" style:family="text">
      <style:text-properties style:use-window-font-color="true" fo:language="ru" fo:country="RU" officeooo:rsid="00220f82" style:letter-kerning="false" style:language-asian="ru" style:country-asian="RU" style:language-complex="ar" style:country-complex="SA"/>
    </style:style>
    <style:style style:name="T73" style:family="text">
      <style:text-properties style:use-window-font-color="true" fo:language="ru" fo:country="RU" officeooo:rsid="002f00fa" style:letter-kerning="false" style:language-asian="ru" style:country-asian="RU" style:language-complex="ar" style:country-complex="SA"/>
    </style:style>
    <style:style style:name="T74" style:family="text">
      <style:text-properties style:use-window-font-color="true" fo:language="ru" fo:country="RU" officeooo:rsid="002fbb04" style:letter-kerning="false" style:language-asian="ru" style:country-asian="RU" style:language-complex="ar" style:country-complex="SA"/>
    </style:style>
    <style:style style:name="T75" style:family="text">
      <style:text-properties style:use-window-font-color="true" fo:language="ru" fo:country="RU" officeooo:rsid="003c2252" style:letter-kerning="false" style:language-asian="ru" style:country-asian="RU" style:language-complex="ar" style:country-complex="SA"/>
    </style:style>
    <style:style style:name="T76" style:family="text">
      <style:text-properties style:use-window-font-color="true" fo:language="ru" fo:country="RU" officeooo:rsid="0016049b" style:letter-kerning="false" fo:background-color="transparent" loext:char-shading-value="0" style:language-asian="ru" style:country-asian="RU" style:language-complex="ar" style:country-complex="SA"/>
    </style:style>
    <style:style style:name="T77" style:family="text">
      <style:text-properties style:use-window-font-color="true" fo:language="ru" fo:country="RU" fo:font-style="normal" style:letter-kerning="false" style:language-asian="ru" style:country-asian="RU" style:font-style-asian="normal" style:language-complex="ar" style:country-complex="SA" style:font-style-complex="normal"/>
    </style:style>
    <style:style style:name="T78" style:family="text">
      <style:text-properties style:use-window-font-color="true" fo:language="ru" fo:country="RU" fo:font-style="normal" officeooo:rsid="000a4b6a" style:letter-kerning="false" style:language-asian="ru" style:country-asian="RU" style:font-style-asian="normal" style:language-complex="ar" style:country-complex="SA" style:font-style-complex="normal"/>
    </style:style>
    <style:style style:name="T79" style:family="text">
      <style:text-properties style:use-window-font-color="true" fo:language="ru" fo:country="RU" fo:font-style="normal" officeooo:rsid="002f00fa" style:letter-kerning="false" style:language-asian="ru" style:country-asian="RU" style:font-style-asian="normal" style:language-complex="ar" style:country-complex="SA" style:font-style-complex="normal"/>
    </style:style>
    <style:style style:name="T80" style:family="text">
      <style:text-properties style:use-window-font-color="true" fo:language="ru" fo:country="RU" fo:font-style="normal" officeooo:rsid="00394dd4" style:letter-kerning="false" style:language-asian="ru" style:country-asian="RU" style:font-style-asian="normal" style:language-complex="ar" style:country-complex="SA" style:font-style-complex="normal"/>
    </style:style>
    <style:style style:name="T81" style:family="text">
      <style:text-properties style:use-window-font-color="true" fo:language="ru" fo:country="RU" fo:font-style="normal" officeooo:rsid="003a86d6" style:letter-kerning="false" style:language-asian="ru" style:country-asian="RU" style:font-style-asian="normal" style:language-complex="ar" style:country-complex="SA" style:font-style-complex="normal"/>
    </style:style>
    <style:style style:name="T82" style:family="text">
      <style:text-properties style:use-window-font-color="true" fo:language="ru" fo:country="RU" fo:font-style="normal" officeooo:rsid="000abc92" style:letter-kerning="false" style:language-asian="ru" style:country-asian="RU" style:font-style-asian="normal" style:language-complex="ar" style:country-complex="SA" style:font-style-complex="normal"/>
    </style:style>
    <style:style style:name="T83" style:family="text">
      <style:text-properties style:use-window-font-color="true" fo:language="ru" fo:country="RU" fo:font-style="normal" officeooo:rsid="001eb70d" style:letter-kerning="false" style:language-asian="ru" style:country-asian="RU" style:font-style-asian="normal" style:language-complex="ar" style:country-complex="SA" style:font-style-complex="normal"/>
    </style:style>
    <style:style style:name="T84" style:family="text">
      <style:text-properties style:use-window-font-color="true" fo:language="ru" fo:country="RU" fo:font-style="normal" officeooo:rsid="000c9838" style:letter-kerning="false" style:language-asian="ru" style:country-asian="RU" style:font-style-asian="normal" style:language-complex="ar" style:country-complex="SA" style:font-style-complex="normal"/>
    </style:style>
    <style:style style:name="T85" style:family="text">
      <style:text-properties style:use-window-font-color="true" fo:language="ru" fo:country="RU" fo:font-style="normal" fo:font-weight="bold" style:letter-kerning="false" style:language-asian="ru" style:country-asian="RU" style:font-style-asian="normal" style:font-weight-asian="bold" style:language-complex="ar" style:country-complex="SA" style:font-style-complex="normal" style:font-weight-complex="bold"/>
    </style:style>
    <style:style style:name="T86" style:family="text">
      <style:text-properties style:use-window-font-color="true" fo:language="ru" fo:country="RU" fo:font-style="normal" fo:font-weight="bold" officeooo:rsid="003cf428" style:letter-kerning="false" style:language-asian="ru" style:country-asian="RU" style:font-style-asian="normal" style:font-weight-asian="bold" style:language-complex="ar" style:country-complex="SA" style:font-style-complex="normal" style:font-weight-complex="bold"/>
    </style:style>
    <style:style style:name="T87" style:family="text">
      <style:text-properties style:use-window-font-color="true" fo:font-size="14pt" style:font-name-asian="Times New Roman1" style:font-size-asian="14pt" style:font-name-complex="Times New Roman1" style:font-size-complex="14pt"/>
    </style:style>
    <style:style style:name="T88" style:family="text">
      <style:text-properties style:use-window-font-color="true" fo:font-size="14pt" officeooo:rsid="0010312f" style:font-name-asian="Times New Roman1" style:font-size-asian="14pt" style:font-name-complex="Times New Roman1" style:font-size-complex="14pt"/>
    </style:style>
    <style:style style:name="T89" style:family="text">
      <style:text-properties style:use-window-font-color="true" fo:font-size="14pt" officeooo:rsid="00165fc9" style:font-name-asian="Times New Roman1" style:font-size-asian="14pt" style:font-name-complex="Times New Roman1" style:font-size-complex="14pt"/>
    </style:style>
    <style:style style:name="T90" style:family="text">
      <style:text-properties style:use-window-font-color="true" fo:font-size="14pt" officeooo:rsid="0018bd7a" style:font-name-asian="Times New Roman1" style:font-size-asian="14pt" style:font-name-complex="Times New Roman1" style:font-size-complex="14pt"/>
    </style:style>
    <style:style style:name="T91" style:family="text">
      <style:text-properties style:use-window-font-color="true" fo:font-size="14pt" officeooo:rsid="00140b58" style:font-name-asian="Times New Roman1" style:font-size-asian="14pt" style:font-name-complex="Times New Roman1" style:font-size-complex="14pt"/>
    </style:style>
    <style:style style:name="T92" style:family="text">
      <style:text-properties style:use-window-font-color="true" fo:font-size="14pt" officeooo:rsid="0011f73c" style:font-name-asian="Times New Roman1" style:font-size-asian="14pt" style:font-name-complex="Times New Roman1" style:font-size-complex="14pt"/>
    </style:style>
    <style:style style:name="T93" style:family="text">
      <style:text-properties style:use-window-font-color="true" fo:font-size="14pt" officeooo:rsid="001eb70d" style:font-name-asian="Times New Roman1" style:font-size-asian="14pt" style:font-name-complex="Times New Roman1" style:font-size-complex="14pt"/>
    </style:style>
    <style:style style:name="T94" style:family="text">
      <style:text-properties style:use-window-font-color="true" fo:font-size="14pt" officeooo:rsid="002198c0" style:font-name-asian="Times New Roman1" style:font-size-asian="14pt" style:font-name-complex="Times New Roman1" style:font-size-complex="14pt"/>
    </style:style>
    <style:style style:name="T95" style:family="text">
      <style:text-properties style:use-window-font-color="true" fo:font-size="14pt" officeooo:rsid="00222af9" style:font-name-asian="Times New Roman1" style:font-size-asian="14pt" style:font-name-complex="Times New Roman1" style:font-size-complex="14pt"/>
    </style:style>
    <style:style style:name="T96" style:family="text">
      <style:text-properties style:use-window-font-color="true" fo:font-size="14pt" officeooo:rsid="002bb613" style:font-name-asian="Times New Roman1" style:font-size-asian="14pt" style:font-name-complex="Times New Roman1" style:font-size-complex="14pt"/>
    </style:style>
    <style:style style:name="T97" style:family="text">
      <style:text-properties style:use-window-font-color="true" fo:font-size="14pt" officeooo:rsid="002d9663" style:font-name-asian="Times New Roman1" style:font-size-asian="14pt" style:font-name-complex="Times New Roman1" style:font-size-complex="14pt"/>
    </style:style>
    <style:style style:name="T98" style:family="text">
      <style:text-properties style:use-window-font-color="true" fo:font-size="14pt" officeooo:rsid="0032e88a" style:font-name-asian="Times New Roman1" style:font-size-asian="14pt" style:font-name-complex="Times New Roman1" style:font-size-complex="14pt"/>
    </style:style>
    <style:style style:name="T99" style:family="text">
      <style:text-properties style:use-window-font-color="true" fo:font-size="14pt" officeooo:rsid="0034e616" style:font-name-asian="Times New Roman1" style:font-size-asian="14pt" style:font-name-complex="Times New Roman1" style:font-size-complex="14pt"/>
    </style:style>
    <style:style style:name="T100" style:family="text">
      <style:text-properties style:use-window-font-color="true" fo:font-size="14pt" fo:language="ru" fo:country="RU" fo:font-style="normal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1" style:family="text">
      <style:text-properties style:use-window-font-color="true" fo:font-size="14pt" fo:language="ru" fo:country="RU" fo:font-style="normal" officeooo:rsid="000a4b6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2" style:family="text">
      <style:text-properties style:use-window-font-color="true" fo:font-size="14pt" fo:language="ru" fo:country="RU" fo:font-style="normal" officeooo:rsid="002f00f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3" style:family="text">
      <style:text-properties style:use-window-font-color="true" fo:font-size="14pt" fo:language="ru" fo:country="RU" fo:font-style="normal" officeooo:rsid="000abc92" style:letter-kerning="false" fo:background-color="transparent" loext:char-shading-value="0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4" style:family="text">
      <style:text-properties style:use-window-font-color="true" fo:font-size="14pt" fo:language="ru" fo:country="RU" fo:font-style="normal" officeooo:rsid="00140b58" style:letter-kerning="false" fo:background-color="transparent" loext:char-shading-value="0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5" style:family="text">
      <style:text-properties style:use-window-font-color="true" fo:font-size="14pt" fo:language="ru" fo:country="RU" fo:font-style="normal" officeooo:rsid="001e0062" style:letter-kerning="false" fo:background-color="transparent" loext:char-shading-value="0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6" style:family="text">
      <style:text-properties style:use-window-font-color="true" fo:font-size="14pt" fo:language="ru" fo:country="RU" fo:font-style="normal" officeooo:rsid="0018bd7a" style:letter-kerning="false" fo:background-color="transparent" loext:char-shading-value="0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7" style:family="text">
      <style:text-properties style:use-window-font-color="true" officeooo:rsid="0016f83b"/>
    </style:style>
    <style:style style:name="T108" style:family="text">
      <style:text-properties style:use-window-font-color="true" officeooo:rsid="00140b58"/>
    </style:style>
    <style:style style:name="T109" style:family="text">
      <style:text-properties style:use-window-font-color="true" officeooo:rsid="00165fc9"/>
    </style:style>
    <style:style style:name="T110" style:family="text">
      <style:text-properties style:use-window-font-color="true" officeooo:rsid="0010312f"/>
    </style:style>
    <style:style style:name="T111" style:family="text">
      <style:text-properties style:use-window-font-color="true" officeooo:rsid="002d9663"/>
    </style:style>
    <style:style style:name="T112" style:family="text">
      <style:text-properties style:use-window-font-color="true" officeooo:rsid="002bb613"/>
    </style:style>
    <style:style style:name="T113" style:family="text">
      <style:text-properties style:use-window-font-color="true" fo:font-style="normal" officeooo:rsid="0034e616" style:font-style-asian="normal" style:font-style-complex="normal"/>
    </style:style>
    <style:style style:name="T114" style:family="text">
      <style:text-properties style:use-window-font-color="true" fo:font-style="normal" officeooo:rsid="0016049b" fo:background-color="transparent" loext:char-shading-value="0" style:font-style-asian="normal" style:font-style-complex="normal"/>
    </style:style>
    <style:style style:name="T115" style:family="text">
      <style:text-properties style:use-window-font-color="true" fo:font-style="normal" officeooo:rsid="0034e616" fo:background-color="transparent" loext:char-shading-value="0" style:font-style-asian="normal" style:font-style-complex="normal"/>
    </style:style>
    <style:style style:name="T116" style:family="text">
      <style:text-properties style:use-window-font-color="true" officeooo:rsid="0010312f" fo:background-color="transparent" loext:char-shading-value="0"/>
    </style:style>
    <style:style style:name="T117" style:family="text">
      <style:text-properties style:use-window-font-color="true" officeooo:rsid="0016f83b" fo:background-color="transparent" loext:char-shading-value="0"/>
    </style:style>
    <style:style style:name="T118" style:family="text">
      <style:text-properties style:use-window-font-color="true" officeooo:rsid="0031926f"/>
    </style:style>
    <style:style style:name="T119" style:family="text">
      <style:text-properties style:use-window-font-color="true" officeooo:rsid="001eb70d"/>
    </style:style>
    <style:style style:name="T120" style:family="text">
      <style:text-properties style:use-window-font-color="true" officeooo:rsid="0034e616"/>
    </style:style>
    <style:style style:name="T121" style:family="text">
      <style:text-properties style:use-window-font-color="true" officeooo:rsid="004a070e"/>
    </style:style>
    <style:style style:name="T122" style:family="text">
      <style:text-properties officeooo:rsid="000a4b6a"/>
    </style:style>
    <style:style style:name="T123" style:family="text">
      <style:text-properties fo:font-size="14pt" officeooo:rsid="00140b58" style:font-name-asian="Times New Roman1" style:font-size-asian="14pt" style:font-name-complex="Times New Roman1" style:font-size-complex="14pt"/>
    </style:style>
    <style:style style:name="T124" style:family="text">
      <style:text-properties fo:font-size="14pt" officeooo:rsid="0010312f" style:font-name-asian="Times New Roman1" style:font-size-asian="14pt" style:font-name-complex="Times New Roman1" style:font-size-complex="14pt"/>
    </style:style>
    <style:style style:name="T125" style:family="text">
      <style:text-properties fo:font-size="14pt" officeooo:rsid="0011f73c" style:font-name-asian="Times New Roman1" style:font-size-asian="14pt" style:font-name-complex="Times New Roman1" style:font-size-complex="14pt"/>
    </style:style>
    <style:style style:name="T126" style:family="text">
      <style:text-properties fo:font-size="14pt" officeooo:rsid="001c20f3" style:font-name-asian="Times New Roman1" style:font-size-asian="14pt" style:font-name-complex="Times New Roman1" style:font-size-complex="14pt"/>
    </style:style>
    <style:style style:name="T127" style:family="text">
      <style:text-properties fo:font-size="14pt" officeooo:rsid="002198c0" style:font-name-asian="Times New Roman1" style:font-size-asian="14pt" style:font-name-complex="Times New Roman1" style:font-size-complex="14pt"/>
    </style:style>
    <style:style style:name="T128" style:family="text">
      <style:text-properties fo:font-size="14pt" officeooo:rsid="00220f82" style:font-name-asian="Times New Roman1" style:font-size-asian="14pt" style:font-name-complex="Times New Roman1" style:font-size-complex="14pt"/>
    </style:style>
    <style:style style:name="T129" style:family="text">
      <style:text-properties fo:font-size="14pt" officeooo:rsid="002bb613" style:font-name-asian="Times New Roman1" style:font-size-asian="14pt" style:font-name-complex="Times New Roman1" style:font-size-complex="14pt"/>
    </style:style>
    <style:style style:name="T130" style:family="text">
      <style:text-properties fo:font-size="14pt" officeooo:rsid="002d9663" style:font-name-asian="Times New Roman1" style:font-size-asian="14pt" style:font-name-complex="Times New Roman1" style:font-size-complex="14pt"/>
    </style:style>
    <style:style style:name="T131" style:family="text">
      <style:text-properties fo:font-size="14pt" officeooo:rsid="0016049b" fo:background-color="transparent" loext:char-shading-value="0" style:font-name-asian="Times New Roman1" style:font-size-asian="14pt" style:font-name-complex="Times New Roman1" style:font-size-complex="14pt"/>
    </style:style>
    <style:style style:name="T132" style:family="text">
      <style:text-properties fo:font-size="14pt" officeooo:rsid="0018bd7a" fo:background-color="transparent" loext:char-shading-value="0" style:font-name-asian="Times New Roman1" style:font-size-asian="14pt" style:font-name-complex="Times New Roman1" style:font-size-complex="14pt"/>
    </style:style>
    <style:style style:name="T133" style:family="text">
      <style:text-properties fo:font-size="14pt" officeooo:rsid="002d9663" fo:background-color="transparent" loext:char-shading-value="0" style:font-name-asian="Times New Roman1" style:font-size-asian="14pt" style:font-name-complex="Times New Roman1" style:font-size-complex="14pt"/>
    </style:style>
    <style:style style:name="T134" style:family="text">
      <style:text-properties officeooo:rsid="0010312f"/>
    </style:style>
    <style:style style:name="T135" style:family="text">
      <style:text-properties officeooo:rsid="00140b58"/>
    </style:style>
    <style:style style:name="T136" style:family="text">
      <style:text-properties officeooo:rsid="0016049b"/>
    </style:style>
    <style:style style:name="T137" style:family="text">
      <style:text-properties officeooo:rsid="0016f83b"/>
    </style:style>
    <style:style style:name="T138" style:family="text">
      <style:text-properties officeooo:rsid="0018bd7a"/>
    </style:style>
    <style:style style:name="T139" style:family="text">
      <style:text-properties fo:background-color="transparent" loext:char-shading-value="0"/>
    </style:style>
    <style:style style:name="T140" style:family="text">
      <style:text-properties officeooo:rsid="0032e88a" fo:background-color="transparent" loext:char-shading-value="0"/>
    </style:style>
    <style:style style:name="T141" style:family="text">
      <style:text-properties officeooo:rsid="001a9098"/>
    </style:style>
    <style:style style:name="T142" style:family="text">
      <style:text-properties officeooo:rsid="001c20f3"/>
    </style:style>
    <style:style style:name="T143" style:family="text">
      <style:text-properties officeooo:rsid="001eb70d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officeooo:rsid="000a4b6a" style:font-style-asian="italic" style:font-style-complex="italic"/>
    </style:style>
    <style:style style:name="T146" style:family="text">
      <style:text-properties fo:font-style="italic" officeooo:rsid="00075466" style:font-style-asian="italic" style:font-style-complex="italic"/>
    </style:style>
    <style:style style:name="T147" style:family="text">
      <style:text-properties fo:font-style="italic" officeooo:rsid="006426ba" style:font-style-asian="italic" style:font-style-complex="italic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officeooo:rsid="00219391"/>
    </style:style>
    <style:style style:name="T150" style:family="text">
      <style:text-properties officeooo:rsid="002198c0"/>
    </style:style>
    <style:style style:name="T151" style:family="text">
      <style:text-properties officeooo:rsid="00220f82"/>
    </style:style>
    <style:style style:name="T152" style:family="text">
      <style:text-properties officeooo:rsid="002351c4"/>
    </style:style>
    <style:style style:name="T153" style:family="text">
      <style:text-properties officeooo:rsid="00262fa7"/>
    </style:style>
    <style:style style:name="T154" style:family="text">
      <style:text-properties officeooo:rsid="0028b7eb"/>
    </style:style>
    <style:style style:name="T155" style:family="text">
      <style:text-properties officeooo:rsid="00298dd2"/>
    </style:style>
    <style:style style:name="T156" style:family="text">
      <style:text-properties officeooo:rsid="002ad47c"/>
    </style:style>
    <style:style style:name="T157" style:family="text">
      <style:text-properties officeooo:rsid="002d9663"/>
    </style:style>
    <style:style style:name="T158" style:family="text">
      <style:text-properties officeooo:rsid="002e6622"/>
    </style:style>
    <style:style style:name="T159" style:family="text">
      <style:text-properties officeooo:rsid="002f00fa"/>
    </style:style>
    <style:style style:name="T160" style:family="text">
      <style:text-properties officeooo:rsid="002f290a"/>
    </style:style>
    <style:style style:name="T161" style:family="text">
      <style:text-properties officeooo:rsid="002fbb04"/>
    </style:style>
    <style:style style:name="T162" style:family="text">
      <style:text-properties officeooo:rsid="0031926f"/>
    </style:style>
    <style:style style:name="T163" style:family="text">
      <style:text-properties officeooo:rsid="0032e88a"/>
    </style:style>
    <style:style style:name="T164" style:family="text">
      <style:text-properties officeooo:rsid="0033b449"/>
    </style:style>
    <style:style style:name="T165" style:family="text">
      <style:text-properties officeooo:rsid="0034e616"/>
    </style:style>
    <style:style style:name="T166" style:family="text">
      <style:text-properties officeooo:rsid="00360fc7"/>
    </style:style>
    <style:style style:name="T167" style:family="text">
      <style:text-properties officeooo:rsid="000ac237"/>
    </style:style>
    <style:style style:name="T168" style:family="text">
      <style:text-properties officeooo:rsid="00378462"/>
    </style:style>
    <style:style style:name="T169" style:family="text">
      <style:text-properties officeooo:rsid="003c2252"/>
    </style:style>
    <style:style style:name="T170" style:family="text">
      <style:text-properties officeooo:rsid="0007c42a"/>
    </style:style>
    <style:style style:name="T171" style:family="text">
      <style:text-properties officeooo:rsid="000c9838"/>
    </style:style>
    <style:style style:name="T172" style:family="text">
      <style:text-properties officeooo:rsid="000abc92"/>
    </style:style>
    <style:style style:name="T173" style:family="text">
      <style:text-properties officeooo:rsid="000761fc"/>
    </style:style>
    <style:style style:name="T174" style:family="text">
      <style:text-properties fo:font-weight="bold" officeooo:rsid="004b5d25" style:font-weight-asian="bold" style:font-weight-complex="bold"/>
    </style:style>
    <style:style style:name="T175" style:family="text">
      <style:text-properties officeooo:rsid="003cf428"/>
    </style:style>
    <style:style style:name="T176" style:family="text">
      <style:text-properties officeooo:rsid="00457988"/>
    </style:style>
    <style:style style:name="T177" style:family="text">
      <style:text-properties officeooo:rsid="00490a10"/>
    </style:style>
    <style:style style:name="T178" style:family="text">
      <style:text-properties fo:color="#ed1c24"/>
    </style:style>
    <style:style style:name="T179" style:family="text">
      <style:text-properties fo:color="#ed1c24" style:text-line-through-style="none" style:text-line-through-type="none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style:text-line-through-style="solid" style:text-line-through-type="single" fo:font-weight="normal" style:font-weight-asian="normal" style:font-weight-complex="normal"/>
    </style:style>
    <style:style style:name="T182" style:family="text">
      <style:text-properties style:text-line-through-style="none" style:text-line-through-type="none" fo:font-weight="normal" style:font-weight-asian="normal" style:font-weight-complex="normal"/>
    </style:style>
    <style:style style:name="T183" style:family="text">
      <style:text-properties officeooo:rsid="004b5d25"/>
    </style:style>
    <style:style style:name="T184" style:family="text">
      <style:text-properties officeooo:rsid="004c615f"/>
    </style:style>
    <style:style style:name="T185" style:family="text">
      <style:text-properties fo:color="#000000"/>
    </style:style>
    <style:style style:name="T186" style:family="text">
      <style:text-properties fo:color="#000000" officeooo:rsid="0058bcf9"/>
    </style:style>
    <style:style style:name="T187" style:family="text">
      <style:text-properties fo:color="#000000" officeooo:rsid="005bd74d"/>
    </style:style>
    <style:style style:name="T188" style:family="text">
      <style:text-properties fo:color="#000000" officeooo:rsid="005d7c29"/>
    </style:style>
    <style:style style:name="T189" style:family="text">
      <style:text-properties fo:color="#000000" officeooo:rsid="005dd972"/>
    </style:style>
    <style:style style:name="T190" style:family="text">
      <style:text-properties fo:color="#000000" officeooo:rsid="005eae57"/>
    </style:style>
    <style:style style:name="T191" style:family="text">
      <style:text-properties fo:color="#000000" officeooo:rsid="005f8559"/>
    </style:style>
    <style:style style:name="T192" style:family="text">
      <style:text-properties officeooo:rsid="004fc43a"/>
    </style:style>
    <style:style style:name="T193" style:family="text">
      <style:text-properties fo:font-variant="normal" fo:text-transform="none" fo:letter-spacing="normal" fo:language="ru" fo:country="RU" fo:font-style="italic" officeooo:rsid="004a070e" style:letter-kerning="false" style:font-name-asian="Times New Roman1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94" style:family="text">
      <style:text-properties fo:font-variant="normal" fo:text-transform="none" fo:letter-spacing="normal" fo:font-style="normal" fo:font-weight="normal" officeooo:rsid="005441dd" style:font-name-asian="Times New Roman1" style:font-size-asian="14pt" style:font-name-complex="Times New Roman1" style:font-size-complex="14pt"/>
    </style:style>
    <style:style style:name="T195" style:family="text">
      <style:text-properties officeooo:rsid="0051afc6"/>
    </style:style>
    <style:style style:name="T196" style:family="text">
      <style:text-properties officeooo:rsid="005441dd"/>
    </style:style>
    <style:style style:name="T197" style:family="text">
      <style:text-properties officeooo:rsid="005441dd" style:font-name-asian="Times New Roman1" style:font-size-asian="14pt" style:font-name-complex="Times New Roman1" style:font-size-complex="14pt"/>
    </style:style>
    <style:style style:name="T198" style:family="text">
      <style:text-properties officeooo:rsid="0057254d"/>
    </style:style>
    <style:style style:name="T199" style:family="text">
      <style:text-properties officeooo:rsid="0058bcf9"/>
    </style:style>
    <style:style style:name="T200" style:family="text">
      <style:text-properties officeooo:rsid="005a65c9"/>
    </style:style>
    <style:style style:name="T201" style:family="text">
      <style:text-properties officeooo:rsid="005bd74d"/>
    </style:style>
    <style:style style:name="T202" style:family="text">
      <style:text-properties officeooo:rsid="005dd972"/>
    </style:style>
    <style:style style:name="T203" style:family="text">
      <style:text-properties officeooo:rsid="006426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Сопроводительное письмо:</text:p>
      <text:p text:style-name="P31"/>
      <text:p text:style-name="P22"><text:tab/>Здравствуйте!</text:p>
      <text:p text:style-name="P22"><text:tab/>В этом сообщении хочу прокомментировать моё решение тестового задания, так как оно получилось достаточно объёмным. </text:p>
      <text:p text:style-name="P22"><text:tab/>В первом пункте я постаралась кратко перечислить этапы тестирования. <text:span text:style-name="T202">В частности,</text:span> <text:span text:style-name="T202">я </text:span>привела примеры моих вопросов к требованиям, которые на реальном проекте я бы задала бизнес аналитику или другому ответственному лицу. В условиях тестового задания я <text:span text:style-name="T200">решила</text:span> <text:span text:style-name="T200">в случае не зафиксированных в ТЗ моментов </text:span>опира<text:span text:style-name="T200">ться</text:span> на логику и требования, «спрятанные» в ответах сервера.</text:p>
      <text:p text:style-name="P22"><text:tab/>Пункт «Планирование тестирования» тоже включает в себя <text:span text:style-name="T200">скорее </text:span>теоретические рассуждения <text:span text:style-name="T199">для реального проекта</text:span>. Так как задание тестовое, я провела только функциональное тестирование.<text:span text:style-name="T199"> А также </text:span><text:s/>не стала автоматизировать тесты в разных браузерах.</text:p>
      <text:p text:style-name="P22"><text:tab/><text:span text:style-name="T199">Также я не стала составлять отчет о тестировании, ограничившись описанием дефектов.</text:span></text:p>
      <text:p text:style-name="P23"><text:tab/><text:span text:style-name="T199">Основной объём этого документа составляет детальное описание тестовых сценариев, которые в первую очередь были нужны мне самой для составления автотестов. Поэтому в </text:span>разделе «Тест-дизайн» приведен <text:span text:style-name="T199">краткий </text:span>список тест-кейсов. <text:span text:style-name="T201">Фактически тестов намного больше, т.к. многие из них включают в себя параметризацию, в том числе для реализации позитивного и негативного тестирования.</text:span></text:p>
      <text:p text:style-name="P24"><text:tab/><text:span text:style-name="T199">Отдельно хочу прокомментировать автотесты. Я автоматизировала почти все тестовые сценарии. Однако в коде остались моменты, которые лично мне <text:s/>хотелось бы улучшить. Я понимаю, что некоторые действия можно оптимизировать, вывести в отдельные функции, да и в целом улучшить структуру проекта. Но на это требуется больше времени. Тесты содержат в себе описание проверок в достаточно вольном стиле, в том числе кое где содержат мои мысли на тему их улучшения. И последнее: я не успела довести до ума тест </text:span><text:span text:style-name="T186">WebSocket</text:span><text:span text:style-name="T187">`а</text:span><text:span text:style-name="T186">, т.к. раньше я с ним не работала, </text:span><text:span text:style-name="T187">и мне нужно </text:span><text:span text:style-name="T189">чуть </text:span><text:span text:style-name="T190">б</text:span><text:span text:style-name="T187">ольше времени, чтобы в нём разобраться</text:span><text:span text:style-name="T186">. Я написала функцию, но не могу утверждать, являются полученные результаты дефектом программы или недоработкой теста.</text:span></text:p>
      <text:p text:style-name="P25"><text:span text:style-name="T186"><text:tab/></text:span><text:span text:style-name="T185">На этом всё. Надеюсь, </text:span><text:span text:style-name="T191">в</text:span><text:span text:style-name="T185">ам понравится мое решение так же, как мне понравилось его </text:span><text:span text:style-name="T188">выполнять</text:span><text:span text:style-name="T185">! :)</text:span></text:p>
      <text:p text:style-name="P32"/>
      <text:p text:style-name="P26"/>
      <text:p text:style-name="P26"/>
      <text:p text:style-name="P396">ЭТАПЫ ТЕСТИРОВАНИЯ</text:p>
      <text:p text:style-name="P1"/>
      <text:list xml:id="list62993437" text:style-name="L1">
        <text:list-item>
          <text:p text:style-name="P400">Тестирование требований</text:p>
          <text:p text:style-name="P401"><text:span text:style-name="T1">Несмотря на то, что тестируемый объект это пока что Proof of Concept, </text:span><text:span text:style-name="T2">требования к нему должны быть прозрачными.</text:span></text:p>
        </text:list-item>
      </text:list>
      <text:p text:style-name="P13">Например:</text:p>
      <text:list xml:id="list2216135904" text:style-name="L2">
        <text:list-item>
          <text:p text:style-name="P405"><text:span text:style-name="T29">«</text:span><text:span text:style-name="T33">Предоставлять информацию о доступных устройствах в сети» </text:span><text:span text:style-name="T34">(backend, п.1)</text:span><text:span text:style-name="T36">: Только о том, какие устройства доступны, или какие-то данные этих устройств, какие?</text:span></text:p>
        </text:list-item>
        <text:list-item>
          <text:p text:style-name="P406"><text:span text:style-name="T36">«</text:span><text:span text:style-name="T33">Предоставлять доступ к служебным отчетам устройства</text:span><text:span text:style-name="T36">» </text:span><text:span text:style-name="T34">(backend, п.4)</text:span><text:span text:style-name="T36">: </text:span><text:span text:style-name="T37">Есть ли требованиям к самим отчетам? Формат, содержание?</text:span></text:p>
        </text:list-item>
        <text:list-item>
          <text:p text:style-name="P406"><text:span text:style-name="T37">«</text:span><text:span text:style-name="T33">Страница мониторинга должна отображать 3 вывода устройства (G, Pin 2, Pin 3)</text:span><text:span text:style-name="T36">» </text:span><text:span text:style-name="T34">(frontend, п.3)</text:span><text:span text:style-name="T36">: Что должно отображаться для вывода G? Если у «земли» нет значения, нужно ли её вообще отображать?</text:span></text:p>
        </text:list-item>
        <text:list-item>
          <text:p text:style-name="P407"><text:span text:style-name="T35">«</text:span><text:span text:style-name="T33">Для функцион</text:span><text:bookmark text:name="_GoBack12"/><text:span text:style-name="T33">альных выводов (Pin X) должны отображаться текущие значения PWM (duty, frequency) с возможностью их изменения в реальном времени.»</text:span><text:span text:style-name="T34">(frontend, п.3)</text:span><text:span text:style-name="T33">: </text:span><text:span text:style-name="T32">Какие значения являются допустимыми?</text:span></text:p>
        </text:list-item>
      </text:list>
      <text:p text:style-name="P392">И так далее.</text:p>
      <text:list xml:id="list114160315328173" text:continue-list="list62993437" text:style-name="L1">
        <text:list-item>
          <text:p text:style-name="P408"><text:span text:style-name="T7">Планирование</text:span><text:span text:style-name="T8"> тестирования</text:span></text:p>
        </text:list-item>
      </text:list>
      <text:p text:style-name="P391"><text:span text:style-name="T3">Определение сроков, объемов тестирования, необходимость автоматизации (для PoC), среда тестирования (например, будут ли подключены реальные устройства или будут использоваться заглушки, </text:span><text:span text:style-name="T176">кроссплатформенность — разные браузеры</text:span><text:span text:style-name="T3">), виды тестирования (для PoC, возможно, достаточно функционального).</text:span></text:p>
      <text:list xml:id="list114161189119590" text:continue-numbering="true" text:style-name="L1">
        <text:list-item>
          <text:p text:style-name="P409">Разработка тестовых сценариев</text:p>
        </text:list-item>
        <text:list-item>
          <text:p text:style-name="P410">Написание автотестов</text:p>
        </text:list-item>
        <text:list-item>
          <text:p text:style-name="P410">Непосредственно тестирование <text:span text:style-name="T167">(и повторное тестирование после устранения дефектов)</text:span></text:p>
        </text:list-item>
        <text:list-item>
          <text:p text:style-name="P410">Составление отчета о тестировании</text:p>
        </text:list-item>
      </text:list>
      <text:p text:style-name="P4"/>
      <text:p text:style-name="P4"/>
      <text:p text:style-name="P27"/>
      <text:p text:style-name="P394">ТЕСТ-ДИЗАЙН</text:p>
      <text:p text:style-name="P27"/>
      <text:p text:style-name="P104"><text:span text:style-name="T169">1 </text:span>BACKEND</text:p>
      <text:p text:style-name="P90"/>
      <text:p text:style-name="P91"><text:span text:style-name="T39">Требование </text:span><text:span text:style-name="T40">1</text:span><text:span text:style-name="T38"> «Предоставлять информацию о доступных устройствах в сети»</text:span></text:p>
      <text:p text:style-name="P92"><text:span text:style-name="T42">1.</text:span><text:span text:style-name="T41">1.1 </text:span><text:span text:style-name="T43">П</text:span><text:span text:style-name="T44">олучени</text:span><text:span text:style-name="T43">е</text:span><text:span text:style-name="T44"> по API списка доступных устройств</text:span></text:p>
      <text:p text:style-name="P99"/>
      <text:p text:style-name="P89"><text:span text:style-name="T55">Требование 2</text:span><text:span text:style-name="T53"> «</text:span><text:span text:style-name="T50">Предоставлять информацию о текущих значениях ШИМ на выходах устройства</text:span><text:span text:style-name="T53">»</text:span></text:p>
      <text:p text:style-name="P82"><text:span text:style-name="T59">1.</text:span><text:span text:style-name="T57">2.1 </text:span><text:span text:style-name="T60">Получение</text:span><text:span text:style-name="T59"> по API </text:span><text:span text:style-name="T61">информации о</text:span><text:span text:style-name="T59"> </text:span><text:span text:style-name="T62">текущих значениях </text:span><text:span text:style-name="T60">duty и frequency</text:span><text:span text:style-name="T62"> на </text:span><text:span text:style-name="T61">pin 2 и pin 3</text:span></text:p>
      <text:p text:style-name="P387"/>
      <text:p text:style-name="P102"><text:span text:style-name="T56">Требование 3</text:span><text:span text:style-name="T52"> «</text:span><text:span text:style-name="T50">Иметь возможность изменять значения ШИМ на выходах устройства</text:span><text:span text:style-name="T52">» </text:span></text:p>
      <text:p text:style-name="P82"><text:span text:style-name="T61">1.</text:span><text:span text:style-name="T57">3.1 </text:span><text:span text:style-name="T60">Изменение</text:span><text:span text:style-name="T59"> </text:span><text:span text:style-name="T63">по</text:span><text:span text:style-name="T59"> API параметра duty:</text:span></text:p>
      <text:p text:style-name="P94">1.3.1.1 Позитив.: Валидные граничные значения для диапазона [0; 100] </text:p>
      <text:p text:style-name="P94">1.3.1.2 Негатив.: Невалидные граничные значения для диапазона [0; 100], дробные числа, буквенные и специальные символы.</text:p>
      <text:p text:style-name="P82"><text:span text:style-name="T65">1.</text:span><text:span text:style-name="T57">3.2 </text:span><text:span text:style-name="T60">Изменение</text:span><text:span text:style-name="T59"> </text:span><text:span text:style-name="T63">по</text:span><text:span text:style-name="T59"> API параметра </text:span><text:span text:style-name="T66">freq:</text:span></text:p>
      <text:p text:style-name="P84"><text:span text:style-name="T66">1.</text:span><text:span text:style-name="T57">3.2.1 Позитив.: Валидные значения: [</text:span><text:span text:style-name="T76">1, 2, 5, 10, 20, 50, 100, 200, 500</text:span><text:span text:style-name="T57">] (согласно требованиям)</text:span></text:p>
      <text:p text:style-name="P84"><text:span text:style-name="T57">1.3.2.2 Негатив.: Невалидные </text:span><text:span text:style-name="T67">значения: целые числа не выходящие в список допустимых значений, отрицательные, дробные числа, </text:span><text:span text:style-name="T57">буквенные и специальные символы.</text:span></text:p>
      <text:p text:style-name="P82"><text:span text:style-name="T65">1.</text:span><text:span text:style-name="T57">3.3 </text:span><text:span text:style-name="T60">Сохранение</text:span><text:span text:style-name="T68"> внесенного</text:span><text:span text:style-name="T59"> изменения </text:span><text:span text:style-name="T63">по</text:span><text:span text:style-name="T59"> API </text:span><text:span text:style-name="T68">для</text:span><text:span text:style-name="T59"> </text:span><text:span text:style-name="T68">одного из </text:span><text:span text:style-name="T59">параметр</text:span><text:span text:style-name="T57">ов</text:span><text:span text:style-name="T66"> </text:span><text:span text:style-name="T68">в случае, если для второго параметра передано недопустимо значение</text:span></text:p>
      <text:p text:style-name="P388"/>
      <text:p text:style-name="P110"><text:span text:style-name="T56">Требование 4</text:span><text:span text:style-name="T52"> «Предоставлять доступ к служебным отчетам </text:span><text:span text:style-name="T50">устройства</text:span><text:span text:style-name="T122">»</text:span></text:p>
      <text:p text:style-name="P111">1.4.1 <text:span text:style-name="T172">Получение по API отчетов с валидными номерами (целые положительные числа):</text:span></text:p>
      <text:p text:style-name="P113">1.4.1.1 Существующие отчеты: 100, 200, 300, 400 (согласно требования) — статус код ответа 200.</text:p>
      <text:p text:style-name="P113">1.4.1.2 Несуществующие отчеты: 0, 1, 500, 600 — статус код ответа 404.</text:p>
      <text:p text:style-name="P111">1.4.2 <text:span text:style-name="T172">Возврат сообщения об ошибке при запросе по API отчета с невалидным номером (отрицательные, дробные числа, буквы, спец.символы)</text:span></text:p>
      <text:p text:style-name="P95"/>
      <text:p text:style-name="P105"><text:span text:style-name="T75">2 </text:span><text:span text:style-name="T68">F</text:span><text:span text:style-name="T57">RONTEND</text:span></text:p>
      <text:p text:style-name="P386"/>
      <text:p text:style-name="P103"><text:span text:style-name="T39">Требование </text:span><text:span text:style-name="T40">1</text:span><text:span text:style-name="T38"> «На главной странице должен находиться список устройств в табличной форме»</text:span></text:p>
      <text:p text:style-name="P92"><text:span text:style-name="T45">2</text:span><text:span text:style-name="T42">.</text:span><text:span text:style-name="T41">1.1 </text:span><text:span text:style-name="T43">Наличие</text:span><text:span text:style-name="T46"> таблицы </text:span><text:span text:style-name="T43">со списком </text:span><text:span text:style-name="T46">устройств на главной странице</text:span></text:p>
      <text:p text:style-name="P93"><text:span text:style-name="T46">2.</text:span><text:span text:style-name="T41">1.2 </text:span><text:span text:style-name="T43">О</text:span><text:span text:style-name="T46">тображени</text:span><text:span text:style-name="T43">е всех</text:span><text:span text:style-name="T46"> доступных </text:span><text:span text:style-name="T43">в сети </text:span><text:span text:style-name="T46">устройств в таблице</text:span></text:p>
      <text:p text:style-name="P99"><text:soft-page-break/></text:p>
      <text:p text:style-name="P89"><text:span text:style-name="T55">Требование 2</text:span><text:span text:style-name="T53"> «</text:span><text:span text:style-name="T50">Для каждого устройства должны быть отображены его атрибуты: Name, Type, Address, а также кнопки перехода к страницам его мониторинга и диагностики.</text:span><text:span text:style-name="T53">»</text:span></text:p>
      <text:p text:style-name="P82"><text:span text:style-name="T69">2</text:span><text:span text:style-name="T59">.</text:span><text:span text:style-name="T57">2.1 </text:span><text:span text:style-name="T60">К</text:span><text:span text:style-name="T70">орректно</text:span><text:span text:style-name="T60">е отображение</text:span><text:span text:style-name="T70"> имён </text:span><text:span text:style-name="T60">устройств </text:span><text:span text:style-name="T70">в таблице </text:span><text:span text:style-name="T60">(все имена существующие, нет пустых имен)</text:span></text:p>
      <text:p text:style-name="P85"><text:span text:style-name="T70">2.</text:span><text:span text:style-name="T57">2.2 </text:span><text:span text:style-name="T60">К</text:span><text:span text:style-name="T70">орректно</text:span><text:span text:style-name="T60">е отображение</text:span><text:span text:style-name="T70"> типов устройств в таблице</text:span></text:p>
      <text:p text:style-name="P85"><text:span text:style-name="T57">2.2.3 </text:span><text:span text:style-name="T60">К</text:span><text:span text:style-name="T70">орректно</text:span><text:span text:style-name="T60">е отображение</text:span><text:span text:style-name="T70"> адресов устройств в таблице</text:span></text:p>
      <text:p text:style-name="P85"><text:span text:style-name="T70">2.</text:span><text:span text:style-name="T57">2.4 </text:span><text:span text:style-name="T71">Наличие </text:span><text:span text:style-name="T72">и работоспособност</text:span><text:span text:style-name="T71">ь</text:span><text:span text:style-name="T72"> кнопки <text:s/>перехода к странице мониторинга</text:span></text:p>
      <text:p text:style-name="P85"><text:span text:style-name="T72">2.</text:span><text:span text:style-name="T57">2.5 </text:span><text:span text:style-name="T71">Наличие </text:span><text:span text:style-name="T72">и работоспособност</text:span><text:span text:style-name="T71">ь</text:span><text:span text:style-name="T72"> кнопки <text:s/>перехода к странице <text:s/></text:span><text:span text:style-name="T62">диагностики</text:span></text:p>
      <text:p text:style-name="P100"/>
      <text:p text:style-name="P89"><text:span text:style-name="T56">Требование 3</text:span><text:span text:style-name="T52"> «</text:span><text:span text:style-name="T54">С</text:span><text:span text:style-name="T49">траница мониторинга должна отображать 3 вывода устройства (G, Pin 2, Pin 3). Для функцион</text:span><text:bookmark text:name="_GoBack11"/><text:span text:style-name="T49">альных выводов (Pin X) должны отображаться текущие значения PWM (duty, frequency) с возможностью их изменения в реальном времени</text:span><text:span text:style-name="T52">» </text:span></text:p>
      <text:p text:style-name="P402"><text:span text:style-name="T69">2</text:span><text:span text:style-name="T61">.</text:span><text:span text:style-name="T57">3.1 </text:span><text:span text:style-name="T60">К</text:span><text:span text:style-name="T70">орректно</text:span><text:span text:style-name="T60">е отображение</text:span><text:span text:style-name="T58"> параметра duty для pin 2 и pin 3 для каждого устройства</text:span><text:span text:style-name="T65"> </text:span><text:span text:style-name="T71">после перехода</text:span><text:span text:style-name="T65"> на страницу мониторинга с основной страницы</text:span></text:p>
      <text:p text:style-name="P82"><text:span text:style-name="T69">2</text:span><text:span text:style-name="T65">.</text:span><text:span text:style-name="T57">3.2 </text:span><text:span text:style-name="T60">К</text:span><text:span text:style-name="T70">орректно</text:span><text:span text:style-name="T60">е отображение</text:span><text:span text:style-name="T58"> параметра frequency </text:span><text:span text:style-name="T65">для pin 2 и pin 3 для каждого устройства </text:span><text:span text:style-name="T71">после перехода</text:span><text:span text:style-name="T65"> на страницу мониторинга с основной страницы.</text:span></text:p>
      <text:p text:style-name="P82"><text:span text:style-name="T69">2</text:span><text:span text:style-name="T65">.</text:span><text:span text:style-name="T57">3.3 </text:span><text:span text:style-name="T71">Изменение параметра</text:span><text:span text:style-name="T58"> </text:span><text:span text:style-name="T73">duty </text:span><text:span text:style-name="T58">для pin 2 </text:span><text:span text:style-name="T74">и pin 3</text:span><text:span text:style-name="T58"> каждого устройства</text:span><text:span text:style-name="T65"> </text:span><text:span text:style-name="T71">после перехода</text:span><text:span text:style-name="T65"> на страницу мониторинга с основной страницы:</text:span></text:p>
      <text:p text:style-name="P87"><text:span text:style-name="T65">2.</text:span><text:span text:style-name="T57">3.3.1 </text:span><text:span text:style-name="T64">Позитив.: Валидные граничные значения для диапазона [0; 100] </text:span></text:p>
      <text:p text:style-name="P82"><text:span text:style-name="T67">2.3.3.2 </text:span><text:span text:style-name="T64">Негатив.: Невалидные граничные значения для диапазона [0; 100], дробные числа, буквенные и специальные символы.</text:span></text:p>
      <text:p text:style-name="P403"><text:span text:style-name="T173">2.</text:span>3.4 <text:span text:style-name="T171">Изменение параметра frequency для pin 2 и pin 3 каждого устройства после перехода на страницу мониторинга с основной страницы</text:span></text:p>
      <text:p text:style-name="P404">2.3.5 <text:span text:style-name="T172">Корректное отображение </text:span>информации о выводе G <text:span text:style-name="T203">(</text:span><text:span text:style-name="T147">*нужно уточнить требования к отображению этой информации</text:span><text:span text:style-name="T203">)</text:span></text:p>
      <text:p text:style-name="P95"/>
      <text:p text:style-name="P110"><text:span text:style-name="T56">Требование 4</text:span><text:span text:style-name="T52"> «</text:span><text:span text:style-name="T51">На странице служебных отчетов должна быть возможность выбора и запроса одного из доступных типов отчета</text:span><text:span text:style-name="T122">»</text:span></text:p>
      <text:p text:style-name="P111"><text:span text:style-name="T170">2</text:span>.4.1 <text:span text:style-name="T171">Просмотр</text:span><text:span text:style-name="T80"> отчета </text:span><text:span text:style-name="T81">на странице Diagnoctics</text:span></text:p>
      <text:p text:style-name="P6"/>
      <text:p text:style-name="P45">Дополнительно</text:p>
      <text:p text:style-name="P14">3.1.1 Возврат со страницы мониторинга на главную страницу по нажатию на заголовок «Test UI»</text:p>
      <text:p text:style-name="P14">3.1.2 Возврат со страницы диагностики на главную страницу по нажатию на заголовок «Test UI»</text:p>
      <text:p text:style-name="P6"/>
      <text:p text:style-name="P28"/>
      <text:p text:style-name="P29"/>
      <text:p text:style-name="P395">ДЕФЕКТЫ</text:p>
      <text:p text:style-name="P60"/>
      <text:p text:style-name="P397"><text:span text:style-name="T47">1. </text:span><text:span text:style-name="T48">Не меняется параметр frequency у Pin 3 на странице мониторинга Monitoring</text:span></text:p>
      <text:p text:style-name="P61"><text:span text:style-name="T180">Приоритет (</text:span><text:span text:style-name="T181">low</text:span><text:span text:style-name="T182"> </text:span><text:span text:style-name="T181">basic</text:span><text:span text:style-name="T182"> </text:span><text:span text:style-name="T181">important</text:span><text:span text:style-name="T182"> </text:span><text:span text:style-name="T178">critical</text:span><text:span text:style-name="T180">)</text:span></text:p>
      <text:p text:style-name="P69"><text:span text:style-name="T174">Описание</text:span>:</text:p>
      <text:p text:style-name="P71">На странице мониторинга после выбора значения и нажатия на кнопку «Save» не обновляется параметр <text:span text:style-name="T177">frequency у Pin 3.</text:span></text:p>
      <text:p text:style-name="P7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321"/>
          </table:table-cell>
          <table:table-cell table:style-name="Таблица5.A1" office:value-type="string">
            <text:p text:style-name="P321">Шаги теста</text:p>
          </table:table-cell>
          <table:table-cell table:style-name="Таблица5.A1" office:value-type="string">
            <text:p text:style-name="P321"><text:span text:style-name="T135">О</text:span>жидаемый результат</text:p>
          </table:table-cell>
          <table:table-cell table:style-name="Таблица5.D1" office:value-type="string">
            <text:p text:style-name="P323">Фактический результат</text:p>
          </table:table-cell>
        </table:table-row>
        <table:table-row>
          <table:table-cell table:style-name="Таблица5.A2" office:value-type="string">
            <text:p text:style-name="P298">1</text:p>
          </table:table-cell>
          <table:table-cell table:style-name="Таблица5.A2" office:value-type="string">
            <text:p text:style-name="P231">Открыть <text:span text:style-name="T177">главную страницу</text:span></text:p>
          </table:table-cell>
          <table:table-cell table:style-name="Таблица5.A2" office:value-type="string">
            <text:p text:style-name="P231">Открылась <text:span text:style-name="T177">главная </text:span>страница </text:p>
          </table:table-cell>
          <table:table-cell table:style-name="Таблица5.D2" office:value-type="string">
            <text:p text:style-name="P231">Открылась <text:span text:style-name="T177">главная </text:span>страница </text:p>
          </table:table-cell>
        </table:table-row>
        <table:table-row>
          <table:table-cell table:style-name="Таблица5.A2" office:value-type="string">
            <text:p text:style-name="P298">2</text:p>
          </table:table-cell>
          <table:table-cell table:style-name="Таблица5.A2" office:value-type="string">
            <text:p text:style-name="P297">Нажать на кнопку «Monitoring» первого устройства</text:p>
          </table:table-cell>
          <table:table-cell table:style-name="Таблица5.A2" office:value-type="string">
            <text:p text:style-name="P231">Открылась страница <text:span text:style-name="T156">мониторинга</text:span></text:p>
          </table:table-cell>
          <table:table-cell table:style-name="Таблица5.D2" office:value-type="string">
            <text:p text:style-name="P231">Открылась страница <text:span text:style-name="T156">мониторинга</text:span></text:p>
          </table:table-cell>
        </table:table-row>
        <table:table-row>
          <table:table-cell table:style-name="Таблица5.A2" office:value-type="string">
            <text:p text:style-name="P298">3</text:p>
          </table:table-cell>
          <table:table-cell table:style-name="Таблица5.A2" office:value-type="string">
            <text:p text:style-name="P278"><text:span text:style-name="T162">Кликнуть на</text:span> поле <text:span text:style-name="T162">выбора</text:span> <text:span text:style-name="T79">frequency</text:span> <text:span text:style-name="T161">проверяемого пина</text:span></text:p>
          </table:table-cell>
          <table:table-cell table:style-name="Таблица5.A2" office:value-type="string">
            <text:p text:style-name="P285">Раскрылся выпадающий список значений</text:p>
          </table:table-cell>
          <table:table-cell table:style-name="Таблица5.D2" office:value-type="string">
            <text:p text:style-name="P285">Раскрылся выпадающий список значений</text:p>
          </table:table-cell>
        </table:table-row>
        <table:table-row>
          <table:table-cell table:style-name="Таблица5.A2" office:value-type="string">
            <text:p text:style-name="P298">4</text:p>
          </table:table-cell>
          <table:table-cell table:style-name="Таблица5.A2" office:value-type="string">
            <text:p text:style-name="P278"><text:span text:style-name="T111">В</text:span><text:span text:style-name="T118">ыбрать</text:span><text:span text:style-name="T27"> значение, </text:span><text:span text:style-name="T121">отличное от текущего</text:span></text:p>
          </table:table-cell>
          <table:table-cell table:style-name="Таблица5.A2" office:value-type="string">
            <text:p text:style-name="P285">Список свернулся, в поле отображается выбранное значение</text:p>
          </table:table-cell>
          <table:table-cell table:style-name="Таблица5.D2" office:value-type="string">
            <text:p text:style-name="P285">Список свернулся, в поле отображается выбранное значение</text:p>
          </table:table-cell>
        </table:table-row>
        <table:table-row>
          <table:table-cell table:style-name="Таблица5.A2" office:value-type="string">
            <text:p text:style-name="P339">5</text:p>
          </table:table-cell>
          <table:table-cell table:style-name="Таблица5.A2" office:value-type="string">
            <text:p text:style-name="P332"><text:span text:style-name="T101">Н</text:span><text:span text:style-name="T100">ажать кнопку «Save» и в течение 3 секунд ждать обновления значений</text:span></text:p>
          </table:table-cell>
          <table:table-cell table:style-name="Таблица5.A2" office:value-type="string">
            <text:p text:style-name="P362"><text:span text:style-name="T137">З</text:span>начение <text:span text:style-name="T26">frequency</text:span> обновилось на в<text:span text:style-name="T162">ыбранное</text:span></text:p>
          </table:table-cell>
          <table:table-cell table:style-name="Таблица5.D2" office:value-type="string">
            <text:p text:style-name="P381">Значение <text:span text:style-name="T26">frequency</text:span><text:span text:style-name="T160"> </text:span>НЕ изменилось</text:p>
          </table:table-cell>
        </table:table-row>
      </table:table>
      <text:p text:style-name="P62"/>
      <text:p text:style-name="P66">Примечания:</text:p>
      <text:p text:style-name="P71">Баг воспроизводится для каждого устройства, для всех значений <text:span text:style-name="T159">frequency</text:span>. </text:p>
      <text:p text:style-name="P71">Проверено в двух браузерах: Chrome, FireFox.</text:p>
      <text:p text:style-name="P71"/>
      <text:p text:style-name="P74">При запросе данных по API (<text:span text:style-name="T144">GET /devices</text:span>) видно, что после выбора значения и нажатия на кнопку «Save» в браузере - значение на сервере не меняется.<text:line-break/>При изменении значения параметра через API (<text:span text:style-name="T144">PATCH /devices?address={deviceAddress}&amp;duty2={value}&amp;freq2={value}</text:span>) новое значение сохраняется и отображается в веб-интерфейсе. </text:p>
      <text:p text:style-name="P71">Из выше сказанного можно делать вывод, что проблема не в отображении, а в записи нового значения через веб-интерфейс.</text:p>
      <text:p text:style-name="P61"/>
      <text:p text:style-name="P68">Тест-кейсы/Автотесты:</text:p>
      <text:p text:style-name="P107">2.3.4 <text:s/>/ frontend.monitoring_test.test_change_freq_pin3</text:p>
      <text:p text:style-name="P109">1.3.2 <text:s/>/ backend.test_api.test_changing_freq_pin_3</text:p>
      <text:p text:style-name="P108"/>
      <text:p text:style-name="P61"><text:soft-page-break/></text:p>
      <text:p text:style-name="P80">2. <text:s/><text:span text:style-name="T183">Отсутствует возможность выбора</text:span> отчет<text:span text:style-name="T183">а</text:span> 400 на странице <text:span text:style-name="T183">диагностики</text:span> Diagnostics</text:p>
      <text:p text:style-name="P63"><text:span text:style-name="T180">Приоритет (</text:span><text:span text:style-name="T181">low</text:span><text:span text:style-name="T182"> </text:span><text:span text:style-name="T181">basic</text:span><text:span text:style-name="T182"> </text:span><text:span text:style-name="T179">important</text:span><text:span text:style-name="T182"> </text:span><text:span text:style-name="T181">critical</text:span><text:span text:style-name="T180">)</text:span></text:p>
      <text:p text:style-name="P70"><text:span text:style-name="T174">Описание</text:span>:</text:p>
      <text:p text:style-name="P72">На<text:span text:style-name="T184"> странице диагностики в выпадающем списке отчетов доступны для выбора отчеты 100/200/300. </text:span></text:p>
      <text:p text:style-name="P75">В требовании №4 к backend указано, что должен быть доступ к отчетам </text:p>
      <text:p text:style-name="P106">100/200/300/400.</text:p>
      <text:p text:style-name="P106">Отчета 400 в выпадающем списке нет и, соответственно, просмотреть его невозможно.</text:p>
      <text:p text:style-name="P64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299"/>
          </table:table-cell>
          <table:table-cell table:style-name="Таблица20.A1" office:value-type="string">
            <text:p text:style-name="P321">Шаги теста</text:p>
          </table:table-cell>
          <table:table-cell table:style-name="Таблица20.A1" office:value-type="string">
            <text:p text:style-name="P321"><text:span text:style-name="T135">О</text:span>жидаемый результат</text:p>
          </table:table-cell>
          <table:table-cell table:style-name="Таблица20.D1" office:value-type="string">
            <text:p text:style-name="P323">Фактический результат</text:p>
          </table:table-cell>
        </table:table-row>
        <table:table-row>
          <table:table-cell table:style-name="Таблица20.A2" office:value-type="string">
            <text:p text:style-name="P289">1</text:p>
          </table:table-cell>
          <table:table-cell table:style-name="Таблица20.A2" office:value-type="string">
            <text:p text:style-name="P260">Открыть главную страницу</text:p>
          </table:table-cell>
          <table:table-cell table:style-name="Таблица20.A2" office:value-type="string">
            <text:p text:style-name="P260">Открылась главная страница</text:p>
          </table:table-cell>
          <table:table-cell table:style-name="Таблица20.D2" office:value-type="string">
            <text:p text:style-name="P260">Открылась главная страница</text:p>
          </table:table-cell>
        </table:table-row>
        <table:table-row>
          <table:table-cell table:style-name="Таблица20.A2" office:value-type="string">
            <text:p text:style-name="P257"><text:span text:style-name="T164">1</text:span>.2</text:p>
          </table:table-cell>
          <table:table-cell table:style-name="Таблица20.A2" office:value-type="string">
            <text:p text:style-name="P239"><text:span text:style-name="T152">Нажать на кнопку «</text:span><text:span text:style-name="T110">Diagnostics</text:span><text:span text:style-name="T152">» первого устройства</text:span></text:p>
          </table:table-cell>
          <table:table-cell table:style-name="Таблица20.A2" office:value-type="string">
            <text:p text:style-name="P385"><text:span text:style-name="T4">Открылась страница «</text:span><text:span text:style-name="T28">Diagnostics</text:span><text:span text:style-name="T4"> Engine»</text:span></text:p>
          </table:table-cell>
          <table:table-cell table:style-name="Таблица20.D2" office:value-type="string">
            <text:p text:style-name="P385"><text:span text:style-name="T4">Открылась страница «</text:span><text:span text:style-name="T28">Diagnostics</text:span><text:span text:style-name="T4"> Engine»</text:span></text:p>
          </table:table-cell>
        </table:table-row>
        <table:table-row>
          <table:table-cell table:style-name="Таблица20.A2" office:value-type="string">
            <text:p text:style-name="P289">1.3</text:p>
          </table:table-cell>
          <table:table-cell table:style-name="Таблица20.A2" office:value-type="string">
            <text:p text:style-name="P291">Кликнуть на поле выбора отчета «Select report»</text:p>
          </table:table-cell>
          <table:table-cell table:style-name="Таблица20.A2" office:value-type="string">
            <text:p text:style-name="P286">Раскрылся выпадающий список значений</text:p>
          </table:table-cell>
          <table:table-cell table:style-name="Таблица20.D2" office:value-type="string">
            <text:p text:style-name="P286">Раскрылся выпадающий список значений</text:p>
          </table:table-cell>
        </table:table-row>
        <table:table-row>
          <table:table-cell table:style-name="Таблица20.A2" office:value-type="string">
            <text:p text:style-name="P289">1.4</text:p>
          </table:table-cell>
          <table:table-cell table:style-name="Таблица20.A2" office:value-type="string">
            <text:p text:style-name="P291">Выбрать код отчета <text:span text:style-name="T192">400</text:span></text:p>
          </table:table-cell>
          <table:table-cell table:style-name="Таблица20.A2" office:value-type="string">
            <text:p text:style-name="P286">Список свернулся, в поле отображается выбранное значение</text:p>
          </table:table-cell>
          <table:table-cell table:style-name="Таблица20.D2" office:value-type="string">
            <text:p text:style-name="P324">В списке отсутствует код отчета 400</text:p>
          </table:table-cell>
        </table:table-row>
        <table:table-row>
          <table:table-cell table:style-name="Таблица20.A2" office:value-type="string">
            <text:p text:style-name="P289">1.5</text:p>
          </table:table-cell>
          <table:table-cell table:style-name="Таблица20.A2" office:value-type="string">
            <text:p text:style-name="P291">Нажать на кнопку «Load report»</text:p>
          </table:table-cell>
          <table:table-cell table:style-name="Таблица20.A2" office:value-type="string">
            <text:p text:style-name="P291">Отобразился отчет</text:p>
          </table:table-cell>
          <table:table-cell table:style-name="Таблица20.D2" office:value-type="string">
            <text:p text:style-name="P291">-</text:p>
          </table:table-cell>
        </table:table-row>
      </table:table>
      <text:p text:style-name="P64"/>
      <text:p text:style-name="P67">Примечания:</text:p>
      <text:p text:style-name="P73">Баг воспроизводится для каждого устройства. </text:p>
      <text:p text:style-name="P73">Проверено в двух браузерах: Chrome, FireFox.</text:p>
      <text:p text:style-name="P73"/>
      <text:p text:style-name="P79"><text:span text:style-name="T19">При запросе </text:span><text:span text:style-name="T20">отчета</text:span><text:span text:style-name="T19"> по API (</text:span><text:span text:style-name="T21">GET /</text:span><text:span text:style-name="T193">report?address={deviceAddress}&amp;repId=400</text:span><text:span text:style-name="T19">)</text:span><text:span text:style-name="T20"> </text:span></text:p>
      <text:p text:style-name="P77">сервер возвращает ответ «Report is not exist» с кодом ответа 404.</text:p>
      <text:p text:style-name="P76"/>
      <text:p text:style-name="P76">Отчеты 100/200/300 доступны для выбора и загружаются.</text:p>
      <text:p text:style-name="P65"/>
      <text:p text:style-name="P68">Тест-кейсы/Автотесты:</text:p>
      <text:p text:style-name="P107">2.4.1 / frontend.diagnostic_test. test_open_report</text:p>
      <text:p text:style-name="P109">1.4.1 / backend.test_api.test_reports</text:p>
      <text:p text:style-name="P108"/>
      <text:p text:style-name="P30"><text:soft-page-break/>Другие дефекты:</text:p>
      <text:p text:style-name="P2"><text:span text:style-name="T196">2</text:span>. В таблице <text:span text:style-name="T195">устройств на главной странице отображаются</text:span> 4 устройств<text:span text:style-name="T195">а, хотя по запросу по API доступных устройств</text:span> 5 <text:span text:style-name="T195">(не отображается устройство «Control»)</text:span>.</text:p>
      <text:p text:style-name="P2"><text:span text:style-name="T196">3</text:span>. В таблице указанный неверный адрес <text:span text:style-name="T195">в десятеричном представлении</text:span> для <text:span text:style-name="T196">устройства «</text:span>Transmission» <text:span text:style-name="T196">(отображается 129, верный - 128)</text:span>.</text:p>
      <text:p text:style-name="P3"><text:span text:style-name="T196">4</text:span>. <text:span text:style-name="T196">Кнопка</text:span> «Monitoring» <text:span text:style-name="T196">устройства «</text:span>Transmission» <text:span text:style-name="T196">не переводит на страницу Мониторинга.</text:span></text:p>
      <text:p text:style-name="P21"><text:span text:style-name="T197">6. У вывода G («земля») на странице диагностики написано «</text:span><text:span text:style-name="T194">No Data». Из требований не ясно, какие данные должны отображаться. Возможно никакие, но в таком случае такая надпись вводит в заблуждение.</text:span></text:p>
      <text:p text:style-name="P17"/>
      <text:p text:style-name="P18">Итого: всего 6 дефектов.</text:p>
      <text:p text:style-name="P389"/>
      <text:p text:style-name="P393">ТЕСТ-КЕЙСЫ</text:p>
      <text:p text:style-name="P59"/>
      <text:p text:style-name="P59"><text:span text:style-name="T175">1 </text:span>BACKEND</text:p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9">№ 1.1.1</text:p>
          </table:table-cell>
          <table:table-cell table:style-name="Таблица1.B1" table:number-columns-spanned="2" office:value-type="string">
            <text:p text:style-name="P184"><text:span text:style-name="T82">П</text:span><text:span text:style-name="T77">олучени</text:span><text:span text:style-name="T82">е</text:span><text:span text:style-name="T77"> по API списка доступных устройств</text:span> </text:p>
          </table:table-cell>
          <table:covered-table-cell/>
        </table:table-row>
        <table:table-row>
          <table:table-cell table:style-name="Таблица1.A2" office:value-type="string">
            <text:p text:style-name="P148">Автотест</text:p>
          </table:table-cell>
          <table:table-cell table:style-name="Таблица1.B2" table:number-columns-spanned="2" office:value-type="string">
            <text:p text:style-name="P130"><text:span text:style-name="T134">backend.test_api.</text:span>test_devices_names</text:p>
          </table:table-cell>
          <table:covered-table-cell/>
        </table:table-row>
        <table:table-row>
          <table:table-cell table:style-name="Таблица1.A2" office:value-type="string">
            <text:p text:style-name="P148">Треб. backend.1</text:p>
          </table:table-cell>
          <table:table-cell table:style-name="Таблица1.B2" table:number-columns-spanned="2" office:value-type="string">
            <text:p text:style-name="P34">«Предоставлять информацию о доступных устройствах в сети»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148">Данные и параметры</text:p>
            <text:p text:style-name="P148"/>
            <text:p text:style-name="P188">Тест не параметризованный, количество проходов: 1</text:p>
          </table:table-cell>
          <table:table-cell table:style-name="Таблица1.B2" table:number-columns-spanned="2" office:value-type="string">
            <text:p text:style-name="P129">http://0.0.0.0:5585</text:p>
          </table:table-cell>
          <table:covered-table-cell/>
        </table:table-row>
        <table:table-row>
          <table:covered-table-cell/>
          <table:table-cell table:style-name="Таблица1.B2" table:number-columns-spanned="2" office:value-type="string">
            <text:p text:style-name="P148">Список устройств: </text:p>
            <text:p text:style-name="P148">['Engine', 'Power', 'Transmission', 'Brake', 'Control']</text:p>
            <text:p text:style-name="P148">*это должен быть список заведомо подключенных устройств</text:p>
          </table:table-cell>
          <table:covered-table-cell/>
        </table:table-row>
        <table:table-row>
          <table:table-cell table:style-name="Таблица1.A2" office:value-type="string">
            <text:p text:style-name="P129"/>
          </table:table-cell>
          <table:table-cell table:style-name="Таблица1.A2" office:value-type="string">
            <text:p text:style-name="P131">Шаги теста</text:p>
          </table:table-cell>
          <table:table-cell table:style-name="Таблица1.B2" office:value-type="string">
            <text:p text:style-name="P131"><text:span text:style-name="T135">О</text:span>жидаемый результат</text:p>
          </table:table-cell>
        </table:table-row>
        <table:table-row>
          <table:table-cell table:style-name="Таблица1.A2" office:value-type="string">
            <text:p text:style-name="P174">1</text:p>
          </table:table-cell>
          <table:table-cell table:style-name="Таблица1.A2" office:value-type="string">
            <text:p text:style-name="P165"><text:span text:style-name="T135">Выполнить запрос</text:span> GET /devices</text:p>
          </table:table-cell>
          <table:table-cell table:style-name="Таблица1.B2" office:value-type="string">
            <text:p text:style-name="P165">Получен ответ от сервера с кодом 200 в формате json</text:p>
          </table:table-cell>
        </table:table-row>
        <table:table-row>
          <table:table-cell table:style-name="Таблица1.A2" office:value-type="string">
            <text:p text:style-name="P174">2</text:p>
          </table:table-cell>
          <table:table-cell table:style-name="Таблица1.A2" office:value-type="string">
            <text:p text:style-name="P165">Получить <text:span text:style-name="T135">из ответа </text:span>список имён устройств (параметр „name“ в json)</text:p>
          </table:table-cell>
          <table:table-cell table:style-name="Таблица1.B2" office:value-type="string">
            <text:p text:style-name="P165">Сформирован список устройств</text:p>
          </table:table-cell>
        </table:table-row>
        <table:table-row>
          <table:table-cell table:style-name="Таблица1.A2" office:value-type="string">
            <text:p text:style-name="P174">3</text:p>
          </table:table-cell>
          <table:table-cell table:style-name="Таблица1.A2" office:value-type="string">
            <text:p text:style-name="P165">Сравнить полученный список с ожидаемым</text:p>
          </table:table-cell>
          <table:table-cell table:style-name="Таблица1.B2" office:value-type="string">
            <text:p text:style-name="P182">Полученный по API список равен ожидаемому (присутствуют все устройства, нет лишних устройств, нет повторяющихся значений)</text:p>
          </table:table-cell>
        </table:table-row>
      </table:table>
      <text:p text:style-name="P7">* <text:span text:style-name="T135">Наличие повторяющихся значений можно вынести в отдельный тест-кейс (но так быстрее)</text:span></text:p>
      <text:p text:style-name="P1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20">№ 1.<text:span text:style-name="T166">2</text:span>.1</text:p>
          </table:table-cell>
          <table:table-cell table:style-name="Таблица3.B1" table:number-columns-spanned="2" office:value-type="string">
            <text:p text:style-name="P398">Получение по API информации о текущих значениях duty и frequency на pin 2 и pin 3</text:p>
          </table:table-cell>
          <table:covered-table-cell/>
        </table:table-row>
        <table:table-row>
          <table:table-cell table:style-name="Таблица3.A2" office:value-type="string">
            <text:p text:style-name="P164">Автотест</text:p>
          </table:table-cell>
          <table:table-cell table:style-name="Таблица3.B2" table:number-columns-spanned="2" office:value-type="string">
            <text:p text:style-name="P294">нет</text:p>
          </table:table-cell>
          <table:covered-table-cell/>
        </table:table-row>
        <table:table-row>
          <table:table-cell table:style-name="Таблица3.A2" office:value-type="string">
            <text:p text:style-name="P164">Треб. backend.<text:span text:style-name="T175">2</text:span></text:p>
          </table:table-cell>
          <table:table-cell table:style-name="Таблица3.B2" table:number-columns-spanned="2" office:value-type="string">
            <text:p text:style-name="P38">«Предоставлять информацию о текущих значениях ШИМ на выходах устройства (WebSocket <text:bookmark-start text:name="__DdeLink__205_1196009032"/>/start_monitoring/{deviceAddress}<text:bookmark-end text:name="__DdeLink__205_1196009032"/>).»</text:p>
          </table:table-cell>
          <table:covered-table-cell/>
        </table:table-row>
        <table:table-row>
          <table:table-cell table:style-name="Таблица3.A2" table:number-rows-spanned="2" office:value-type="string">
            <text:p text:style-name="P164">Данные и параметры</text:p>
            <text:p text:style-name="P164"/>
            <text:p text:style-name="P204">Тест параметризованный, количество <text:soft-page-break/>проходов: <text:span text:style-name="T166">20</text:span></text:p>
            <text:p text:style-name="P294">(2 pins * 2 параметра * 5 устройств)</text:p>
          </table:table-cell>
          <table:table-cell table:style-name="Таблица3.B2" table:number-columns-spanned="2" office:value-type="string">
            <text:p text:style-name="P293">http://0.0.0.0:5585<text:span text:style-name="T50">/start_monitoring/{deviceAddress}</text:span></text:p>
          </table:table-cell>
          <table:covered-table-cell/>
        </table:table-row>
        <table:table-row>
          <table:covered-table-cell/>
          <table:table-cell table:style-name="Таблица3.B2" table:number-columns-spanned="2" office:value-type="string">
            <text:p text:style-name="P164">Список <text:span text:style-name="T166">адресов </text:span>устройств.</text:p>
            <text:p text:style-name="P164">*это должен быть список заведомо подключенных устройств</text:p>
          </table:table-cell>
          <table:covered-table-cell/>
        </table:table-row>
        <table:table-row>
          <table:table-cell table:style-name="Таблица3.A2" office:value-type="string">
            <text:p text:style-name="P295">Подготовительный этап</text:p>
          </table:table-cell>
          <table:table-cell table:style-name="Таблица3.B2" table:number-columns-spanned="2" office:value-type="string">
            <text:p text:style-name="P364">Установить на устройстве параметры duty и frequency и сохранить их.</text:p>
          </table:table-cell>
          <table:covered-table-cell/>
        </table:table-row>
        <table:table-row>
          <table:table-cell table:style-name="Таблица3.A2" office:value-type="string">
            <text:p text:style-name="P293"/>
          </table:table-cell>
          <table:table-cell table:style-name="Таблица3.A2" office:value-type="string">
            <text:p text:style-name="P146">Шаги теста</text:p>
          </table:table-cell>
          <table:table-cell table:style-name="Таблица3.B2" office:value-type="string">
            <text:p text:style-name="P146"><text:span text:style-name="T135">О</text:span>жидаемый результат</text:p>
          </table:table-cell>
        </table:table-row>
        <table:table-row>
          <table:table-cell table:style-name="Таблица3.A2" office:value-type="string">
            <text:p text:style-name="P180">1</text:p>
          </table:table-cell>
          <table:table-cell table:style-name="Таблица3.A2" office:value-type="string">
            <text:p text:style-name="P363">Установить соединение по WesSocket по url http://0.0.0.0:5585<text:span text:style-name="T22">/start_monitoring/{deviceAddress}</text:span></text:p>
          </table:table-cell>
          <table:table-cell table:style-name="Таблица3.B2" office:value-type="string">
            <text:p text:style-name="P116">websocket.open = True</text:p>
            <text:p text:style-name="P363"/>
          </table:table-cell>
        </table:table-row>
        <table:table-row>
          <table:table-cell table:style-name="Таблица3.A2" office:value-type="string">
            <text:p text:style-name="P180">2</text:p>
          </table:table-cell>
          <table:table-cell table:style-name="Таблица3.A2" office:value-type="string">
            <text:p text:style-name="P296">«Слушать» данные в течение времени (частота передачи данных должна быть указана в требованиях).</text:p>
          </table:table-cell>
          <table:table-cell table:style-name="Таблица3.B2" office:value-type="string">
            <text:p text:style-name="P173">Получ<text:span text:style-name="T168">ена</text:span> <text:span text:style-name="T168">информация о <text:s text:c="2"/></text:span><text:span text:style-name="T77">текущих значениях параметров.</text:span></text:p>
          </table:table-cell>
        </table:table-row>
        <table:table-row>
          <table:table-cell table:style-name="Таблица3.A2" office:value-type="string">
            <text:p text:style-name="P180">3</text:p>
          </table:table-cell>
          <table:table-cell table:style-name="Таблица3.A2" office:value-type="string">
            <text:p text:style-name="P172">Сравнить полученны<text:span text:style-name="T168">е значения с внесенными перед началом теста.</text:span></text:p>
          </table:table-cell>
          <table:table-cell table:style-name="Таблица3.B2" office:value-type="string">
            <text:p text:style-name="P296">Значения совпадают.</text:p>
          </table:table-cell>
        </table:table-row>
      </table:table>
      <text:p text:style-name="P9"/>
      <text:p text:style-name="P8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05">№ 1.<text:span text:style-name="T136">3</text:span>.1</text:p>
          </table:table-cell>
          <table:table-cell table:style-name="Таблица2.B1" table:number-columns-spanned="3" office:value-type="string">
            <text:p text:style-name="P101"><text:span text:style-name="T10">Изменение</text:span><text:span text:style-name="T11"> </text:span><text:span text:style-name="T12">по</text:span><text:span text:style-name="T11"> API параметра duty</text:span>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49">Автотест</text:p>
          </table:table-cell>
          <table:table-cell table:style-name="Таблица2.B2" table:number-columns-spanned="3" office:value-type="string">
            <text:p text:style-name="P337"><text:span text:style-name="T124">backend.test_</text:span><text:span text:style-name="T88">api.test_changing_duty_pin_2</text:span></text:p>
            <text:p text:style-name="P336"><text:span text:style-name="T124">backend.test_</text:span><text:span text:style-name="T88">api.test_changing_duty_pin_</text:span><text:span text:style-name="T99">3</text:span>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49">Треб. backend.<text:span text:style-name="T136">3</text:span></text:p>
          </table:table-cell>
          <table:table-cell table:style-name="Таблица2.B2" table:number-columns-spanned="3" office:value-type="string">
            <text:p text:style-name="P35">«Иметь возможность изменять значения ШИМ на выходах устройства»</text:p>
          </table:table-cell>
          <table:covered-table-cell/>
          <table:covered-table-cell/>
        </table:table-row>
        <table:table-row>
          <table:table-cell table:style-name="Таблица2.A2" table:number-rows-spanned="5" office:value-type="string">
            <text:p text:style-name="P149">Данные и параметры</text:p>
            <text:p text:style-name="P188"/>
            <text:p text:style-name="P188">Тест параметризованный, количество проходов: <text:span text:style-name="T165">8</text:span>0</text:p>
            <text:p text:style-name="P191">(5 устройств * </text:p>
            <text:p text:style-name="P203">8 значений * <text:span text:style-name="T165">2 pins</text:span>)</text:p>
          </table:table-cell>
          <table:table-cell table:style-name="Таблица2.B2" table:number-columns-spanned="3" office:value-type="string">
            <text:p text:style-name="P185">http://0.0.0.0:5585</text:p>
          </table:table-cell>
          <table:covered-table-cell/>
          <table:covered-table-cell/>
        </table:table-row>
        <table:table-row>
          <table:covered-table-cell/>
          <table:table-cell table:style-name="Таблица2.B2" table:number-columns-spanned="3" office:value-type="string">
            <text:p text:style-name="P292"><text:span text:style-name="T113">Т</text:span><text:span text:style-name="T114">ест </text:span><text:span text:style-name="T115">проводится отдельно</text:span><text:span text:style-name="T114"> для </text:span><text:span text:style-name="T115">каждого</text:span><text:span text:style-name="T114"> </text:span><text:span text:style-name="T115">пина </text:span></text:p>
            <text:p text:style-name="P292"><text:span text:style-name="T115">В переменных «1» соответствует 2 пину, «2» - 3 пину</text:span><text:span text:style-name="T114">.</text:span></text:p>
          </table:table-cell>
          <table:covered-table-cell/>
          <table:covered-table-cell/>
        </table:table-row>
        <table:table-row>
          <table:covered-table-cell/>
          <table:table-cell table:style-name="Таблица2.B2" table:number-columns-spanned="3" office:value-type="string">
            <text:p text:style-name="P188">Значение freq сохраняется предыдущее</text:p>
          </table:table-cell>
          <table:covered-table-cell/>
          <table:covered-table-cell/>
        </table:table-row>
        <table:table-row>
          <table:covered-table-cell/>
          <table:table-cell table:style-name="Таблица2.B2" table:number-columns-spanned="3" office:value-type="string">
            <text:p text:style-name="P149">Список устройств <text:span text:style-name="T136">(тест повторяется для КАЖДОГО)</text:span>: </text:p>
            <text:p text:style-name="P149">['Engine', 'Power', 'Transmission', 'Brake', 'Control']</text:p>
            <text:p text:style-name="P149">*это должен быть список заведомо подключенных устройств</text:p>
          </table:table-cell>
          <table:covered-table-cell/>
          <table:covered-table-cell/>
        </table:table-row>
        <table:table-row>
          <table:covered-table-cell/>
          <table:table-cell table:style-name="Таблица2.B2" table:number-columns-spanned="3" office:value-type="string">
            <text:p text:style-name="P186">Перечень проверяемых значений и булевое значение, является ли это значение допустимым (позитивный/негативный тест)</text:p>
            <text:p text:style-name="P123">[duty, positive]: </text:p>
            <text:p text:style-name="P117">[100, True], [50, True], [0, True], [-1, False], </text:p>
            <text:p text:style-name="P117">[101, False], [2.5, False], ['aa', False], ['-', False]</text:p>
            <text:p text:style-name="P367">(тест повторяется для КАЖДОЙ пары)</text:p>
            <text:p text:style-name="P372"><text:soft-page-break/></text:p>
            <text:p text:style-name="P372">*<text:span text:style-name="T137">Позитивным считаются целочисленные значения в диапазоне от 0 до 100</text:span>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85"/>
          </table:table-cell>
          <table:table-cell table:style-name="Таблица2.A2" office:value-type="string">
            <text:p text:style-name="P132">Шаги теста</text:p>
          </table:table-cell>
          <table:table-cell table:style-name="Таблица2.B2" table:number-columns-spanned="2" office:value-type="string">
            <text:p text:style-name="P132"><text:span text:style-name="T135">О</text:span>жидаемый результат</text:p>
          </table:table-cell>
          <table:covered-table-cell/>
        </table:table-row>
        <table:table-row>
          <table:table-cell table:style-name="Таблица2.A2" office:value-type="string">
            <text:p text:style-name="P175">1</text:p>
          </table:table-cell>
          <table:table-cell table:style-name="Таблица2.A2" office:value-type="string">
            <text:p text:style-name="P166"><text:span text:style-name="T135">Выполнить запрос</text:span> GET /devices</text:p>
          </table:table-cell>
          <table:table-cell table:style-name="Таблица2.B2" table:number-columns-spanned="2" office:value-type="string">
            <text:p text:style-name="P166">Получен ответ от сервера с кодом 200 в формате json</text:p>
          </table:table-cell>
          <table:covered-table-cell/>
        </table:table-row>
        <table:table-row>
          <table:table-cell table:style-name="Таблица2.A2" office:value-type="string">
            <text:p text:style-name="P352">2</text:p>
          </table:table-cell>
          <table:table-cell table:style-name="Таблица2.A2" office:value-type="string">
            <text:p text:style-name="P188">Получить список адресов устройств</text:p>
          </table:table-cell>
          <table:table-cell table:style-name="Таблица2.B2" table:number-columns-spanned="2" office:value-type="string">
            <text:p text:style-name="P188">Получен список в формате {name} : {address}</text:p>
          </table:table-cell>
          <table:covered-table-cell/>
        </table:table-row>
        <table:table-row>
          <table:table-cell table:style-name="Таблица2.A2" office:value-type="string">
            <text:p text:style-name="P175">3</text:p>
          </table:table-cell>
          <table:table-cell table:style-name="Таблица2.A2" office:value-type="string">
            <text:p text:style-name="P354">Сохранить текущее значение параметров 'pin_<text:span text:style-name="T165">(1/2)</text:span>_pwm_d' и 'pin_<text:span text:style-name="T165">(1/2)</text:span>_pwm_f' для проверяемого устройства</text:p>
          </table:table-cell>
          <table:table-cell table:style-name="Таблица2.B2" table:number-columns-spanned="2" office:value-type="string">
            <text:p text:style-name="P203">Значения параметров <text:span text:style-name="T27">'pin_</text:span><text:span text:style-name="T120">(1/2)</text:span><text:span text:style-name="T27">_pwm_d' и 'pin_</text:span><text:span text:style-name="T120">(1/2)</text:span><text:span text:style-name="T27">_pwm_f' сохранены</text:span></text:p>
          </table:table-cell>
          <table:covered-table-cell/>
        </table:table-row>
        <table:table-row>
          <table:table-cell table:style-name="Таблица2.A2" office:value-type="string">
            <text:p text:style-name="P189">4</text:p>
          </table:table-cell>
          <table:table-cell table:style-name="Таблица2.A2" office:value-type="string">
            <text:p text:style-name="P336"><text:span text:style-name="T123">Выпол</text:span><text:span text:style-name="T89">нить запрос PATCH /devices?address={АДРЕС_УСТРОЙСТВА}&amp;duty</text:span><text:span text:style-name="T99">(1/2)</text:span><text:span text:style-name="T89">={duty}&amp;freq</text:span><text:span text:style-name="T99">(1/2)</text:span><text:span text:style-name="T89">={предыдущее значение freq})</text:span></text:p>
            <text:p text:style-name="P167"/>
          </table:table-cell>
          <table:table-cell table:style-name="Таблица2.B2" table:number-columns-spanned="2" office:value-type="string">
            <text:p text:style-name="P167">Получен ответ от сервера с кодом 200</text:p>
          </table:table-cell>
          <table:covered-table-cell/>
        </table:table-row>
        <table:table-row>
          <table:table-cell table:style-name="Таблица2.A2" office:value-type="string">
            <text:p text:style-name="P205">5</text:p>
          </table:table-cell>
          <table:table-cell table:style-name="Таблица2.A2" office:value-type="string">
            <text:p text:style-name="P166"><text:span text:style-name="T135">Выполнить запрос</text:span> GET /devices</text:p>
          </table:table-cell>
          <table:table-cell table:style-name="Таблица2.B2" table:number-columns-spanned="2" office:value-type="string">
            <text:p text:style-name="P166">Получен ответ от сервера с кодом 200 в формате json</text:p>
          </table:table-cell>
          <table:covered-table-cell/>
        </table:table-row>
        <table:table-row>
          <table:table-cell table:style-name="Таблица2.A2" table:number-rows-spanned="2" office:value-type="string">
            <text:p text:style-name="P205">6</text:p>
          </table:table-cell>
          <table:table-cell table:style-name="Таблица2.A2" table:number-rows-spanned="2" office:value-type="string">
            <text:p text:style-name="P354"><text:span text:style-name="T137">Получить</text:span> текущее значение параметр<text:span text:style-name="T137">а</text:span> 'pin_<text:span text:style-name="T165">(1/2)</text:span>_pwm_d' для проверяемого устройства <text:span text:style-name="T137">и сравнить с переданным значением</text:span></text:p>
          </table:table-cell>
          <table:table-cell table:style-name="Таблица2.A2" office:value-type="string">
            <text:p text:style-name="P356">Позитивный </text:p>
            <text:p text:style-name="P356">positive=True</text:p>
          </table:table-cell>
          <table:table-cell table:style-name="Таблица2.B2" office:value-type="string">
            <text:p text:style-name="P356">Негативный </text:p>
            <text:p text:style-name="P356">positive=Fals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03"><text:span text:style-name="T137">Текущее з</text:span>начени<text:span text:style-name="T137">е</text:span> параметр<text:span text:style-name="T137">а</text:span> <text:span text:style-name="T27">pin_</text:span><text:span text:style-name="T120">(1/2)</text:span><text:span text:style-name="T27">_pwm_d </text:span><text:span text:style-name="T107">равно переданному</text:span></text:p>
          </table:table-cell>
          <table:table-cell table:style-name="Таблица2.B2" office:value-type="string">
            <text:p text:style-name="P203"><text:span text:style-name="T137">Текущее з</text:span>начени<text:span text:style-name="T137">е</text:span> параметр<text:span text:style-name="T137">а</text:span> <text:span text:style-name="T27">pin_</text:span><text:span text:style-name="T120">(1/2)</text:span><text:span text:style-name="T27">_pwm_d </text:span><text:span text:style-name="T107">равно сохраненному предыдущему</text:span></text:p>
          </table:table-cell>
        </table:table-row>
      </table:table>
      <text:p text:style-name="P39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306">№ 1.<text:span text:style-name="T136">3</text:span>.<text:span text:style-name="T165">2</text:span></text:p>
          </table:table-cell>
          <table:table-cell table:style-name="Таблица4.B1" table:number-columns-spanned="3" office:value-type="string">
            <text:p text:style-name="P338"><text:span text:style-name="T103">Изменение</text:span><text:span text:style-name="T104"> </text:span><text:span text:style-name="T105">по</text:span><text:span text:style-name="T104"> API параметра </text:span><text:span text:style-name="T106">freq</text:span>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150">Автотест</text:p>
          </table:table-cell>
          <table:table-cell table:style-name="Таблица4.B2" table:number-columns-spanned="3" office:value-type="string">
            <text:p text:style-name="P335"><text:span text:style-name="T124">backen</text:span><text:span text:style-name="T88">d.test_api.test_changing_freq_pin_2</text:span></text:p>
            <text:p text:style-name="P336"><text:span text:style-name="T88">backend.test_api.test_changing_freq_pin_</text:span><text:span text:style-name="T90">3</text:span>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150">Треб. backend.<text:span text:style-name="T136">3</text:span></text:p>
          </table:table-cell>
          <table:table-cell table:style-name="Таблица4.B2" table:number-columns-spanned="3" office:value-type="string">
            <text:p text:style-name="P33">«Иметь возможность изменять значения ШИМ на выходах устройства»</text:p>
          </table:table-cell>
          <table:covered-table-cell/>
          <table:covered-table-cell/>
        </table:table-row>
        <table:table-row>
          <table:table-cell table:style-name="Таблица4.A2" table:number-rows-spanned="5" office:value-type="string">
            <text:p text:style-name="P150">Данные и параметры</text:p>
            <text:p text:style-name="P191"/>
            <text:p text:style-name="P191">Тест <text:soft-page-break/>параметризованный, количество проходов: <text:span text:style-name="T165">14</text:span>0</text:p>
            <text:p text:style-name="P191">(5 устройств * </text:p>
            <text:p text:style-name="P191"><text:span text:style-name="T138">14</text:span> значений * <text:span text:style-name="T165">2 pins</text:span>)</text:p>
          </table:table-cell>
          <table:table-cell table:style-name="Таблица4.B2" table:number-columns-spanned="3" office:value-type="string">
            <text:p text:style-name="P207">http://0.0.0.0:5585</text:p>
          </table:table-cell>
          <table:covered-table-cell/>
          <table:covered-table-cell/>
        </table:table-row>
        <table:table-row>
          <table:covered-table-cell/>
          <table:table-cell table:style-name="Таблица4.B2" table:number-columns-spanned="3" office:value-type="string">
            <text:p text:style-name="P292"><text:span text:style-name="T113">Т</text:span><text:span text:style-name="T114">ест </text:span><text:span text:style-name="T115">проводится отдельно</text:span><text:span text:style-name="T114"> для </text:span><text:span text:style-name="T115">каждого</text:span><text:span text:style-name="T114"> </text:span><text:span text:style-name="T115">пина </text:span></text:p>
            <text:p text:style-name="P292"><text:span text:style-name="T115">В переменных «1» соответствует 2 пину, «2» - 3 пину</text:span><text:span text:style-name="T114">.</text:span></text:p>
          </table:table-cell>
          <table:covered-table-cell/>
          <table:covered-table-cell/>
        </table:table-row>
        <table:table-row>
          <table:covered-table-cell/>
          <table:table-cell table:style-name="Таблица4.B2" table:number-columns-spanned="3" office:value-type="string">
            <text:p text:style-name="P191">Значение <text:span text:style-name="T138">duty</text:span> сохраняется предыдущее</text:p>
          </table:table-cell>
          <table:covered-table-cell/>
          <table:covered-table-cell/>
        </table:table-row>
        <table:table-row>
          <table:covered-table-cell/>
          <table:table-cell table:style-name="Таблица4.B2" table:number-columns-spanned="3" office:value-type="string">
            <text:p text:style-name="P150">Список устройств <text:span text:style-name="T136">(тест повторяется для КАЖДОГО)</text:span>: </text:p>
            <text:p text:style-name="P150">['Engine', 'Power', 'Transmission', 'Brake', 'Control']</text:p>
            <text:p text:style-name="P150">*это должен быть список заведомо подключенных устройств</text:p>
          </table:table-cell>
          <table:covered-table-cell/>
          <table:covered-table-cell/>
        </table:table-row>
        <table:table-row>
          <table:covered-table-cell/>
          <table:table-cell table:style-name="Таблица4.B2" table:number-columns-spanned="3" office:value-type="string">
            <text:p text:style-name="P348">Перечень проверяемых значений freq<text:span text:style-name="T139">: </text:span></text:p>
            <text:p text:style-name="P127"><text:span text:style-name="T6">позитив.: </text:span><text:span text:style-name="T5">[1, 2, 5, 10, 20, 50, 100, 200, 500</text:span><text:span text:style-name="T6">]</text:span><text:span text:style-name="T5"> </text:span></text:p>
            <text:p text:style-name="P127"><text:span text:style-name="T6">негатив.: [</text:span><text:span text:style-name="T5">0, <text:s/>3, 300, 5000, 'a', '-1', '2.5', '-']</text:span></text:p>
            <text:p text:style-name="P118"/>
            <text:p text:style-name="P366">(тест повторяется для КАЖДО<text:span text:style-name="T138">ГО</text:span> <text:span text:style-name="T138">значения</text:span>)</text:p>
            <text:p text:style-name="P366"/>
            <text:p text:style-name="P382"><text:span text:style-name="T131">*</text:span><text:span text:style-name="T132">Список допустимых значений [1, 2, 5, 10, 20, 50, 100, 200, 500] (получен из ответа сервера по API</text:span><text:span text:style-name="T133">, а должен быть прописан в требованиях.</text:span><text:span text:style-name="T132">)</text:span>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207"/>
          </table:table-cell>
          <table:table-cell table:style-name="Таблица4.A2" office:value-type="string">
            <text:p text:style-name="P133">Шаги теста</text:p>
          </table:table-cell>
          <table:table-cell table:style-name="Таблица4.B2" table:number-columns-spanned="2" office:value-type="string">
            <text:p text:style-name="P133"><text:span text:style-name="T135">О</text:span>жидаемый результат</text:p>
          </table:table-cell>
          <table:covered-table-cell/>
        </table:table-row>
        <table:table-row>
          <table:table-cell table:style-name="Таблица4.A2" office:value-type="string">
            <text:p text:style-name="P176">1</text:p>
          </table:table-cell>
          <table:table-cell table:style-name="Таблица4.A2" office:value-type="string">
            <text:p text:style-name="P168"><text:span text:style-name="T135">Выполнить запрос</text:span> GET /devices</text:p>
          </table:table-cell>
          <table:table-cell table:style-name="Таблица4.B2" table:number-columns-spanned="2" office:value-type="string">
            <text:p text:style-name="P168">Получен ответ от сервера с кодом 200 в формате json</text:p>
          </table:table-cell>
          <table:covered-table-cell/>
        </table:table-row>
        <table:table-row>
          <table:table-cell table:style-name="Таблица4.A2" office:value-type="string">
            <text:p text:style-name="P353">2</text:p>
          </table:table-cell>
          <table:table-cell table:style-name="Таблица4.A2" office:value-type="string">
            <text:p text:style-name="P191">Получить список адресов устройств</text:p>
          </table:table-cell>
          <table:table-cell table:style-name="Таблица4.B2" table:number-columns-spanned="2" office:value-type="string">
            <text:p text:style-name="P191">Получен список в формате {name} : {address}</text:p>
          </table:table-cell>
          <table:covered-table-cell/>
        </table:table-row>
        <table:table-row>
          <table:table-cell table:style-name="Таблица4.A2" office:value-type="string">
            <text:p text:style-name="P176">3</text:p>
          </table:table-cell>
          <table:table-cell table:style-name="Таблица4.A2" office:value-type="string">
            <text:p text:style-name="P354">Сохранить текущее значение параметров 'pin_<text:span text:style-name="T165">(1/2)</text:span>_pwm_d' и 'pin_<text:span text:style-name="T165">(1/2)</text:span>_pwm_f' для проверяемого устройства</text:p>
          </table:table-cell>
          <table:table-cell table:style-name="Таблица4.B2" table:number-columns-spanned="2" office:value-type="string">
            <text:p text:style-name="P203">Значения параметров <text:span text:style-name="T27">'pin_</text:span><text:span text:style-name="T120">(1/2)</text:span><text:span text:style-name="T27">_pwm_d' и 'pin_</text:span><text:span text:style-name="T120">(1/2)</text:span><text:span text:style-name="T27">_pwm_f' сохранены</text:span></text:p>
          </table:table-cell>
          <table:covered-table-cell/>
        </table:table-row>
        <table:table-row>
          <table:table-cell table:style-name="Таблица4.A2" office:value-type="string">
            <text:p text:style-name="P190">4</text:p>
          </table:table-cell>
          <table:table-cell table:style-name="Таблица4.A2" office:value-type="string">
            <text:p text:style-name="P336"><text:span text:style-name="T123">Выпол</text:span><text:span text:style-name="T89">нить запрос PATCH /devices?address={АДРЕС_УСТРОЙСТВА}&amp;duty</text:span><text:span text:style-name="T99">(1/2)</text:span><text:span text:style-name="T89">={предыдущее значение duty}&amp;freq</text:span><text:span text:style-name="T99">(1/2)</text:span><text:span text:style-name="T89">={freq})</text:span></text:p>
            <text:p text:style-name="P168"/>
          </table:table-cell>
          <table:table-cell table:style-name="Таблица4.B2" table:number-columns-spanned="2" office:value-type="string">
            <text:p text:style-name="P168">Получен ответ от сервера с кодом 200</text:p>
          </table:table-cell>
          <table:covered-table-cell/>
        </table:table-row>
        <table:table-row>
          <table:table-cell table:style-name="Таблица4.A2" office:value-type="string">
            <text:p text:style-name="P206">5</text:p>
          </table:table-cell>
          <table:table-cell table:style-name="Таблица4.A2" office:value-type="string">
            <text:p text:style-name="P168"><text:span text:style-name="T135">Выполнить запрос</text:span> GET /devices</text:p>
          </table:table-cell>
          <table:table-cell table:style-name="Таблица4.B2" table:number-columns-spanned="2" office:value-type="string">
            <text:p text:style-name="P168">Получен ответ от сервера с кодом 200 в формате json</text:p>
          </table:table-cell>
          <table:covered-table-cell/>
        </table:table-row>
        <table:table-row>
          <table:table-cell table:style-name="Таблица4.A2" table:number-rows-spanned="2" office:value-type="string">
            <text:p text:style-name="P206">6</text:p>
          </table:table-cell>
          <table:table-cell table:style-name="Таблица4.A2" table:number-rows-spanned="2" office:value-type="string">
            <text:p text:style-name="P354"><text:span text:style-name="T137">Получить</text:span> текущее значение параметр<text:span text:style-name="T137">а</text:span> 'pin_<text:span text:style-name="T165">(1/2)</text:span>_pwm_f' для проверяемого устройства <text:span text:style-name="T137">и сравнить с переданным значением</text:span></text:p>
          </table:table-cell>
          <table:table-cell table:style-name="Таблица4.A2" office:value-type="string">
            <text:p text:style-name="P357">Позитивный </text:p>
            <text:p text:style-name="P359">(переданное значение входит в список допустимых)</text:p>
          </table:table-cell>
          <table:table-cell table:style-name="Таблица4.B2" office:value-type="string">
            <text:p text:style-name="P357">Негативный </text:p>
            <text:p text:style-name="P359">(переданное значение не входит в список допустимых)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203"><text:span text:style-name="T137">Текущее з</text:span>начени<text:span text:style-name="T137">е</text:span> <text:soft-page-break/>параметр<text:span text:style-name="T137">а</text:span> <text:span text:style-name="T27">pin_</text:span><text:span text:style-name="T120">(1/2)</text:span><text:span text:style-name="T27">_pwm_f </text:span><text:span text:style-name="T107">равно переданному</text:span></text:p>
          </table:table-cell>
          <table:table-cell table:style-name="Таблица4.B2" office:value-type="string">
            <text:p text:style-name="P203"><text:span text:style-name="T137">Текущее з</text:span>начени<text:span text:style-name="T137">е</text:span> <text:soft-page-break/>параметр<text:span text:style-name="T137">а</text:span> <text:span text:style-name="T27">pin_</text:span><text:span text:style-name="T120">(1/2)</text:span><text:span text:style-name="T27">_pwm_f </text:span><text:span text:style-name="T107">равно сохраненному предыдущему</text:span></text:p>
          </table:table-cell>
        </table:table-row>
      </table:table>
      <text:p text:style-name="P8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22">№ 1.<text:span text:style-name="T136">3</text:span>.<text:span text:style-name="T169">3</text:span></text:p>
          </table:table-cell>
          <table:table-cell table:style-name="Таблица21.B1" office:value-type="string">
            <text:p text:style-name="P88"><text:span text:style-name="T60">Сохранение</text:span><text:span text:style-name="T68"> внесенного</text:span><text:span text:style-name="T59"> изменения </text:span><text:span text:style-name="T63">по</text:span><text:span text:style-name="T59"> API </text:span><text:span text:style-name="T68">для</text:span><text:span text:style-name="T59"> </text:span><text:span text:style-name="T68">одного из </text:span><text:span text:style-name="T59">параметр</text:span><text:span text:style-name="T57">ов</text:span><text:span text:style-name="T66"> </text:span><text:span text:style-name="T68">в случае, если для второго параметра передано недопустимо значение</text:span></text:p>
          </table:table-cell>
        </table:table-row>
        <table:table-row>
          <table:table-cell table:style-name="Таблица21.A2" office:value-type="string">
            <text:p text:style-name="P325">Автотест</text:p>
          </table:table-cell>
          <table:table-cell table:style-name="Таблица21.B2" office:value-type="string">
            <text:p text:style-name="P325">нет</text:p>
          </table:table-cell>
        </table:table-row>
        <table:table-row>
          <table:table-cell table:style-name="Таблица21.B2" table:number-columns-spanned="2" office:value-type="string">
            <text:p text:style-name="P20">Тест, аналогичный тестам 1.3.1 и 1.3.2. </text:p>
            <text:p text:style-name="P78"><text:span text:style-name="T167">Провер</text:span>ка, <text:span text:style-name="T167">что при </text:span>передаче допустимого значения одного параметра и недопустимого значения<text:span text:style-name="T167"> </text:span>второго <text:span text:style-name="T167">параметр</text:span>а <text:span text:style-name="T9">(duty, frequency)</text:span><text:span text:style-name="T167"> <text:s/>— доп</text:span>устимое значение сохраняется, а недопустимое игнорируется (сохраняется предыдущее значени<text:span text:style-name="T198">е</text:span>), а сервер возвращает сообщение, что значение параметра невалидно, и указывает требования.</text:p>
          </table:table-cell>
          <table:covered-table-cell/>
        </table:table-row>
      </table:table>
      <text:p text:style-name="P30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307">№ 1.<text:span text:style-name="T141">4</text:span>.1</text:p>
          </table:table-cell>
          <table:table-cell table:style-name="Таблица6.B1" table:number-columns-spanned="2" office:value-type="string">
            <text:p text:style-name="P304">Получение по API отчетов с валидными номерами</text:p>
          </table:table-cell>
          <table:covered-table-cell/>
        </table:table-row>
        <table:table-row>
          <table:table-cell table:style-name="Таблица6.A2" office:value-type="string">
            <text:p text:style-name="P151">Автотест</text:p>
          </table:table-cell>
          <table:table-cell table:style-name="Таблица6.B2" table:number-columns-spanned="2" office:value-type="string">
            <text:p text:style-name="P340">backend.test_api.test_reports</text:p>
          </table:table-cell>
          <table:covered-table-cell/>
        </table:table-row>
        <table:table-row>
          <table:table-cell table:style-name="Таблица6.A2" office:value-type="string">
            <text:p text:style-name="P151">Треб. backend.<text:span text:style-name="T141">4</text:span></text:p>
          </table:table-cell>
          <table:table-cell table:style-name="Таблица6.B2" table:number-columns-spanned="2" office:value-type="string">
            <text:p text:style-name="P36">«Предоставлять доступ к служебным отчетам устройства»</text:p>
          </table:table-cell>
          <table:covered-table-cell/>
        </table:table-row>
        <table:table-row>
          <table:table-cell table:style-name="Таблица6.A2" table:number-rows-spanned="3" office:value-type="string">
            <text:p text:style-name="P151">Данные и параметры</text:p>
            <text:p text:style-name="P151"/>
            <text:p text:style-name="P192">Тест параметризованный, количество проходов: <text:span text:style-name="T141">40</text:span></text:p>
            <text:p text:style-name="P209">(5 устройств * 8 значений)</text:p>
          </table:table-cell>
          <table:table-cell table:style-name="Таблица6.B2" table:number-columns-spanned="2" office:value-type="string">
            <text:p text:style-name="P208">http://0.0.0.0:5585</text:p>
          </table:table-cell>
          <table:covered-table-cell/>
        </table:table-row>
        <table:table-row>
          <table:covered-table-cell/>
          <table:table-cell table:style-name="Таблица6.B2" table:number-columns-spanned="2" office:value-type="string">
            <text:p text:style-name="P151">Список устройств <text:span text:style-name="T136">(тест повторяется для КАЖДОГО)</text:span>: </text:p>
            <text:p text:style-name="P151">['Engine', 'Power', 'Transmission', 'Brake', 'Control']</text:p>
            <text:p text:style-name="P151">*это должен быть список заведомо подключенных устройств</text:p>
          </table:table-cell>
          <table:covered-table-cell/>
        </table:table-row>
        <table:table-row>
          <table:covered-table-cell/>
          <table:table-cell table:style-name="Таблица6.B2" table:number-columns-spanned="2" office:value-type="string">
            <text:p text:style-name="P349">Перечень проверяемых значений и <text:span text:style-name="T141">ожидаемых кодов ответа</text:span></text:p>
            <text:p text:style-name="P115"><text:span text:style-name="T139">[</text:span>report<text:span text:style-name="T139">, </text:span>code<text:span text:style-name="T139">]: </text:span></text:p>
            <text:p text:style-name="P119">[100, 200], [200, 200], [300, 200], [400, 200], </text:p>
            <text:p text:style-name="P119">[500, 404], [600, 404], [0, 404], [1, 404]</text:p>
            <text:p text:style-name="P368">(тест повторяется для КАЖДОЙ пары)</text:p>
            <text:p text:style-name="P373"/>
            <text:p text:style-name="P373">*<text:span text:style-name="T141">Ожидаемо доступными считаются отчеты 100, 200, 300, 400 согласно требованиям (код 200), недоступные но валидные номера отчетов &gt;=0 (код 404) </text:span></text:p>
          </table:table-cell>
          <table:covered-table-cell/>
        </table:table-row>
        <table:table-row>
          <table:table-cell table:style-name="Таблица6.A2" office:value-type="string">
            <text:p text:style-name="P208"/>
          </table:table-cell>
          <table:table-cell table:style-name="Таблица6.A2" office:value-type="string">
            <text:p text:style-name="P134">Шаги теста</text:p>
          </table:table-cell>
          <table:table-cell table:style-name="Таблица6.B2" office:value-type="string">
            <text:p text:style-name="P134"><text:span text:style-name="T135">О</text:span>жидаемый результат</text:p>
          </table:table-cell>
        </table:table-row>
        <table:table-row>
          <table:table-cell table:style-name="Таблица6.A2" office:value-type="string">
            <text:p text:style-name="P177">1</text:p>
          </table:table-cell>
          <table:table-cell table:style-name="Таблица6.A2" office:value-type="string">
            <text:p text:style-name="P191">Получить список адресов устройств</text:p>
          </table:table-cell>
          <table:table-cell table:style-name="Таблица6.B2" office:value-type="string">
            <text:p text:style-name="P191">Получен список в формате {name} : {address}</text:p>
          </table:table-cell>
        </table:table-row>
        <table:table-row>
          <table:table-cell table:style-name="Таблица6.A2" office:value-type="string">
            <text:p text:style-name="P177">2</text:p>
          </table:table-cell>
          <table:table-cell table:style-name="Таблица6.A2" office:value-type="string">
            <text:p text:style-name="P326"><text:span text:style-name="T123">Выполнить запрос</text:span><text:span text:style-name="T125"> GE</text:span><text:span text:style-name="T123">T</text:span><text:span text:style-name="T91"> </text:span><text:soft-page-break/><text:span text:style-name="T91">/report?address={</text:span><text:span text:style-name="T89">АДРЕС_УСТРОЙСТВА</text:span><text:span text:style-name="T91">}&amp;repId={report}</text:span></text:p>
            <text:p text:style-name="P355"/>
          </table:table-cell>
          <table:table-cell table:style-name="Таблица6.B2" office:value-type="string">
            <text:p text:style-name="P168">Получен ответ от сервера</text:p>
          </table:table-cell>
        </table:table-row>
        <table:table-row>
          <table:table-cell table:style-name="Таблица6.A2" office:value-type="string">
            <text:p text:style-name="P177">3</text:p>
          </table:table-cell>
          <table:table-cell table:style-name="Таблица6.A2" office:value-type="string">
            <text:p text:style-name="P169">Сравнить полученный <text:span text:style-name="T141">код ответа</text:span> с ожидаемым</text:p>
          </table:table-cell>
          <table:table-cell table:style-name="Таблица6.B2" office:value-type="string">
            <text:p text:style-name="P181">Полученный код ответа соответствует ожидаемому </text:p>
          </table:table-cell>
        </table:table-row>
      </table:table>
      <text:p text:style-name="P1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08">№ 1.<text:span text:style-name="T141">4</text:span>.<text:span text:style-name="T142">2</text:span></text:p>
          </table:table-cell>
          <table:table-cell table:style-name="Таблица7.B1" table:number-columns-spanned="2" office:value-type="string">
            <text:p text:style-name="P114">Возврат сообщения об ошибке при запросе по API отчета с невалидным номером</text:p>
          </table:table-cell>
          <table:covered-table-cell/>
        </table:table-row>
        <table:table-row>
          <table:table-cell table:style-name="Таблица7.A2" office:value-type="string">
            <text:p text:style-name="P152">Автотест</text:p>
          </table:table-cell>
          <table:table-cell table:style-name="Таблица7.B2" table:number-columns-spanned="2" office:value-type="string">
            <text:p text:style-name="P341">backend.test_api.test_reports_invalid_id</text:p>
          </table:table-cell>
          <table:covered-table-cell/>
        </table:table-row>
        <table:table-row>
          <table:table-cell table:style-name="Таблица7.A2" office:value-type="string">
            <text:p text:style-name="P152">Треб. backend.<text:span text:style-name="T141">4</text:span></text:p>
          </table:table-cell>
          <table:table-cell table:style-name="Таблица7.B2" table:number-columns-spanned="2" office:value-type="string">
            <text:p text:style-name="P37">«Предоставлять доступ к служебным отчетам устройства»</text:p>
          </table:table-cell>
          <table:covered-table-cell/>
        </table:table-row>
        <table:table-row>
          <table:table-cell table:style-name="Таблица7.A2" table:number-rows-spanned="3" office:value-type="string">
            <text:p text:style-name="P152">Данные и параметры</text:p>
            <text:p text:style-name="P152"/>
            <text:p text:style-name="P193">Тест параметризованный, количество проходов: <text:span text:style-name="T142">20</text:span></text:p>
            <text:p text:style-name="P210">(5 устройств * <text:span text:style-name="T142">4</text:span> значени<text:span text:style-name="T142">я</text:span>)</text:p>
          </table:table-cell>
          <table:table-cell table:style-name="Таблица7.B2" table:number-columns-spanned="2" office:value-type="string">
            <text:p text:style-name="P211">http://0.0.0.0:5585</text:p>
          </table:table-cell>
          <table:covered-table-cell/>
        </table:table-row>
        <table:table-row>
          <table:covered-table-cell/>
          <table:table-cell table:style-name="Таблица7.B2" table:number-columns-spanned="2" office:value-type="string">
            <text:p text:style-name="P152">Список устройств <text:span text:style-name="T136">(тест повторяется для КАЖДОГО)</text:span>: </text:p>
            <text:p text:style-name="P152">['Engine', 'Power', 'Transmission', 'Brake', 'Control']</text:p>
            <text:p text:style-name="P152">*это должен быть список заведомо подключенных устройств</text:p>
          </table:table-cell>
          <table:covered-table-cell/>
        </table:table-row>
        <table:table-row>
          <table:covered-table-cell/>
          <table:table-cell table:style-name="Таблица7.B2" table:number-columns-spanned="2" office:value-type="string">
            <text:p text:style-name="P350">Перечень проверяемых значений </text:p>
            <text:p text:style-name="P120">['-100', '-200', 'abc', '1.5']</text:p>
            <text:p text:style-name="P120"/>
            <text:p text:style-name="P369">(тест повторяется для КАЖДОГО значения)</text:p>
            <text:p text:style-name="P374"/>
            <text:p text:style-name="P374">* <text:span text:style-name="T142">Валидными считаются номера отчетов &gt;=0</text:span></text:p>
          </table:table-cell>
          <table:covered-table-cell/>
        </table:table-row>
        <table:table-row>
          <table:table-cell table:style-name="Таблица7.A2" office:value-type="string">
            <text:p text:style-name="P211"/>
          </table:table-cell>
          <table:table-cell table:style-name="Таблица7.A2" office:value-type="string">
            <text:p text:style-name="P135">Шаги теста</text:p>
          </table:table-cell>
          <table:table-cell table:style-name="Таблица7.B2" office:value-type="string">
            <text:p text:style-name="P135"><text:span text:style-name="T135">О</text:span>жидаемый результат</text:p>
          </table:table-cell>
        </table:table-row>
        <table:table-row>
          <table:table-cell table:style-name="Таблица7.A2" office:value-type="string">
            <text:p text:style-name="P178">1</text:p>
          </table:table-cell>
          <table:table-cell table:style-name="Таблица7.A2" office:value-type="string">
            <text:p text:style-name="P193">Получить список адресов устройств</text:p>
          </table:table-cell>
          <table:table-cell table:style-name="Таблица7.B2" office:value-type="string">
            <text:p text:style-name="P193">Получен список в формате {name} : {address}</text:p>
          </table:table-cell>
        </table:table-row>
        <table:table-row>
          <table:table-cell table:style-name="Таблица7.A2" office:value-type="string">
            <text:p text:style-name="P178">2</text:p>
          </table:table-cell>
          <table:table-cell table:style-name="Таблица7.A2" office:value-type="string">
            <text:p text:style-name="P170"><text:span text:style-name="T135">Выполнить запрос</text:span> GE<text:span text:style-name="T135">T</text:span><text:span text:style-name="T108"> /report?address={</text:span><text:span text:style-name="T109">АДРЕС_УСТРОЙСТВА</text:span><text:span text:style-name="T108">}&amp;repId={report}</text:span></text:p>
          </table:table-cell>
          <table:table-cell table:style-name="Таблица7.B2" office:value-type="string">
            <text:p text:style-name="P170">Получен ответ от сервера</text:p>
          </table:table-cell>
        </table:table-row>
        <table:table-row>
          <table:table-cell table:style-name="Таблица7.A2" office:value-type="string">
            <text:p text:style-name="P178">3</text:p>
          </table:table-cell>
          <table:table-cell table:style-name="Таблица7.A2" office:value-type="string">
            <text:p text:style-name="P170">Сравнить полученный <text:span text:style-name="T142">ответ</text:span> с ожидаемым</text:p>
          </table:table-cell>
          <table:table-cell table:style-name="Таблица7.B2" office:value-type="string">
            <text:p text:style-name="P326"><text:span text:style-name="T126">Ответ сервера: </text:span><text:span text:style-name="T92">Invalid type of 'repId' value</text:span></text:p>
            <text:p text:style-name="P212"/>
          </table:table-cell>
        </table:table-row>
      </table:table>
      <text:p text:style-name="P5"/>
      <text:p text:style-name="P5"/>
      <text:p text:style-name="P12"><text:span text:style-name="T86">2 </text:span><text:span text:style-name="T85">FRONTEND</text:span></text:p>
      <text:p text:style-name="P1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309">№ <text:span text:style-name="T143">2.1.1</text:span></text:p>
          </table:table-cell>
          <table:table-cell table:style-name="Таблица8.B1" table:number-columns-spanned="2" office:value-type="string">
            <text:p text:style-name="P184"><text:span text:style-name="T82">Наличие</text:span><text:span text:style-name="T83"> таблицы </text:span><text:span text:style-name="T82">со списком </text:span><text:span text:style-name="T83">устройств на главной странице</text:span></text:p>
          </table:table-cell>
          <table:covered-table-cell/>
        </table:table-row>
        <table:table-row>
          <table:table-cell table:style-name="Таблица8.A2" office:value-type="string">
            <text:p text:style-name="P153">Автотест</text:p>
          </table:table-cell>
          <table:table-cell table:style-name="Таблица8.B2" table:number-columns-spanned="2" office:value-type="string">
            <text:p text:style-name="P342"><text:span text:style-name="T143">front</text:span>end.<text:span text:style-name="T143">device_table_</text:span>test. test_devices_list_exists</text:p>
          </table:table-cell>
          <table:covered-table-cell/>
        </table:table-row>
        <text:soft-page-break/>
        <table:table-row>
          <table:table-cell table:style-name="Таблица8.A2" office:value-type="string">
            <text:p text:style-name="P153">Треб.<text:span text:style-name="T148"> f</text:span><text:span text:style-name="T77">rontend.1</text:span></text:p>
          </table:table-cell>
          <table:table-cell table:style-name="Таблица8.B2" table:number-columns-spanned="2" office:value-type="string">
            <text:p text:style-name="P40">«На главной странице должен находиться список устройств в табличной форме»</text:p>
          </table:table-cell>
          <table:covered-table-cell/>
        </table:table-row>
        <table:table-row>
          <table:table-cell table:style-name="Таблица8.A2" office:value-type="string">
            <text:p text:style-name="P153">Данные и параметры</text:p>
          </table:table-cell>
          <table:table-cell table:style-name="Таблица8.B2" table:number-columns-spanned="2" office:value-type="string">
            <text:p text:style-name="P214">http://0.0.0.0:5585</text:p>
          </table:table-cell>
          <table:covered-table-cell/>
        </table:table-row>
        <table:table-row>
          <table:table-cell table:style-name="Таблица8.A2" office:value-type="string">
            <text:p text:style-name="P214"/>
          </table:table-cell>
          <table:table-cell table:style-name="Таблица8.A2" office:value-type="string">
            <text:p text:style-name="P136">Шаги теста</text:p>
          </table:table-cell>
          <table:table-cell table:style-name="Таблица8.B2" office:value-type="string">
            <text:p text:style-name="P136"><text:span text:style-name="T135">О</text:span>жидаемый результат</text:p>
          </table:table-cell>
        </table:table-row>
        <table:table-row>
          <table:table-cell table:style-name="Таблица8.A2" office:value-type="string">
            <text:p text:style-name="P179">1</text:p>
          </table:table-cell>
          <table:table-cell table:style-name="Таблица8.A2" office:value-type="string">
            <text:p text:style-name="P215">Открыть главную страницу</text:p>
          </table:table-cell>
          <table:table-cell table:style-name="Таблица8.B2" office:value-type="string">
            <text:p text:style-name="P215">Открылась главная страница</text:p>
          </table:table-cell>
        </table:table-row>
        <table:table-row>
          <table:table-cell table:style-name="Таблица8.A2" office:value-type="string">
            <text:p text:style-name="P179">2</text:p>
          </table:table-cell>
          <table:table-cell table:style-name="Таблица8.A2" office:value-type="string">
            <text:p text:style-name="P215"><text:span text:style-name="T108">П</text:span><text:span text:style-name="T27">роверить наличие таблицы</text:span></text:p>
          </table:table-cell>
          <table:table-cell table:style-name="Таблица8.B2" office:value-type="string">
            <text:p text:style-name="P215">Таблица отображается</text:p>
          </table:table-cell>
        </table:table-row>
        <table:table-row>
          <table:table-cell table:style-name="Таблица8.A2" office:value-type="string">
            <text:p text:style-name="P179">3</text:p>
          </table:table-cell>
          <table:table-cell table:style-name="Таблица8.A2" office:value-type="string">
            <text:p text:style-name="P215">Проверить наличие хотя бы одной записи в таблице</text:p>
          </table:table-cell>
          <table:table-cell table:style-name="Таблица8.B2" office:value-type="string">
            <text:p text:style-name="P327"><text:span text:style-name="T92">В </text:span><text:span text:style-name="T87">таблице есть как минимум одна строка</text:span></text:p>
            <text:p text:style-name="P213"/>
          </table:table-cell>
        </table:table-row>
      </table:table>
      <text:p text:style-name="P3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09">№ <text:span text:style-name="T143">2</text:span>.<text:span text:style-name="T149">1</text:span>.<text:span text:style-name="T149">2</text:span></text:p>
          </table:table-cell>
          <table:table-cell table:style-name="Таблица9.B1" table:number-columns-spanned="2" office:value-type="string">
            <text:p text:style-name="P184"><text:span text:style-name="T82">О</text:span><text:span text:style-name="T83">тображени</text:span><text:span text:style-name="T82">е всех</text:span><text:span text:style-name="T83"> доступных </text:span><text:span text:style-name="T82">в сети </text:span><text:span text:style-name="T83">устройств в таблице</text:span></text:p>
          </table:table-cell>
          <table:covered-table-cell/>
        </table:table-row>
        <table:table-row>
          <table:table-cell table:style-name="Таблица9.A2" office:value-type="string">
            <text:p text:style-name="P153">Автотест</text:p>
          </table:table-cell>
          <table:table-cell table:style-name="Таблица9.B2" table:number-columns-spanned="2" office:value-type="string">
            <text:p text:style-name="P163"><text:span text:style-name="T119">front</text:span><text:span text:style-name="T27">end</text:span>.<text:span text:style-name="T119">device_table_</text:span><text:span text:style-name="T27">test</text:span>. test_device_is_displayed</text:p>
          </table:table-cell>
          <table:covered-table-cell/>
        </table:table-row>
        <table:table-row>
          <table:table-cell table:style-name="Таблица9.A2" office:value-type="string">
            <text:p text:style-name="P158">Треб. <text:span text:style-name="T148">f</text:span><text:span text:style-name="T77">rontend</text:span>.<text:span text:style-name="T149">1</text:span></text:p>
          </table:table-cell>
          <table:table-cell table:style-name="Таблица9.B2" table:number-columns-spanned="2" office:value-type="string">
            <text:p text:style-name="P46"><text:span text:style-name="T145">«</text:span><text:span text:style-name="T146">На главной странице должен находиться список устройств в табличной форме»</text:span></text:p>
          </table:table-cell>
          <table:covered-table-cell/>
        </table:table-row>
        <table:table-row>
          <table:table-cell table:style-name="Таблица9.A2" table:number-rows-spanned="2" office:value-type="string">
            <text:p text:style-name="P153">Данные и параметры</text:p>
            <text:p text:style-name="P153"/>
            <text:p text:style-name="P194">Тест не параметризованный, количество проходов: 1</text:p>
          </table:table-cell>
          <table:table-cell table:style-name="Таблица9.B2" table:number-columns-spanned="2" office:value-type="string">
            <text:p text:style-name="P214">http://0.0.0.0:5585</text:p>
          </table:table-cell>
          <table:covered-table-cell/>
        </table:table-row>
        <table:table-row>
          <table:covered-table-cell/>
          <table:table-cell table:style-name="Таблица9.B2" table:number-columns-spanned="2" office:value-type="string">
            <text:p text:style-name="P155">Список<text:span text:style-name="T150"> доступных</text:span> устройств.</text:p>
            <text:p text:style-name="P155"><text:span text:style-name="T150">* используется список, полученный по API, в идеале э</text:span>то должен быть список заведомо подключенных устройств</text:p>
          </table:table-cell>
          <table:covered-table-cell/>
        </table:table-row>
        <table:table-row>
          <table:table-cell table:style-name="Таблица9.A2" office:value-type="string">
            <text:p text:style-name="P214"/>
          </table:table-cell>
          <table:table-cell table:style-name="Таблица9.A2" office:value-type="string">
            <text:p text:style-name="P136">Шаги теста</text:p>
          </table:table-cell>
          <table:table-cell table:style-name="Таблица9.B2" office:value-type="string">
            <text:p text:style-name="P136"><text:span text:style-name="T135">О</text:span>жидаемый результат</text:p>
          </table:table-cell>
        </table:table-row>
        <table:table-row>
          <table:table-cell table:style-name="Таблица9.A2" office:value-type="string">
            <text:p text:style-name="P179">1</text:p>
          </table:table-cell>
          <table:table-cell table:style-name="Таблица9.A2" office:value-type="string">
            <text:p text:style-name="P220">Открыть главную страницу сайта</text:p>
          </table:table-cell>
          <table:table-cell table:style-name="Таблица9.B2" office:value-type="string">
            <text:p text:style-name="P220">Открылась главная страница</text:p>
          </table:table-cell>
        </table:table-row>
        <table:table-row>
          <table:table-cell table:style-name="Таблица9.A2" office:value-type="string">
            <text:p text:style-name="P179">2</text:p>
          </table:table-cell>
          <table:table-cell table:style-name="Таблица9.A2" office:value-type="string">
            <text:p text:style-name="P215"><text:span text:style-name="T108">П</text:span><text:span text:style-name="T27">роверить наличие таблицы</text:span></text:p>
          </table:table-cell>
          <table:table-cell table:style-name="Таблица9.B2" office:value-type="string">
            <text:p text:style-name="P215">Таблица отображается</text:p>
          </table:table-cell>
        </table:table-row>
        <table:table-row>
          <table:table-cell table:style-name="Таблица9.A2" office:value-type="string">
            <text:p text:style-name="P221">3</text:p>
          </table:table-cell>
          <table:table-cell table:style-name="Таблица9.A2" office:value-type="string">
            <text:p text:style-name="P232">Пройти по каждой строке таблицы и сохранить имя устройства в список</text:p>
          </table:table-cell>
          <table:table-cell table:style-name="Таблица9.B2" office:value-type="string">
            <text:p text:style-name="P232">Получен список имен всех устройств, отображенных в таблице</text:p>
          </table:table-cell>
        </table:table-row>
        <table:table-row>
          <table:table-cell table:style-name="Таблица9.A2" office:value-type="string">
            <text:p text:style-name="P221">4</text:p>
          </table:table-cell>
          <table:table-cell table:style-name="Таблица9.A2" office:value-type="string">
            <text:p text:style-name="P171">Сравнить полученный список с ожидаемым</text:p>
          </table:table-cell>
          <table:table-cell table:style-name="Таблица9.B2" office:value-type="string">
            <text:p text:style-name="P183"><text:span text:style-name="T149">Список устройств в таблице </text:span>равен ожидаемому (присутствуют все устройства, нет повторяющихся значений)</text:p>
          </table:table-cell>
        </table:table-row>
      </table:table>
      <text:p text:style-name="P5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10">№ <text:span text:style-name="T143">2</text:span>.<text:span text:style-name="T143">2</text:span>.<text:span text:style-name="T149">1</text:span></text:p>
          </table:table-cell>
          <table:table-cell table:style-name="Таблица10.B1" table:number-columns-spanned="2" office:value-type="string">
            <text:p text:style-name="P83"><text:span text:style-name="T60">К</text:span><text:span text:style-name="T70">орректно</text:span><text:span text:style-name="T60">е отображение</text:span><text:span text:style-name="T70"> имён </text:span><text:span text:style-name="T60">устройств </text:span><text:span text:style-name="T70">в таблице</text:span></text:p>
          </table:table-cell>
          <table:covered-table-cell/>
        </table:table-row>
        <table:table-row>
          <table:table-cell table:style-name="Таблица10.A2" office:value-type="string">
            <text:p text:style-name="P154">Автотест</text:p>
          </table:table-cell>
          <table:table-cell table:style-name="Таблица10.B2" table:number-columns-spanned="2" office:value-type="string">
            <text:p text:style-name="P334"><text:span text:style-name="T93">front</text:span><text:span text:style-name="T88">end.</text:span><text:span text:style-name="T95">device_table_test. </text:span><text:span text:style-name="T88">test_device_has_right_name</text:span></text:p>
          </table:table-cell>
          <table:covered-table-cell/>
        </table:table-row>
        <table:table-row>
          <table:table-cell table:style-name="Таблица10.A2" office:value-type="string">
            <text:p text:style-name="P158">Треб. <text:span text:style-name="T148">f</text:span><text:span text:style-name="T77">rontend</text:span>.<text:span text:style-name="T143">2</text:span></text:p>
          </table:table-cell>
          <table:table-cell table:style-name="Таблица10.B2" table:number-columns-spanned="2" office:value-type="string">
            <text:p text:style-name="P46"><text:span text:style-name="T145">«</text:span><text:span text:style-name="T146">Для каждого устройства должны быть отображены его атрибуты: Name, Type, Address, а также кнопки </text:span><text:soft-page-break/><text:span text:style-name="T146">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0.A2" table:number-rows-spanned="2" office:value-type="string">
            <text:p text:style-name="P154">Данные и параметры</text:p>
            <text:p text:style-name="P154"/>
            <text:p text:style-name="P195">Тест не параметризованный, количество проходов: 1</text:p>
          </table:table-cell>
          <table:table-cell table:style-name="Таблица10.B2" table:number-columns-spanned="2" office:value-type="string">
            <text:p text:style-name="P240">http://0.0.0.0:5585</text:p>
          </table:table-cell>
          <table:covered-table-cell/>
        </table:table-row>
        <table:table-row>
          <table:covered-table-cell/>
          <table:table-cell table:style-name="Таблица10.B2" table:number-columns-spanned="2" office:value-type="string">
            <text:p text:style-name="P155">Список<text:span text:style-name="T150"> доступных</text:span> устройств.</text:p>
            <text:p text:style-name="P155"><text:span text:style-name="T150">* используется список, полученный по API, в идеале э</text:span>то должен быть список заведомо подключенных устройств</text:p>
          </table:table-cell>
          <table:covered-table-cell/>
        </table:table-row>
        <table:table-row>
          <table:table-cell table:style-name="Таблица10.A2" office:value-type="string">
            <text:p text:style-name="P240"/>
          </table:table-cell>
          <table:table-cell table:style-name="Таблица10.A2" office:value-type="string">
            <text:p text:style-name="P137">Шаги теста</text:p>
          </table:table-cell>
          <table:table-cell table:style-name="Таблица10.B2" office:value-type="string">
            <text:p text:style-name="P137"><text:span text:style-name="T135">О</text:span>жидаемый результат</text:p>
          </table:table-cell>
        </table:table-row>
        <table:table-row>
          <table:table-cell table:style-name="Таблица10.A2" office:value-type="string">
            <text:p text:style-name="P241">1</text:p>
          </table:table-cell>
          <table:table-cell table:style-name="Таблица10.A2" office:value-type="string">
            <text:p text:style-name="P222">Открыть главную страницу сайта</text:p>
          </table:table-cell>
          <table:table-cell table:style-name="Таблица10.B2" office:value-type="string">
            <text:p text:style-name="P222">Открылась главная страница</text:p>
          </table:table-cell>
        </table:table-row>
        <table:table-row>
          <table:table-cell table:style-name="Таблица10.A2" office:value-type="string">
            <text:p text:style-name="P241">2</text:p>
          </table:table-cell>
          <table:table-cell table:style-name="Таблица10.A2" office:value-type="string">
            <text:p text:style-name="P216"><text:span text:style-name="T108">П</text:span><text:span text:style-name="T27">роверить наличие таблицы</text:span></text:p>
          </table:table-cell>
          <table:table-cell table:style-name="Таблица10.B2" office:value-type="string">
            <text:p text:style-name="P216">Таблица отображается</text:p>
          </table:table-cell>
        </table:table-row>
        <table:table-row>
          <table:table-cell table:style-name="Таблица10.A2" office:value-type="string">
            <text:p text:style-name="P241">3</text:p>
          </table:table-cell>
          <table:table-cell table:style-name="Таблица10.A2" office:value-type="string">
            <text:p text:style-name="P233">Пройти по каждой строке таблицы и сохранить имя устройства в список</text:p>
          </table:table-cell>
          <table:table-cell table:style-name="Таблица10.B2" office:value-type="string">
            <text:p text:style-name="P233">Получен список имен всех устройств, отображенных в таблице</text:p>
          </table:table-cell>
        </table:table-row>
        <table:table-row>
          <table:table-cell table:style-name="Таблица10.A2" office:value-type="string">
            <text:p text:style-name="P241">4</text:p>
          </table:table-cell>
          <table:table-cell table:style-name="Таблица10.A2" office:value-type="string">
            <text:p text:style-name="P249">Пройти по списку имен отображаемых устройств и проверить его на наличие в списке реально доступных устройств.</text:p>
          </table:table-cell>
          <table:table-cell table:style-name="Таблица10.B2" office:value-type="string">
            <text:p text:style-name="P249">Все имена отображенных в таблице устройств присутствуют в списке доступных устройств.</text:p>
          </table:table-cell>
        </table:table-row>
      </table:table>
      <text:p text:style-name="P56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11">№ <text:span text:style-name="T143">2</text:span>.<text:span text:style-name="T143">2</text:span>.<text:span text:style-name="T150">2</text:span></text:p>
          </table:table-cell>
          <table:table-cell table:style-name="Таблица11.B1" table:number-columns-spanned="2" office:value-type="string">
            <text:p text:style-name="P86"><text:span text:style-name="T60">К</text:span><text:span text:style-name="T70">орректно</text:span><text:span text:style-name="T60">е отображение</text:span><text:span text:style-name="T70"> типов устройств в таблице</text:span></text:p>
          </table:table-cell>
          <table:covered-table-cell/>
        </table:table-row>
        <table:table-row>
          <table:table-cell table:style-name="Таблица11.A2" office:value-type="string">
            <text:p text:style-name="P155">Автотест</text:p>
          </table:table-cell>
          <table:table-cell table:style-name="Таблица11.B2" table:number-columns-spanned="2" office:value-type="string">
            <text:p text:style-name="P334"><text:span text:style-name="T93">front</text:span><text:span text:style-name="T88">end</text:span><text:span text:style-name="T93">.</text:span><text:span text:style-name="T95">device_table_test. </text:span><text:span text:style-name="T93">test_device_has_right_type</text:span></text:p>
          </table:table-cell>
          <table:covered-table-cell/>
        </table:table-row>
        <table:table-row>
          <table:table-cell table:style-name="Таблица11.A2" office:value-type="string">
            <text:p text:style-name="P158">Треб. <text:span text:style-name="T148">f</text:span><text:span text:style-name="T77">rontend</text:span>.<text:span text:style-name="T143">2</text:span></text:p>
          </table:table-cell>
          <table:table-cell table:style-name="Таблица11.B2" table:number-columns-spanned="2" office:value-type="string">
            <text:p text:style-name="P47"><text:span text:style-name="T145">«</text:span><text:span text:style-name="T146">Для каждого устройства должны быть отображены его атрибуты: Name, Type, Address, а также кнопки 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1.A2" table:number-rows-spanned="2" office:value-type="string">
            <text:p text:style-name="P155">Данные и параметры</text:p>
            <text:p text:style-name="P155"/>
            <text:p text:style-name="P196">Тест не параметризованный, количество проходов: 1</text:p>
          </table:table-cell>
          <table:table-cell table:style-name="Таблица11.B2" table:number-columns-spanned="2" office:value-type="string">
            <text:p text:style-name="P251">http://0.0.0.0:5585</text:p>
          </table:table-cell>
          <table:covered-table-cell/>
        </table:table-row>
        <table:table-row>
          <table:covered-table-cell/>
          <table:table-cell table:style-name="Таблица11.B2" table:number-columns-spanned="2" office:value-type="string">
            <text:p text:style-name="P155">Список<text:span text:style-name="T150"> соответствия типов именам устройств</text:span> <text:span text:style-name="T150">(name: type)</text:span>.</text:p>
            <text:p text:style-name="P155"><text:span text:style-name="T150">* используется список устройств, полученный по API, в идеале э</text:span>то должен быть заведомо <text:span text:style-name="T150">верный список соответствия типа имени</text:span> устройств<text:span text:style-name="T150">а</text:span></text:p>
          </table:table-cell>
          <table:covered-table-cell/>
        </table:table-row>
        <table:table-row>
          <table:table-cell table:style-name="Таблица11.A2" office:value-type="string">
            <text:p text:style-name="P251"/>
          </table:table-cell>
          <table:table-cell table:style-name="Таблица11.A2" office:value-type="string">
            <text:p text:style-name="P138">Шаги теста</text:p>
          </table:table-cell>
          <table:table-cell table:style-name="Таблица11.B2" office:value-type="string">
            <text:p text:style-name="P138"><text:span text:style-name="T135">О</text:span>жидаемый результат</text:p>
          </table:table-cell>
        </table:table-row>
        <table:table-row>
          <table:table-cell table:style-name="Таблица11.A2" office:value-type="string">
            <text:p text:style-name="P241">1</text:p>
          </table:table-cell>
          <table:table-cell table:style-name="Таблица11.A2" office:value-type="string">
            <text:p text:style-name="P223">Открыть главную страницу сайта</text:p>
          </table:table-cell>
          <table:table-cell table:style-name="Таблица11.B2" office:value-type="string">
            <text:p text:style-name="P223">Открылась главная страница</text:p>
          </table:table-cell>
        </table:table-row>
        <table:table-row>
          <table:table-cell table:style-name="Таблица11.A2" office:value-type="string">
            <text:p text:style-name="P241">2</text:p>
          </table:table-cell>
          <table:table-cell table:style-name="Таблица11.A2" office:value-type="string">
            <text:p text:style-name="P217"><text:span text:style-name="T108">П</text:span><text:span text:style-name="T27">роверить наличие таблицы</text:span></text:p>
          </table:table-cell>
          <table:table-cell table:style-name="Таблица11.B2" office:value-type="string">
            <text:p text:style-name="P217">Таблица отображается</text:p>
          </table:table-cell>
        </table:table-row>
        <table:table-row>
          <table:table-cell table:style-name="Таблица11.A2" office:value-type="string">
            <text:p text:style-name="P241">3</text:p>
          </table:table-cell>
          <table:table-cell table:style-name="Таблица11.A2" office:value-type="string">
            <text:p text:style-name="P234">Пройти по каждой строке таблицы и сохранить имя <text:span text:style-name="T151">и </text:span><text:soft-page-break/><text:span text:style-name="T151">тип</text:span> устройства в список</text:p>
          </table:table-cell>
          <table:table-cell table:style-name="Таблица11.B2" office:value-type="string">
            <text:p text:style-name="P234">Получен список имен <text:span text:style-name="T151">и типов</text:span> всех устройств, <text:soft-page-break/>отображенных в таблице</text:p>
          </table:table-cell>
        </table:table-row>
        <table:table-row>
          <table:table-cell table:style-name="Таблица11.A2" office:value-type="string">
            <text:p text:style-name="P241">4</text:p>
          </table:table-cell>
          <table:table-cell table:style-name="Таблица11.A2" office:value-type="string">
            <text:p text:style-name="P252">Пройти по списку отображаемых устройств и проверить <text:span text:style-name="T151">указанный тип </text:span>в с<text:span text:style-name="T151">оответствии с заведомо верным списком соответствия имен типам устройств</text:span></text:p>
          </table:table-cell>
          <table:table-cell table:style-name="Таблица11.B2" office:value-type="string">
            <text:p text:style-name="P249">Все<text:span text:style-name="T151">м</text:span> имена<text:span text:style-name="T151">м</text:span> отображенных в таблице устройств <text:span text:style-name="T151">соответствуют правильные типы</text:span></text:p>
          </table:table-cell>
        </table:table-row>
      </table:table>
      <text:p text:style-name="P56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12">№ <text:span text:style-name="T143">2</text:span>.<text:span text:style-name="T143">2</text:span>.<text:span text:style-name="T151">3</text:span></text:p>
          </table:table-cell>
          <table:table-cell table:style-name="Таблица12.B1" table:number-columns-spanned="2" office:value-type="string">
            <text:p text:style-name="P86"><text:span text:style-name="T60">К</text:span><text:span text:style-name="T70">орректно</text:span><text:span text:style-name="T60">е отображение</text:span><text:span text:style-name="T70"> адресов устройств в таблице</text:span></text:p>
          </table:table-cell>
          <table:covered-table-cell/>
        </table:table-row>
        <table:table-row>
          <table:table-cell table:style-name="Таблица12.A2" office:value-type="string">
            <text:p text:style-name="P156">Автотест</text:p>
          </table:table-cell>
          <table:table-cell table:style-name="Таблица12.B2" table:number-columns-spanned="2" office:value-type="string">
            <text:p text:style-name="P334"><text:span text:style-name="T93">front</text:span><text:span text:style-name="T88">end.</text:span><text:span text:style-name="T95">device_table_test. </text:span><text:span text:style-name="T88">test_device_has_right_address</text:span></text:p>
          </table:table-cell>
          <table:covered-table-cell/>
        </table:table-row>
        <table:table-row>
          <table:table-cell table:style-name="Таблица12.A2" office:value-type="string">
            <text:p text:style-name="P158">Треб. <text:span text:style-name="T148">f</text:span><text:span text:style-name="T77">rontend</text:span>.<text:span text:style-name="T151">2</text:span></text:p>
          </table:table-cell>
          <table:table-cell table:style-name="Таблица12.B2" table:number-columns-spanned="2" office:value-type="string">
            <text:p text:style-name="P48"><text:span text:style-name="T145">«</text:span><text:span text:style-name="T146">Для каждого устройства должны быть отображены его атрибуты: Name, Type, Address, а также кнопки 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2.A2" table:number-rows-spanned="2" office:value-type="string">
            <text:p text:style-name="P156">Данные и параметры</text:p>
            <text:p text:style-name="P156"/>
            <text:p text:style-name="P197">Тест не параметризованный, количество проходов: 1</text:p>
          </table:table-cell>
          <table:table-cell table:style-name="Таблица12.B2" table:number-columns-spanned="2" office:value-type="string">
            <text:p text:style-name="P253">http://0.0.0.0:5585</text:p>
          </table:table-cell>
          <table:covered-table-cell/>
        </table:table-row>
        <table:table-row>
          <table:covered-table-cell/>
          <table:table-cell table:style-name="Таблица12.B2" table:number-columns-spanned="2" office:value-type="string">
            <text:p text:style-name="P328"><text:span text:style-name="T124">Список</text:span><text:span text:style-name="T127"> соответствия адресов </text:span><text:span text:style-name="T128">(в десятеричном представлении)</text:span><text:span text:style-name="T127"> именам уст</text:span><text:span text:style-name="T94">ройств (name: address).</text:span></text:p>
            <text:p text:style-name="P156"><text:span text:style-name="T150">* используется список устройств, полученный по API, в идеале э</text:span>то должен быть заведомо <text:span text:style-name="T150">верный список соответствия адреса имени</text:span> устройств<text:span text:style-name="T150">а</text:span></text:p>
          </table:table-cell>
          <table:covered-table-cell/>
        </table:table-row>
        <table:table-row>
          <table:table-cell table:style-name="Таблица12.A2" office:value-type="string">
            <text:p text:style-name="P253"/>
          </table:table-cell>
          <table:table-cell table:style-name="Таблица12.A2" office:value-type="string">
            <text:p text:style-name="P139">Шаги теста</text:p>
          </table:table-cell>
          <table:table-cell table:style-name="Таблица12.B2" office:value-type="string">
            <text:p text:style-name="P139"><text:span text:style-name="T135">О</text:span>жидаемый результат</text:p>
          </table:table-cell>
        </table:table-row>
        <table:table-row>
          <table:table-cell table:style-name="Таблица12.A2" office:value-type="string">
            <text:p text:style-name="P242">1</text:p>
          </table:table-cell>
          <table:table-cell table:style-name="Таблица12.A2" office:value-type="string">
            <text:p text:style-name="P224">Открыть главную страницу сайта</text:p>
          </table:table-cell>
          <table:table-cell table:style-name="Таблица12.B2" office:value-type="string">
            <text:p text:style-name="P224">Открылась главная страница</text:p>
          </table:table-cell>
        </table:table-row>
        <table:table-row>
          <table:table-cell table:style-name="Таблица12.A2" office:value-type="string">
            <text:p text:style-name="P242">2</text:p>
          </table:table-cell>
          <table:table-cell table:style-name="Таблица12.A2" office:value-type="string">
            <text:p text:style-name="P218"><text:span text:style-name="T108">П</text:span><text:span text:style-name="T27">роверить наличие таблицы</text:span></text:p>
          </table:table-cell>
          <table:table-cell table:style-name="Таблица12.B2" office:value-type="string">
            <text:p text:style-name="P218">Таблица отображается</text:p>
          </table:table-cell>
        </table:table-row>
        <table:table-row>
          <table:table-cell table:style-name="Таблица12.A2" office:value-type="string">
            <text:p text:style-name="P242">3</text:p>
          </table:table-cell>
          <table:table-cell table:style-name="Таблица12.A2" office:value-type="string">
            <text:p text:style-name="P235">Пройти по каждой строке таблицы и сохранить имя <text:span text:style-name="T151">и адрес</text:span> устройства в список</text:p>
          </table:table-cell>
          <table:table-cell table:style-name="Таблица12.B2" office:value-type="string">
            <text:p text:style-name="P235">Получен список имен <text:span text:style-name="T151">и адресов</text:span> всех устройств, отображенных в таблице</text:p>
          </table:table-cell>
        </table:table-row>
        <table:table-row>
          <table:table-cell table:style-name="Таблица12.A2" office:value-type="string">
            <text:p text:style-name="P242">4</text:p>
          </table:table-cell>
          <table:table-cell table:style-name="Таблица12.A2" office:value-type="string">
            <text:p text:style-name="P252">Пройти по списку отображаемых устройств и проверить указанный адрес в соответствии с заведомо верным списком соответствия адреса имени устройства</text:p>
          </table:table-cell>
          <table:table-cell table:style-name="Таблица12.B2" office:value-type="string">
            <text:p text:style-name="P250">Все<text:span text:style-name="T151">м</text:span> имена<text:span text:style-name="T151">м</text:span> отображенных в таблице устройств <text:span text:style-name="T151">соответствуют правильные адреса</text:span></text:p>
          </table:table-cell>
        </table:table-row>
      </table:table>
      <text:p text:style-name="P57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12">№ <text:span text:style-name="T143">2</text:span>.<text:span text:style-name="T143">2</text:span>.<text:span text:style-name="T151">4</text:span></text:p>
          </table:table-cell>
          <table:table-cell table:style-name="Таблица13.B1" table:number-columns-spanned="2" office:value-type="string">
            <text:p text:style-name="P86"><text:span text:style-name="T71">Наличие </text:span><text:span text:style-name="T72">и работоспособност</text:span><text:span text:style-name="T71">ь</text:span><text:span text:style-name="T72"> кнопки <text:s/>перехода к странице мониторинга</text:span></text:p>
          </table:table-cell>
          <table:covered-table-cell/>
        </table:table-row>
        <table:table-row>
          <table:table-cell table:style-name="Таблица13.A2" office:value-type="string">
            <text:p text:style-name="P156">Автотест</text:p>
          </table:table-cell>
          <table:table-cell table:style-name="Таблица13.B2" table:number-columns-spanned="2" office:value-type="string">
            <text:p text:style-name="P334"><text:span text:style-name="T93">front</text:span><text:span text:style-name="T88">end.</text:span><text:span text:style-name="T95">device_table_test. </text:span><text:span text:style-name="T88">test_monitoring_button_leads_to_Monitoring_Engine</text:span></text:p>
            <text:p text:style-name="P343"><text:soft-page-break/></text:p>
          </table:table-cell>
          <table:covered-table-cell/>
        </table:table-row>
        <table:table-row>
          <table:table-cell table:style-name="Таблица13.A2" office:value-type="string">
            <text:p text:style-name="P158">Треб. <text:span text:style-name="T148">f</text:span><text:span text:style-name="T77">rontend</text:span>.<text:span text:style-name="T151">2</text:span></text:p>
          </table:table-cell>
          <table:table-cell table:style-name="Таблица13.B2" table:number-columns-spanned="2" office:value-type="string">
            <text:p text:style-name="P48"><text:span text:style-name="T145">«</text:span><text:span text:style-name="T146">Для каждого устройства должны быть отображены его атрибуты: Name, Type, Address, а также кнопки 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3.A2" office:value-type="string">
            <text:p text:style-name="P156">Данные и параметры</text:p>
            <text:p text:style-name="P156"/>
            <text:p text:style-name="P197">Тест не параметризованный, количество проходов: 1</text:p>
          </table:table-cell>
          <table:table-cell table:style-name="Таблица13.B2" table:number-columns-spanned="2" office:value-type="string">
            <text:p text:style-name="P253">http://0.0.0.0:5585</text:p>
          </table:table-cell>
          <table:covered-table-cell/>
        </table:table-row>
        <table:table-row>
          <table:table-cell table:style-name="Таблица13.A2" office:value-type="string">
            <text:p text:style-name="P253"/>
          </table:table-cell>
          <table:table-cell table:style-name="Таблица13.A2" office:value-type="string">
            <text:p text:style-name="P139">Шаги теста</text:p>
          </table:table-cell>
          <table:table-cell table:style-name="Таблица13.B2" office:value-type="string">
            <text:p text:style-name="P139"><text:span text:style-name="T135">О</text:span>жидаемый результат</text:p>
          </table:table-cell>
        </table:table-row>
        <table:table-row>
          <table:table-cell table:style-name="Таблица13.A2" office:value-type="string">
            <text:p text:style-name="P242">1</text:p>
          </table:table-cell>
          <table:table-cell table:style-name="Таблица13.A2" office:value-type="string">
            <text:p text:style-name="P224">Открыть главную страницу сайта</text:p>
          </table:table-cell>
          <table:table-cell table:style-name="Таблица13.B2" office:value-type="string">
            <text:p text:style-name="P224">Открылась главная страница</text:p>
          </table:table-cell>
        </table:table-row>
        <table:table-row>
          <table:table-cell table:style-name="Таблица13.A2" office:value-type="string">
            <text:p text:style-name="P242">2</text:p>
          </table:table-cell>
          <table:table-cell table:style-name="Таблица13.A2" office:value-type="string">
            <text:p text:style-name="P218"><text:span text:style-name="T108">П</text:span><text:span text:style-name="T27">роверить наличие таблицы</text:span></text:p>
          </table:table-cell>
          <table:table-cell table:style-name="Таблица13.B2" office:value-type="string">
            <text:p text:style-name="P218">Таблица отображается</text:p>
          </table:table-cell>
        </table:table-row>
        <table:table-row>
          <table:table-cell table:style-name="Таблица13.A2" office:value-type="string">
            <text:p text:style-name="P242"/>
          </table:table-cell>
          <table:table-cell table:style-name="Таблица13.A2" office:value-type="string">
            <text:p text:style-name="P254">Проверить, что количество кнопок «<text:span text:style-name="T110">Monitoring</text:span>» соответствует количеству устройств</text:p>
          </table:table-cell>
          <table:table-cell table:style-name="Таблица13.B2" office:value-type="string">
            <text:p text:style-name="P254">Количество кнопок «<text:span text:style-name="T110">Monitoring</text:span>» соответствует количеству устройств</text:p>
          </table:table-cell>
        </table:table-row>
        <table:table-row>
          <table:table-cell table:style-name="Таблица13.A2" office:value-type="string">
            <text:p text:style-name="P242">3</text:p>
          </table:table-cell>
          <table:table-cell table:style-name="Таблица13.B2" table:number-columns-spanned="2" office:value-type="string">
            <text:p text:style-name="P254">Следующие действия повторить для каждой строки в таблице:</text:p>
          </table:table-cell>
          <table:covered-table-cell/>
        </table:table-row>
        <table:table-row>
          <table:table-cell table:style-name="Таблица13.A2" office:value-type="string">
            <text:p text:style-name="P255">3.1</text:p>
          </table:table-cell>
          <table:table-cell table:style-name="Таблица13.A2" office:value-type="string">
            <text:p text:style-name="P254">Открыть главную страницу</text:p>
          </table:table-cell>
          <table:table-cell table:style-name="Таблица13.B2" office:value-type="string">
            <text:p text:style-name="P254">Открылась главная страница</text:p>
          </table:table-cell>
        </table:table-row>
        <table:table-row>
          <table:table-cell table:style-name="Таблица13.A2" office:value-type="string">
            <text:p text:style-name="P255">3.2</text:p>
          </table:table-cell>
          <table:table-cell table:style-name="Таблица13.A2" office:value-type="string">
            <text:p text:style-name="P236"><text:span text:style-name="T152">Нажать на кнопку «</text:span><text:span text:style-name="T110">Monitoring</text:span><text:span text:style-name="T152">»</text:span></text:p>
          </table:table-cell>
          <table:table-cell table:style-name="Таблица13.B2" office:value-type="string">
            <text:p text:style-name="P254">Открылась страница «Monitoring Engine»</text:p>
          </table:table-cell>
        </table:table-row>
      </table:table>
      <text:p text:style-name="P5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13">№ <text:span text:style-name="T143">2</text:span>.<text:span text:style-name="T143">2</text:span>.<text:span text:style-name="T152">5</text:span></text:p>
          </table:table-cell>
          <table:table-cell table:style-name="Таблица14.B1" table:number-columns-spanned="2" office:value-type="string">
            <text:p text:style-name="P86"><text:span text:style-name="T71">Наличие </text:span><text:span text:style-name="T72">и работоспособност</text:span><text:span text:style-name="T71">ь</text:span><text:span text:style-name="T72"> кнопки <text:s/>перехода к странице <text:s/></text:span><text:span text:style-name="T62">диагностики</text:span></text:p>
          </table:table-cell>
          <table:covered-table-cell/>
        </table:table-row>
        <table:table-row>
          <table:table-cell table:style-name="Таблица14.A2" office:value-type="string">
            <text:p text:style-name="P157">Автотест</text:p>
          </table:table-cell>
          <table:table-cell table:style-name="Таблица14.B2" table:number-columns-spanned="2" office:value-type="string">
            <text:p text:style-name="P334"><text:span text:style-name="T93">front</text:span><text:span text:style-name="T88">end.</text:span><text:span text:style-name="T95">device_table_test. </text:span><text:span text:style-name="T88">test_monitoring_button_leads_to_Diagnostics_Engine</text:span></text:p>
            <text:p text:style-name="P344"/>
          </table:table-cell>
          <table:covered-table-cell/>
        </table:table-row>
        <table:table-row>
          <table:table-cell table:style-name="Таблица14.A2" office:value-type="string">
            <text:p text:style-name="P158">Треб. <text:span text:style-name="T148">f</text:span><text:span text:style-name="T77">rontend</text:span>.<text:span text:style-name="T151">2</text:span></text:p>
          </table:table-cell>
          <table:table-cell table:style-name="Таблица14.B2" table:number-columns-spanned="2" office:value-type="string">
            <text:p text:style-name="P49"><text:span text:style-name="T145">«</text:span><text:span text:style-name="T146">Для каждого устройства должны быть отображены его атрибуты: Name, Type, Address, а также кнопки 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4.A2" office:value-type="string">
            <text:p text:style-name="P157">Данные и параметры</text:p>
            <text:p text:style-name="P157"/>
            <text:p text:style-name="P198">Тест не параметризованный, количество проходов: 1</text:p>
          </table:table-cell>
          <table:table-cell table:style-name="Таблица14.B2" table:number-columns-spanned="2" office:value-type="string">
            <text:p text:style-name="P261">http://0.0.0.0:5585</text:p>
          </table:table-cell>
          <table:covered-table-cell/>
        </table:table-row>
        <table:table-row>
          <table:table-cell table:style-name="Таблица14.A2" office:value-type="string">
            <text:p text:style-name="P261"/>
          </table:table-cell>
          <table:table-cell table:style-name="Таблица14.A2" office:value-type="string">
            <text:p text:style-name="P140">Шаги теста</text:p>
          </table:table-cell>
          <table:table-cell table:style-name="Таблица14.B2" office:value-type="string">
            <text:p text:style-name="P140"><text:span text:style-name="T135">О</text:span>жидаемый результат</text:p>
          </table:table-cell>
        </table:table-row>
        <text:soft-page-break/>
        <table:table-row>
          <table:table-cell table:style-name="Таблица14.A2" office:value-type="string">
            <text:p text:style-name="P243">1</text:p>
          </table:table-cell>
          <table:table-cell table:style-name="Таблица14.A2" office:value-type="string">
            <text:p text:style-name="P225">Открыть главную страницу сайта</text:p>
          </table:table-cell>
          <table:table-cell table:style-name="Таблица14.B2" office:value-type="string">
            <text:p text:style-name="P225">Открылась главная страница</text:p>
          </table:table-cell>
        </table:table-row>
        <table:table-row>
          <table:table-cell table:style-name="Таблица14.A2" office:value-type="string">
            <text:p text:style-name="P243">2</text:p>
          </table:table-cell>
          <table:table-cell table:style-name="Таблица14.A2" office:value-type="string">
            <text:p text:style-name="P219"><text:span text:style-name="T108">П</text:span><text:span text:style-name="T27">роверить наличие таблицы</text:span></text:p>
          </table:table-cell>
          <table:table-cell table:style-name="Таблица14.B2" office:value-type="string">
            <text:p text:style-name="P219">Таблица отображается</text:p>
          </table:table-cell>
        </table:table-row>
        <table:table-row>
          <table:table-cell table:style-name="Таблица14.A2" office:value-type="string">
            <text:p text:style-name="P243"/>
          </table:table-cell>
          <table:table-cell table:style-name="Таблица14.A2" office:value-type="string">
            <text:p text:style-name="P258">Проверить, что количество кнопок «<text:span text:style-name="T110">Diagnostics</text:span>» соответствует количеству устройств</text:p>
          </table:table-cell>
          <table:table-cell table:style-name="Таблица14.B2" office:value-type="string">
            <text:p text:style-name="P258">Количество кнопок «<text:span text:style-name="T110">Diagnostics</text:span>» соответствует количеству устройств</text:p>
          </table:table-cell>
        </table:table-row>
        <table:table-row>
          <table:table-cell table:style-name="Таблица14.A2" office:value-type="string">
            <text:p text:style-name="P243">3</text:p>
          </table:table-cell>
          <table:table-cell table:style-name="Таблица14.B2" table:number-columns-spanned="2" office:value-type="string">
            <text:p text:style-name="P254">Следующие действия повторить для каждой строки в таблице:</text:p>
          </table:table-cell>
          <table:covered-table-cell/>
        </table:table-row>
        <table:table-row>
          <table:table-cell table:style-name="Таблица14.A2" office:value-type="string">
            <text:p text:style-name="P255">3.1</text:p>
          </table:table-cell>
          <table:table-cell table:style-name="Таблица14.A2" office:value-type="string">
            <text:p text:style-name="P254">Открыть главную страницу</text:p>
          </table:table-cell>
          <table:table-cell table:style-name="Таблица14.B2" office:value-type="string">
            <text:p text:style-name="P254">Открылась главная страница</text:p>
          </table:table-cell>
        </table:table-row>
        <table:table-row>
          <table:table-cell table:style-name="Таблица14.A2" office:value-type="string">
            <text:p text:style-name="P255">3.2</text:p>
          </table:table-cell>
          <table:table-cell table:style-name="Таблица14.A2" office:value-type="string">
            <text:p text:style-name="P237"><text:span text:style-name="T152">Нажать на кнопку «</text:span><text:span text:style-name="T110">Diagnostics</text:span><text:span text:style-name="T152">»</text:span></text:p>
          </table:table-cell>
          <table:table-cell table:style-name="Таблица14.B2" office:value-type="string">
            <text:p text:style-name="P383"><text:span text:style-name="T4">Открылась страница «</text:span><text:span text:style-name="T28">Diagnostics</text:span><text:span text:style-name="T4"> Engine»</text:span></text:p>
          </table:table-cell>
        </table:table-row>
      </table:table>
      <text:p text:style-name="P58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314">№ <text:span text:style-name="T143">2</text:span>.<text:span text:style-name="T153">3</text:span>.<text:span text:style-name="T153">1</text:span></text:p>
          </table:table-cell>
          <table:table-cell table:style-name="Таблица15.B1" table:number-columns-spanned="2" office:value-type="string">
            <text:p text:style-name="P96">Корректное отображение параметра duty для pin 2 и pin 3 для каждого устройства после перехода на страницу мониторинга с основной страницы</text:p>
          </table:table-cell>
          <table:covered-table-cell/>
        </table:table-row>
        <table:table-row>
          <table:table-cell table:style-name="Таблица15.A2" office:value-type="string">
            <text:p text:style-name="P158">Автотест</text:p>
          </table:table-cell>
          <table:table-cell table:style-name="Таблица15.B2" table:number-columns-spanned="2" office:value-type="string">
            <text:p text:style-name="P334"><text:span text:style-name="T93">front</text:span><text:span text:style-name="T88">end.monitoring</text:span><text:span text:style-name="T95">_test. test_pins_duty</text:span></text:p>
            <text:p text:style-name="P346"/>
            <text:p text:style-name="P345"/>
          </table:table-cell>
          <table:covered-table-cell/>
        </table:table-row>
        <table:table-row>
          <table:table-cell table:style-name="Таблица15.A2" office:value-type="string">
            <text:p text:style-name="P158">Треб. <text:span text:style-name="T148">f</text:span><text:span text:style-name="T77">rontend</text:span>.<text:span text:style-name="T153">3</text:span></text:p>
          </table:table-cell>
          <table:table-cell table:style-name="Таблица15.B2" table:number-columns-spanned="2" office:value-type="string">
            <text:p text:style-name="P50"><text:span text:style-name="T145">«Страница мониторинга должна отображать 3 вывода устройства (G, Pin 2, Pin 3)</text:span><text:span text:style-name="T146">.»</text:span></text:p>
          </table:table-cell>
          <table:covered-table-cell/>
        </table:table-row>
        <table:table-row>
          <table:table-cell table:style-name="Таблица15.A2" table:number-rows-spanned="2" office:value-type="string">
            <text:p text:style-name="P158">Данные и параметры</text:p>
            <text:p text:style-name="P158"/>
            <text:p text:style-name="P199">Тест параметризованный, количество проходов: <text:span text:style-name="T154">2*n</text:span></text:p>
            <text:p text:style-name="P263">(2 pins * n устройств)</text:p>
          </table:table-cell>
          <table:table-cell table:style-name="Таблица15.B2" table:number-columns-spanned="2" office:value-type="string">
            <text:p text:style-name="P262"><text:span text:style-name="T155">Список ссылок на страницы мониторинга для всех устройств, на которые можно перейти с главной страницы в форме </text:span><text:a xlink:type="simple" xlink:href="http://0.0.0.0:5585/" text:style-name="Internet_20_link" text:visited-style-name="Visited_20_Internet_20_Link">http://0.0.0.0:5585</text:a>/<text:span text:style-name="T155">#/monitoring/АДРЕС_УСТРОЙСТВА/</text:span></text:p>
            <text:p text:style-name="P262"/>
          </table:table-cell>
          <table:covered-table-cell/>
        </table:table-row>
        <table:table-row>
          <table:covered-table-cell/>
          <table:table-cell table:style-name="Таблица15.B2" table:number-columns-spanned="2" office:value-type="string">
            <text:p text:style-name="P267">Номер пина (2, 3)</text:p>
          </table:table-cell>
          <table:covered-table-cell/>
        </table:table-row>
        <table:table-row>
          <table:table-cell table:style-name="Таблица15.A2" office:value-type="string">
            <text:p text:style-name="P262"/>
          </table:table-cell>
          <table:table-cell table:style-name="Таблица15.A2" office:value-type="string">
            <text:p text:style-name="P141">Шаги теста</text:p>
          </table:table-cell>
          <table:table-cell table:style-name="Таблица15.B2" office:value-type="string">
            <text:p text:style-name="P141"><text:span text:style-name="T135">О</text:span>жидаемый результат</text:p>
          </table:table-cell>
        </table:table-row>
        <table:table-row>
          <table:table-cell table:style-name="Таблица15.A2" office:value-type="string">
            <text:p text:style-name="P244">1</text:p>
          </table:table-cell>
          <table:table-cell table:style-name="Таблица15.A2" office:value-type="string">
            <text:p text:style-name="P226">Открыть страницу <text:span text:style-name="T156">мониторинга</text:span></text:p>
          </table:table-cell>
          <table:table-cell table:style-name="Таблица15.B2" office:value-type="string">
            <text:p text:style-name="P227">Открылась страница <text:span text:style-name="T156">мониторинга</text:span></text:p>
          </table:table-cell>
        </table:table-row>
        <table:table-row>
          <table:table-cell table:style-name="Таблица15.A2" office:value-type="string">
            <text:p text:style-name="P244">2</text:p>
          </table:table-cell>
          <table:table-cell table:style-name="Таблица15.A2" office:value-type="string">
            <text:p text:style-name="P365">Ждать в течение 10 секунд, когда для проверяемого пина появится значение рядом со знаком процента (%)</text:p>
          </table:table-cell>
          <table:table-cell table:style-name="Таблица15.B2" office:value-type="string">
            <text:p text:style-name="P271">Отобразилось значение</text:p>
          </table:table-cell>
        </table:table-row>
        <table:table-row>
          <table:table-cell table:style-name="Таблица15.A2" office:value-type="string">
            <text:p text:style-name="P272">3</text:p>
          </table:table-cell>
          <table:table-cell table:style-name="Таблица15.A2" office:value-type="string">
            <text:p text:style-name="P271">Проверить, что значение является числом в диапазоне 0-100</text:p>
          </table:table-cell>
          <table:table-cell table:style-name="Таблица15.B2" office:value-type="string">
            <text:p text:style-name="P271">Значение является числом в диапазоне 0-100</text:p>
          </table:table-cell>
        </table:table-row>
      </table:table>
      <text:p text:style-name="P42"><text:soft-page-break/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15">№ <text:span text:style-name="T143">2</text:span>.<text:span text:style-name="T153">3</text:span>.<text:span text:style-name="T158">2</text:span></text:p>
          </table:table-cell>
          <table:table-cell table:style-name="Таблица16.B1" table:number-columns-spanned="2" office:value-type="string">
            <text:p text:style-name="P101"><text:span text:style-name="T10">К</text:span><text:span text:style-name="T13">орректно</text:span><text:span text:style-name="T10">е отображение</text:span><text:span text:style-name="T14"> параметра frequency </text:span><text:span text:style-name="T15">для pin 2 и pin 3 для каждого устройства </text:span><text:span text:style-name="T16">после перехода</text:span><text:span text:style-name="T15"> на страницу мониторинга с основной страницы.</text:span></text:p>
          </table:table-cell>
          <table:covered-table-cell/>
        </table:table-row>
        <table:table-row>
          <table:table-cell table:style-name="Таблица16.A2" office:value-type="string">
            <text:p text:style-name="P159">Автотест</text:p>
          </table:table-cell>
          <table:table-cell table:style-name="Таблица16.B2" table:number-columns-spanned="2" office:value-type="string">
            <text:p text:style-name="P334"><text:span text:style-name="T93">front</text:span><text:span text:style-name="T88">end.monitoring</text:span><text:span text:style-name="T95">_test. test_pins_</text:span><text:span text:style-name="T101">freq</text:span></text:p>
            <text:p text:style-name="P347"/>
            <text:p text:style-name="P347"/>
          </table:table-cell>
          <table:covered-table-cell/>
        </table:table-row>
        <table:table-row>
          <table:table-cell table:style-name="Таблица16.A2" office:value-type="string">
            <text:p text:style-name="P159">Треб. <text:span text:style-name="T148">f</text:span><text:span text:style-name="T77">rontend</text:span>.<text:span text:style-name="T153">3</text:span></text:p>
          </table:table-cell>
          <table:table-cell table:style-name="Таблица16.B2" table:number-columns-spanned="2" office:value-type="string">
            <text:p text:style-name="P51"><text:span text:style-name="T145">«Страница мониторинга должна отображать 3 вывода устройства (G, Pin 2, Pin 3)</text:span><text:span text:style-name="T146">.»</text:span></text:p>
          </table:table-cell>
          <table:covered-table-cell/>
        </table:table-row>
        <table:table-row>
          <table:table-cell table:style-name="Таблица16.A2" table:number-rows-spanned="3" office:value-type="string">
            <text:p text:style-name="P159">Данные и параметры</text:p>
            <text:p text:style-name="P159"/>
            <text:p text:style-name="P200">Тест параметризованный, количество проходов: <text:span text:style-name="T154">2*n</text:span></text:p>
            <text:p text:style-name="P264">(2 pins * n устройств)</text:p>
          </table:table-cell>
          <table:table-cell table:style-name="Таблица16.B2" table:number-columns-spanned="2" office:value-type="string">
            <text:p text:style-name="P274"><text:span text:style-name="T155">Список ссылок на страницы мониторинга для всех устройств, на которые можно перейти с главной страницы в форме </text:span><text:a xlink:type="simple" xlink:href="http://0.0.0.0:5585/" text:style-name="Internet_20_link" text:visited-style-name="Visited_20_Internet_20_Link">http://0.0.0.0:5585</text:a>/<text:span text:style-name="T155">#/monitoring/АДРЕС_УСТРОЙСТВА/</text:span></text:p>
            <text:p text:style-name="P274"/>
          </table:table-cell>
          <table:covered-table-cell/>
        </table:table-row>
        <table:table-row>
          <table:covered-table-cell/>
          <table:table-cell table:style-name="Таблица16.B2" table:number-columns-spanned="2" office:value-type="string">
            <text:p text:style-name="P268">Номер пина (2, 3)</text:p>
          </table:table-cell>
          <table:covered-table-cell/>
        </table:table-row>
        <table:table-row>
          <table:covered-table-cell/>
          <table:table-cell table:style-name="Таблица16.B2" table:number-columns-spanned="2" office:value-type="string">
            <text:p text:style-name="P269"><text:span text:style-name="T111">Список допустимых значений </text:span><text:span text:style-name="T78">frequency:<text:line-break/></text:span><text:span text:style-name="T112">[1, 2, 5, 10, 20, 50, 100, 200, 500]</text:span></text:p>
            <text:p text:style-name="P269"><text:span text:style-name="T112">* </text:span><text:span text:style-name="T111">Список получен из ответа API, а должен быть прописан в требованиях.</text:span><text:span text:style-name="T112"><text:line-break/></text:span></text:p>
          </table:table-cell>
          <table:covered-table-cell/>
        </table:table-row>
        <table:table-row>
          <table:table-cell table:style-name="Таблица16.A2" office:value-type="string">
            <text:p text:style-name="P274"/>
          </table:table-cell>
          <table:table-cell table:style-name="Таблица16.A2" office:value-type="string">
            <text:p text:style-name="P142">Шаги теста</text:p>
          </table:table-cell>
          <table:table-cell table:style-name="Таблица16.B2" office:value-type="string">
            <text:p text:style-name="P142"><text:span text:style-name="T135">О</text:span>жидаемый результат</text:p>
          </table:table-cell>
        </table:table-row>
        <table:table-row>
          <table:table-cell table:style-name="Таблица16.A2" office:value-type="string">
            <text:p text:style-name="P245">1</text:p>
          </table:table-cell>
          <table:table-cell table:style-name="Таблица16.A2" office:value-type="string">
            <text:p text:style-name="P228">Открыть страницу <text:span text:style-name="T156">мониторинга</text:span></text:p>
          </table:table-cell>
          <table:table-cell table:style-name="Таблица16.B2" office:value-type="string">
            <text:p text:style-name="P228">Открылась страница <text:span text:style-name="T156">мониторинга</text:span></text:p>
          </table:table-cell>
        </table:table-row>
        <table:table-row>
          <table:table-cell table:style-name="Таблица16.A2" office:value-type="string">
            <text:p text:style-name="P245">2</text:p>
          </table:table-cell>
          <table:table-cell table:style-name="Таблица16.A2" office:value-type="string">
            <text:p text:style-name="P271"><text:span text:style-name="T27">Ждать в течение 10 секунд, когда для проверяемого пина появится значение рядом с </text:span><text:span text:style-name="T111">Hz</text:span></text:p>
          </table:table-cell>
          <table:table-cell table:style-name="Таблица16.B2" office:value-type="string">
            <text:p text:style-name="P271">Отобразилось значение</text:p>
          </table:table-cell>
        </table:table-row>
        <table:table-row>
          <table:table-cell table:style-name="Таблица16.A2" office:value-type="string">
            <text:p text:style-name="P272">3</text:p>
          </table:table-cell>
          <table:table-cell table:style-name="Таблица16.A2" office:value-type="string">
            <text:p text:style-name="P329"><text:span text:style-name="T129">Проверить, что значение </text:span><text:span text:style-name="T130">входит в спис</text:span><text:span text:style-name="T96">ок </text:span><text:span text:style-name="T97">допустимых значений </text:span><text:span text:style-name="T101">frequency</text:span></text:p>
          </table:table-cell>
          <table:table-cell table:style-name="Таблица16.B2" office:value-type="string">
            <text:p text:style-name="P273">Значение <text:span text:style-name="T157">входит в спис</text:span><text:span text:style-name="T27">ок </text:span><text:span text:style-name="T111">допустимых значений </text:span><text:span text:style-name="T78">frequency</text:span></text:p>
          </table:table-cell>
        </table:table-row>
      </table:table>
      <text:p text:style-name="P41"><text:s text:c="4"/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>
          <table:table-cell table:style-name="Таблица17.A1" office:value-type="string">
            <text:p text:style-name="P316">№ <text:span text:style-name="T143">2</text:span>.<text:span text:style-name="T153">3</text:span>.<text:span text:style-name="T161">3</text:span></text:p>
          </table:table-cell>
          <table:table-cell table:style-name="Таблица17.B1" table:number-columns-spanned="3" office:value-type="string">
            <text:p text:style-name="P101"><text:span text:style-name="T16">Изменение параметра</text:span><text:span text:style-name="T14"> </text:span><text:span text:style-name="T17">duty </text:span><text:span text:style-name="T14">для pin 2 </text:span><text:span text:style-name="T18">и pin 3</text:span><text:span text:style-name="T14"> каждого устройства</text:span><text:span text:style-name="T15"> </text:span><text:span text:style-name="T16">после перехода</text:span><text:span text:style-name="T15"> на страницу мониторинга с основной страницы.</text:span></text:p>
          </table:table-cell>
          <table:covered-table-cell/>
          <table:covered-table-cell/>
        </table:table-row>
        <table:table-row>
          <table:table-cell table:style-name="Таблица17.A2" office:value-type="string">
            <text:p text:style-name="P160">Автотест</text:p>
          </table:table-cell>
          <table:table-cell table:style-name="Таблица17.B2" table:number-columns-spanned="3" office:value-type="string">
            <text:p text:style-name="P334"><text:span text:style-name="T93">front</text:span><text:span text:style-name="T88">end.monitoring</text:span><text:span text:style-name="T95">_</text:span><text:span text:style-name="T88">test. test_change_duty_pin2</text:span></text:p>
            <text:p text:style-name="P128"><text:span text:style-name="T30">front</text:span><text:span text:style-name="T28">end.monitoring_test. test_change_duty_pin3</text:span></text:p>
          </table:table-cell>
          <table:covered-table-cell/>
          <table:covered-table-cell/>
        </table:table-row>
        <table:table-row>
          <table:table-cell table:style-name="Таблица17.A2" office:value-type="string">
            <text:p text:style-name="P160">Треб. <text:span text:style-name="T148">f</text:span><text:span text:style-name="T77">rontend</text:span>.<text:span text:style-name="T153">3</text:span></text:p>
          </table:table-cell>
          <table:table-cell table:style-name="Таблица17.B2" table:number-columns-spanned="3" office:value-type="string">
            <text:p text:style-name="P52">«Для функцион<text:bookmark text:name="_GoBack2"/>альных выводов (Pin X) должны отображаться текущие значения PWM (duty, frequency) с возможностью их изменения в реальном времени.»</text:p>
          </table:table-cell>
          <table:covered-table-cell/>
          <table:covered-table-cell/>
        </table:table-row>
        <text:soft-page-break/>
        <table:table-row>
          <table:table-cell table:style-name="Таблица17.A2" table:number-rows-spanned="2" office:value-type="string">
            <text:p text:style-name="P160">Данные и параметры</text:p>
            <text:p text:style-name="P160"/>
            <text:p text:style-name="P201">Тест параметризованный, количество проходов: <text:span text:style-name="T161">16*n</text:span></text:p>
            <text:p text:style-name="P265">(<text:span text:style-name="T161">n устройств * </text:span>2 pins * <text:span text:style-name="T161">8</text:span> <text:span text:style-name="T161">значений</text:span>)</text:p>
          </table:table-cell>
          <table:table-cell table:style-name="Таблица17.B2" table:number-columns-spanned="3" office:value-type="string">
            <text:p text:style-name="P275"><text:span text:style-name="T155">Список ссылок на страницы мониторинга для всех устройств, на которые можно перейти с главной страницы в форме </text:span><text:a xlink:type="simple" xlink:href="http://0.0.0.0:5585/" text:style-name="Internet_20_link" text:visited-style-name="Visited_20_Internet_20_Link">http://0.0.0.0:5585</text:a>/<text:span text:style-name="T155">#/monitoring/АДРЕС_УСТРОЙСТВА/</text:span></text:p>
            <text:p text:style-name="P275"/>
          </table:table-cell>
          <table:covered-table-cell/>
          <table:covered-table-cell/>
        </table:table-row>
        <table:table-row>
          <table:covered-table-cell/>
          <table:table-cell table:style-name="Таблица17.B2" table:number-columns-spanned="3" office:value-type="string">
            <text:p text:style-name="P187">Перечень значений и булевое значение, является ли это значение допустимым (позитивный/негативный тест)</text:p>
            <text:p text:style-name="P124">[duty, positive]: </text:p>
            <text:p text:style-name="P121">[100, True], [50, True], [0, True], [-1, False], [101, False], [2.5, False], ['aa', False], ['-', False]</text:p>
            <text:p text:style-name="P121"/>
            <text:p text:style-name="P121"/>
            <text:p text:style-name="P370">(тест повторяется для КАЖДОЙ пары)</text:p>
            <text:p text:style-name="P375"/>
            <text:p text:style-name="P270"><text:span text:style-name="T116">*</text:span><text:span text:style-name="T117">Позитивным считаются целочисленные значения в диапазоне от 0 до 100</text:span></text:p>
            <text:p text:style-name="P379"/>
          </table:table-cell>
          <table:covered-table-cell/>
          <table:covered-table-cell/>
        </table:table-row>
        <table:table-row>
          <table:table-cell table:style-name="Таблица17.A2" office:value-type="string">
            <text:p text:style-name="P275"/>
          </table:table-cell>
          <table:table-cell table:style-name="Таблица17.A2" office:value-type="string">
            <text:p text:style-name="P143">Шаги теста</text:p>
          </table:table-cell>
          <table:table-cell table:style-name="Таблица17.B2" table:number-columns-spanned="2" office:value-type="string">
            <text:p text:style-name="P143"><text:span text:style-name="T135">О</text:span>жидаемый результат</text:p>
          </table:table-cell>
          <table:covered-table-cell/>
        </table:table-row>
        <table:table-row>
          <table:table-cell table:style-name="Таблица17.A2" office:value-type="string">
            <text:p text:style-name="P246">1</text:p>
          </table:table-cell>
          <table:table-cell table:style-name="Таблица17.A2" office:value-type="string">
            <text:p text:style-name="P229">Открыть страницу <text:span text:style-name="T156">мониторинга</text:span></text:p>
          </table:table-cell>
          <table:table-cell table:style-name="Таблица17.B2" table:number-columns-spanned="2" office:value-type="string">
            <text:p text:style-name="P229">Открылась страница <text:span text:style-name="T156">мониторинга</text:span></text:p>
          </table:table-cell>
          <table:covered-table-cell/>
        </table:table-row>
        <table:table-row>
          <table:table-cell table:style-name="Таблица17.A2" office:value-type="string">
            <text:p text:style-name="P279">2</text:p>
          </table:table-cell>
          <table:table-cell table:style-name="Таблица17.A2" office:value-type="string">
            <text:p text:style-name="P276">Очистить поле ввода duty <text:span text:style-name="T161">проверяемого пина</text:span></text:p>
          </table:table-cell>
          <table:table-cell table:style-name="Таблица17.B2" table:number-columns-spanned="2" office:value-type="string">
            <text:p text:style-name="P276">Поле очищено</text:p>
          </table:table-cell>
          <table:covered-table-cell/>
        </table:table-row>
        <table:table-row>
          <table:table-cell table:style-name="Таблица17.A2" office:value-type="string">
            <text:p text:style-name="P279">3</text:p>
          </table:table-cell>
          <table:table-cell table:style-name="Таблица17.A2" office:value-type="string">
            <text:p text:style-name="P276"><text:span text:style-name="T111">В</text:span><text:span text:style-name="T27">вести значение</text:span></text:p>
          </table:table-cell>
          <table:table-cell table:style-name="Таблица17.B2" table:number-columns-spanned="2" office:value-type="string">
            <text:p text:style-name="P276">Значение введено</text:p>
          </table:table-cell>
          <table:covered-table-cell/>
        </table:table-row>
        <table:table-row>
          <table:table-cell table:style-name="Таблица17.A2" table:number-rows-spanned="2" office:value-type="string">
            <text:p text:style-name="P279">4</text:p>
          </table:table-cell>
          <table:table-cell table:style-name="Таблица17.A2" table:number-rows-spanned="2" office:value-type="string">
            <text:p text:style-name="P330"><text:span text:style-name="T101">Н</text:span><text:span text:style-name="T100">ажать кнопку «Save» и в течение 3 секунд ждать обновления значений</text:span></text:p>
          </table:table-cell>
          <table:table-cell table:style-name="Таблица17.A2" office:value-type="string">
            <text:p text:style-name="P357">Позитивный </text:p>
            <text:p text:style-name="P357">positive=True</text:p>
          </table:table-cell>
          <table:table-cell table:style-name="Таблица17.B2" office:value-type="string">
            <text:p text:style-name="P358"><text:span text:style-name="T160">Негативный </text:span><text:s/></text:p>
            <text:p text:style-name="P358">positive=<text:span text:style-name="T160">False</text:span></text:p>
          </table:table-cell>
        </table:table-row>
        <table:table-row>
          <table:covered-table-cell/>
          <table:covered-table-cell/>
          <table:table-cell table:style-name="Таблица17.A2" office:value-type="string">
            <text:p text:style-name="P276"><text:span text:style-name="T107">З</text:span><text:span text:style-name="T27">начение duty обновилось на введенное</text:span></text:p>
          </table:table-cell>
          <table:table-cell table:style-name="Таблица17.B2" office:value-type="string">
            <text:p text:style-name="P276">Значение <text:span text:style-name="T27">duty <text:s/>не обновилось на введенное</text:span></text:p>
          </table:table-cell>
        </table:table-row>
      </table:table>
      <text:p text:style-name="P43"><text:s text:c="4"/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317">№ <text:span text:style-name="T143">2</text:span>.<text:span text:style-name="T153">3</text:span>.<text:span text:style-name="T162">4</text:span></text:p>
          </table:table-cell>
          <table:table-cell table:style-name="Таблица18.B1" table:number-columns-spanned="2" office:value-type="string">
            <text:p text:style-name="P97">Изменение параметра frequency для pin 2 и pin 3 каждого устройства после перехода на страницу мониторинга с основной страницы</text:p>
          </table:table-cell>
          <table:covered-table-cell/>
        </table:table-row>
        <table:table-row>
          <table:table-cell table:style-name="Таблица18.A2" office:value-type="string">
            <text:p text:style-name="P161">Автотест</text:p>
          </table:table-cell>
          <table:table-cell table:style-name="Таблица18.B2" table:number-columns-spanned="2" office:value-type="string">
            <text:p text:style-name="P334"><text:span text:style-name="T93">front</text:span><text:span text:style-name="T88">end.monitoring</text:span><text:span text:style-name="T95">_</text:span><text:span text:style-name="T88">test. test_change_</text:span><text:span text:style-name="T102">freq</text:span><text:span text:style-name="T88">_pin2</text:span></text:p>
            <text:p text:style-name="P128"><text:span text:style-name="T30">front</text:span><text:span text:style-name="T28">end.monitoring_test. test_change_</text:span><text:span text:style-name="T31">freq</text:span><text:span text:style-name="T28">_pin3</text:span></text:p>
          </table:table-cell>
          <table:covered-table-cell/>
        </table:table-row>
        <table:table-row>
          <table:table-cell table:style-name="Таблица18.A2" office:value-type="string">
            <text:p text:style-name="P161">Треб. <text:span text:style-name="T148">f</text:span><text:span text:style-name="T77">rontend</text:span>.<text:span text:style-name="T153">3</text:span></text:p>
          </table:table-cell>
          <table:table-cell table:style-name="Таблица18.B2" table:number-columns-spanned="2" office:value-type="string">
            <text:p text:style-name="P53">«Для функцион<text:bookmark text:name="_GoBack21"/>альных выводов (Pin X) должны отображаться текущие значения PWM (duty, frequency) с возможностью их изменения в реальном времени.»</text:p>
          </table:table-cell>
          <table:covered-table-cell/>
        </table:table-row>
        <table:table-row>
          <table:table-cell table:style-name="Таблица18.A2" table:number-rows-spanned="2" office:value-type="string">
            <text:p text:style-name="P161">Данные и параметры</text:p>
            <text:p text:style-name="P161"/>
            <text:p text:style-name="P202">Тест <text:soft-page-break/>параметризованный, количество проходов: <text:span text:style-name="T161">18*n</text:span></text:p>
            <text:p text:style-name="P266">(<text:span text:style-name="T161">n устройств * </text:span>2 pins * <text:span text:style-name="T162">9</text:span> <text:span text:style-name="T161">значений</text:span>)</text:p>
          </table:table-cell>
          <table:table-cell table:style-name="Таблица18.B2" table:number-columns-spanned="2" office:value-type="string">
            <text:p text:style-name="P282"><text:span text:style-name="T155">Список ссылок на страницы мониторинга для всех устройств, на которые можно перейти с главной страницы в форме </text:span><text:soft-page-break/><text:a xlink:type="simple" xlink:href="http://0.0.0.0:5585/" text:style-name="Internet_20_link" text:visited-style-name="Visited_20_Internet_20_Link">http://0.0.0.0:5585</text:a>/<text:span text:style-name="T155">#/monitoring/АДРЕС_УСТРОЙСТВА/</text:span></text:p>
            <text:p text:style-name="P282"/>
          </table:table-cell>
          <table:covered-table-cell/>
        </table:table-row>
        <table:table-row>
          <table:covered-table-cell/>
          <table:table-cell table:style-name="Таблица18.B2" table:number-columns-spanned="2" office:value-type="string">
            <text:p text:style-name="P351">Перечень проверяемых значений freq<text:span text:style-name="T139">: </text:span></text:p>
            <text:p text:style-name="P122">[1, 2, 5, 10, 20, 50, 100, 200, 500]</text:p>
            <text:p text:style-name="P371"/>
            <text:p text:style-name="P360"><text:span text:style-name="T23">*</text:span><text:span text:style-name="T24">Список допустимых значений [получен из ответа сервера по API</text:span><text:span text:style-name="T25">, а должен быть прописан в требованиях.</text:span></text:p>
            <text:p text:style-name="P380"/>
            <text:p text:style-name="P44"><text:span text:style-name="T25">* </text:span><text:span text:style-name="T140">В качестве улучшения теста: выбираемое значение всегда должно быть отличным от текущего</text:span></text:p>
          </table:table-cell>
          <table:covered-table-cell/>
        </table:table-row>
        <table:table-row>
          <table:table-cell table:style-name="Таблица18.A2" office:value-type="string">
            <text:p text:style-name="P282"/>
          </table:table-cell>
          <table:table-cell table:style-name="Таблица18.A2" office:value-type="string">
            <text:p text:style-name="P144">Шаги теста</text:p>
          </table:table-cell>
          <table:table-cell table:style-name="Таблица18.B2" office:value-type="string">
            <text:p text:style-name="P144"><text:span text:style-name="T135">О</text:span>жидаемый результат</text:p>
          </table:table-cell>
        </table:table-row>
        <table:table-row>
          <table:table-cell table:style-name="Таблица18.A2" office:value-type="string">
            <text:p text:style-name="P247">1</text:p>
          </table:table-cell>
          <table:table-cell table:style-name="Таблица18.A2" office:value-type="string">
            <text:p text:style-name="P230">Открыть страницу <text:span text:style-name="T156">мониторинга</text:span></text:p>
          </table:table-cell>
          <table:table-cell table:style-name="Таблица18.B2" office:value-type="string">
            <text:p text:style-name="P230">Открылась страница <text:span text:style-name="T156">мониторинга</text:span></text:p>
          </table:table-cell>
        </table:table-row>
        <table:table-row>
          <table:table-cell table:style-name="Таблица18.A2" office:value-type="string">
            <text:p text:style-name="P280">2</text:p>
          </table:table-cell>
          <table:table-cell table:style-name="Таблица18.A2" office:value-type="string">
            <text:p text:style-name="P277"><text:span text:style-name="T162">Кликнуть на</text:span> поле <text:span text:style-name="T162">выбора</text:span> <text:span text:style-name="T79">frequency</text:span> <text:span text:style-name="T161">проверяемого пина</text:span></text:p>
          </table:table-cell>
          <table:table-cell table:style-name="Таблица18.B2" office:value-type="string">
            <text:p text:style-name="P283">Раскрылся выпадающий список значений</text:p>
          </table:table-cell>
        </table:table-row>
        <table:table-row>
          <table:table-cell table:style-name="Таблица18.A2" office:value-type="string">
            <text:p text:style-name="P280">3</text:p>
          </table:table-cell>
          <table:table-cell table:style-name="Таблица18.A2" office:value-type="string">
            <text:p text:style-name="P277"><text:span text:style-name="T111">В</text:span><text:span text:style-name="T118">ыбрать</text:span><text:span text:style-name="T27"> значение</text:span></text:p>
          </table:table-cell>
          <table:table-cell table:style-name="Таблица18.B2" office:value-type="string">
            <text:p text:style-name="P283">Список свернулся, в поле отображается выбранное значение</text:p>
          </table:table-cell>
        </table:table-row>
        <table:table-row>
          <table:table-cell table:style-name="Таблица18.A2" office:value-type="string">
            <text:p text:style-name="P280">4</text:p>
          </table:table-cell>
          <table:table-cell table:style-name="Таблица18.A2" office:value-type="string">
            <text:p text:style-name="P331"><text:span text:style-name="T101">Н</text:span><text:span text:style-name="T100">ажать кнопку «Save» и в течение 3 секунд ждать обновления значений</text:span></text:p>
          </table:table-cell>
          <table:table-cell table:style-name="Таблица18.B2" office:value-type="string">
            <text:p text:style-name="P361"><text:span text:style-name="T137">З</text:span>начение <text:span text:style-name="T26">frequency</text:span> обновилось на в<text:span text:style-name="T162">ыбранное</text:span></text:p>
          </table:table-cell>
        </table:table-row>
      </table:table>
      <text:p text:style-name="P399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18">№ <text:span text:style-name="T143">2</text:span>.<text:span text:style-name="T163">4</text:span>.<text:span text:style-name="T163">1</text:span></text:p>
          </table:table-cell>
          <table:table-cell table:style-name="Таблица19.B1" table:number-columns-spanned="2" office:value-type="string">
            <text:p text:style-name="P112"><text:span text:style-name="T84">Просмотр</text:span><text:span text:style-name="T80"> отчета </text:span><text:span text:style-name="T81">на странице Diagnoctics.</text:span></text:p>
          </table:table-cell>
          <table:covered-table-cell/>
        </table:table-row>
        <table:table-row>
          <table:table-cell table:style-name="Таблица19.A2" office:value-type="string">
            <text:p text:style-name="P162">Автотест</text:p>
          </table:table-cell>
          <table:table-cell table:style-name="Таблица19.B2" table:number-columns-spanned="2" office:value-type="string">
            <text:p text:style-name="P333"><text:span text:style-name="T98">frontend</text:span><text:span text:style-name="T88">.</text:span><text:span text:style-name="T98">diagnostic</text:span><text:span text:style-name="T95">_test</text:span><text:span text:style-name="T98">. test_open_report</text:span></text:p>
          </table:table-cell>
          <table:covered-table-cell/>
        </table:table-row>
        <table:table-row>
          <table:table-cell table:style-name="Таблица19.A2" office:value-type="string">
            <text:p text:style-name="P162">Треб. <text:span text:style-name="T148">f</text:span><text:span text:style-name="T77">rontend</text:span>.<text:span text:style-name="T163">4</text:span></text:p>
          </table:table-cell>
          <table:table-cell table:style-name="Таблица19.B2" table:number-columns-spanned="2" office:value-type="string">
            <text:p text:style-name="P54">«На странице служебных отчетов должна быть возможность выбора и запроса одного из доступных типов отчета.»</text:p>
          </table:table-cell>
          <table:covered-table-cell/>
        </table:table-row>
        <table:table-row>
          <table:table-cell table:style-name="Таблица19.A2" table:number-rows-spanned="2" office:value-type="string">
            <text:p text:style-name="P376">Данные и параметры</text:p>
            <text:p text:style-name="P376"/>
            <text:p text:style-name="P377">Тест параметризованный, количество проходов: <text:span text:style-name="T164">4 </text:span></text:p>
            <text:p text:style-name="P378">(4 отчета)</text:p>
          </table:table-cell>
          <table:table-cell table:style-name="Таблица19.B2" table:number-columns-spanned="2" office:value-type="string">
            <text:p text:style-name="P376">http://0.0.0.0:5585</text:p>
          </table:table-cell>
          <table:covered-table-cell/>
        </table:table-row>
        <table:table-row>
          <table:covered-table-cell/>
          <table:table-cell table:style-name="Таблица19.B2" table:number-columns-spanned="2" office:value-type="string">
            <text:p text:style-name="P126">Список номеров отчетов, получен из требований: </text:p>
            <text:p text:style-name="P125">[100, 200, 300, 400]</text:p>
            <text:p text:style-name="P376"/>
          </table:table-cell>
          <table:covered-table-cell/>
        </table:table-row>
        <table:table-row>
          <table:table-cell table:style-name="Таблица19.A2" office:value-type="string">
            <text:p text:style-name="P287"/>
          </table:table-cell>
          <table:table-cell table:style-name="Таблица19.A2" office:value-type="string">
            <text:p text:style-name="P145">Шаги теста</text:p>
          </table:table-cell>
          <table:table-cell table:style-name="Таблица19.B2" office:value-type="string">
            <text:p text:style-name="P145"><text:span text:style-name="T135">О</text:span>жидаемый результат</text:p>
          </table:table-cell>
        </table:table-row>
        <table:table-row>
          <table:table-cell table:style-name="Таблица19.A2" office:value-type="string">
            <text:p text:style-name="P288">1</text:p>
          </table:table-cell>
          <table:table-cell table:style-name="Таблица19.B2" table:number-columns-spanned="2" office:value-type="string">
            <text:p text:style-name="P259">Следующие действия повторить для каждой строки в таблице:</text:p>
          </table:table-cell>
          <table:covered-table-cell/>
        </table:table-row>
        <table:table-row>
          <table:table-cell table:style-name="Таблица19.A2" office:value-type="string">
            <text:p text:style-name="P256"><text:span text:style-name="T164">1</text:span>.1</text:p>
          </table:table-cell>
          <table:table-cell table:style-name="Таблица19.A2" office:value-type="string">
            <text:p text:style-name="P259">Открыть главную страницу</text:p>
          </table:table-cell>
          <table:table-cell table:style-name="Таблица19.B2" office:value-type="string">
            <text:p text:style-name="P259">Открылась главная страница</text:p>
          </table:table-cell>
        </table:table-row>
        <table:table-row>
          <table:table-cell table:style-name="Таблица19.A2" office:value-type="string">
            <text:p text:style-name="P256"><text:span text:style-name="T164">1</text:span>.2</text:p>
          </table:table-cell>
          <table:table-cell table:style-name="Таблица19.A2" office:value-type="string">
            <text:p text:style-name="P238"><text:span text:style-name="T152">Нажать на кнопку </text:span><text:soft-page-break/><text:span text:style-name="T152">«</text:span><text:span text:style-name="T110">Diagnostics</text:span><text:span text:style-name="T152">»</text:span></text:p>
          </table:table-cell>
          <table:table-cell table:style-name="Таблица19.B2" office:value-type="string">
            <text:p text:style-name="P384"><text:span text:style-name="T4">Открылась страница </text:span><text:soft-page-break/><text:span text:style-name="T4">«</text:span><text:span text:style-name="T28">Diagnostics</text:span><text:span text:style-name="T4"> Engine»</text:span></text:p>
          </table:table-cell>
        </table:table-row>
        <table:table-row>
          <table:table-cell table:style-name="Таблица19.A2" office:value-type="string">
            <text:p text:style-name="P288">1.3</text:p>
          </table:table-cell>
          <table:table-cell table:style-name="Таблица19.A2" office:value-type="string">
            <text:p text:style-name="P290">Кликнуть на поле выбора отчета «Select report»</text:p>
          </table:table-cell>
          <table:table-cell table:style-name="Таблица19.B2" office:value-type="string">
            <text:p text:style-name="P284">Раскрылся выпадающий список значений</text:p>
          </table:table-cell>
        </table:table-row>
        <table:table-row>
          <table:table-cell table:style-name="Таблица19.A2" office:value-type="string">
            <text:p text:style-name="P288">1.4</text:p>
          </table:table-cell>
          <table:table-cell table:style-name="Таблица19.A2" office:value-type="string">
            <text:p text:style-name="P290">Выбрать проверяемый код отчета</text:p>
          </table:table-cell>
          <table:table-cell table:style-name="Таблица19.B2" office:value-type="string">
            <text:p text:style-name="P284">Список свернулся, в поле отображается выбранное значение</text:p>
          </table:table-cell>
        </table:table-row>
        <table:table-row>
          <table:table-cell table:style-name="Таблица19.A2" office:value-type="string">
            <text:p text:style-name="P288">1.5</text:p>
          </table:table-cell>
          <table:table-cell table:style-name="Таблица19.A2" office:value-type="string">
            <text:p text:style-name="P290">Нажать на кнопку «Load report»</text:p>
          </table:table-cell>
          <table:table-cell table:style-name="Таблица19.B2" office:value-type="string">
            <text:p text:style-name="P290">Отобразился отчет</text:p>
          </table:table-cell>
        </table:table-row>
      </table:table>
      <text:p text:style-name="P15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322">№ <text:span text:style-name="T198">3.1.1</text:span></text:p>
          </table:table-cell>
          <table:table-cell table:style-name="Таблица23.B1" table:number-columns-spanned="2" office:value-type="string">
            <text:p text:style-name="P98">Возврат со страницы мониторинга на главную страницу по нажатию на заголовок «Test UI»</text:p>
          </table:table-cell>
          <table:covered-table-cell/>
        </table:table-row>
        <table:table-row>
          <table:table-cell table:style-name="Таблица23.A2" office:value-type="string">
            <text:p text:style-name="P325">Автотест</text:p>
          </table:table-cell>
          <table:table-cell table:style-name="Таблица23.B2" table:number-columns-spanned="2" office:value-type="string">
            <text:p text:style-name="P325">нет</text:p>
          </table:table-cell>
          <table:covered-table-cell/>
        </table:table-row>
        <table:table-row>
          <table:table-cell table:style-name="Таблица23.A2" office:value-type="string">
            <text:p text:style-name="P282"/>
          </table:table-cell>
          <table:table-cell table:style-name="Таблица23.A2" office:value-type="string">
            <text:p text:style-name="P145">Шаги теста</text:p>
          </table:table-cell>
          <table:table-cell table:style-name="Таблица23.B2" office:value-type="string">
            <text:p text:style-name="P145"><text:span text:style-name="T135">О</text:span>жидаемый результат</text:p>
          </table:table-cell>
        </table:table-row>
        <table:table-row>
          <table:table-cell table:style-name="Таблица23.A2" office:value-type="string">
            <text:p text:style-name="P282"/>
          </table:table-cell>
          <table:table-cell table:style-name="Таблица23.B2" table:number-columns-spanned="2" office:value-type="string">
            <text:p text:style-name="P302">Выполнить для всех кнопок «Monitoring»</text:p>
          </table:table-cell>
          <table:covered-table-cell/>
        </table:table-row>
        <table:table-row>
          <table:table-cell table:style-name="Таблица23.A2" office:value-type="string">
            <text:p text:style-name="P247">1</text:p>
          </table:table-cell>
          <table:table-cell table:style-name="Таблица23.A2" office:value-type="string">
            <text:p text:style-name="P301">Открыть главную страницу</text:p>
          </table:table-cell>
          <table:table-cell table:style-name="Таблица23.B2" office:value-type="string">
            <text:p text:style-name="P301">Открылась главная страница</text:p>
          </table:table-cell>
        </table:table-row>
        <table:table-row>
          <table:table-cell table:style-name="Таблица23.A2" office:value-type="string">
            <text:p text:style-name="P280">2</text:p>
          </table:table-cell>
          <table:table-cell table:style-name="Таблица23.A2" office:value-type="string">
            <text:p text:style-name="P301">Нажать на кнопку «Monitoring»</text:p>
          </table:table-cell>
          <table:table-cell table:style-name="Таблица23.B2" office:value-type="string">
            <text:p text:style-name="P301">Открылась страница Мониторинга</text:p>
          </table:table-cell>
        </table:table-row>
        <table:table-row>
          <table:table-cell table:style-name="Таблица23.A2" office:value-type="string">
            <text:p text:style-name="P280">3</text:p>
          </table:table-cell>
          <table:table-cell table:style-name="Таблица23.A2" office:value-type="string">
            <text:p text:style-name="P301">Нажать на название сайта «Test UI»</text:p>
          </table:table-cell>
          <table:table-cell table:style-name="Таблица23.B2" office:value-type="string">
            <text:p text:style-name="P301">Открылась главная страница</text:p>
          </table:table-cell>
        </table:table-row>
      </table:table>
      <text:p text:style-name="P16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office:value-type="string">
            <text:p text:style-name="P322">№ <text:span text:style-name="T198">3.1.2</text:span></text:p>
          </table:table-cell>
          <table:table-cell table:style-name="Таблица24.B1" table:number-columns-spanned="2" office:value-type="string">
            <text:p text:style-name="P98">Возврат со страницы диагностики на главную страницу по нажатию на заголовок «Test UI»</text:p>
          </table:table-cell>
          <table:covered-table-cell/>
        </table:table-row>
        <table:table-row>
          <table:table-cell table:style-name="Таблица24.A2" office:value-type="string">
            <text:p text:style-name="P325">Автотест</text:p>
          </table:table-cell>
          <table:table-cell table:style-name="Таблица24.B2" table:number-columns-spanned="2" office:value-type="string">
            <text:p text:style-name="P325">нет</text:p>
          </table:table-cell>
          <table:covered-table-cell/>
        </table:table-row>
        <table:table-row>
          <table:table-cell table:style-name="Таблица24.A2" office:value-type="string">
            <text:p text:style-name="P303"/>
          </table:table-cell>
          <table:table-cell table:style-name="Таблица24.A2" office:value-type="string">
            <text:p text:style-name="P147">Шаги теста</text:p>
          </table:table-cell>
          <table:table-cell table:style-name="Таблица24.B2" office:value-type="string">
            <text:p text:style-name="P147"><text:span text:style-name="T135">О</text:span>жидаемый результат</text:p>
          </table:table-cell>
        </table:table-row>
        <table:table-row>
          <table:table-cell table:style-name="Таблица24.A2" office:value-type="string">
            <text:p text:style-name="P303"/>
          </table:table-cell>
          <table:table-cell table:style-name="Таблица24.B2" table:number-columns-spanned="2" office:value-type="string">
            <text:p text:style-name="P302">Выполнить для всех кнопок «Diagnostics»</text:p>
          </table:table-cell>
          <table:covered-table-cell/>
        </table:table-row>
        <table:table-row>
          <table:table-cell table:style-name="Таблица24.A2" office:value-type="string">
            <text:p text:style-name="P248">1</text:p>
          </table:table-cell>
          <table:table-cell table:style-name="Таблица24.A2" office:value-type="string">
            <text:p text:style-name="P301">Открыть главную страницу</text:p>
          </table:table-cell>
          <table:table-cell table:style-name="Таблица24.B2" office:value-type="string">
            <text:p text:style-name="P301">Открылась главная страница</text:p>
          </table:table-cell>
        </table:table-row>
        <table:table-row>
          <table:table-cell table:style-name="Таблица24.A2" office:value-type="string">
            <text:p text:style-name="P281">2</text:p>
          </table:table-cell>
          <table:table-cell table:style-name="Таблица24.A2" office:value-type="string">
            <text:p text:style-name="P301">Нажать на кнопку «Diagnostics»</text:p>
          </table:table-cell>
          <table:table-cell table:style-name="Таблица24.B2" office:value-type="string">
            <text:p text:style-name="P301">Открылась страница Мониторинга</text:p>
          </table:table-cell>
        </table:table-row>
        <table:table-row>
          <table:table-cell table:style-name="Таблица24.A2" office:value-type="string">
            <text:p text:style-name="P281">3</text:p>
          </table:table-cell>
          <table:table-cell table:style-name="Таблица24.A2" office:value-type="string">
            <text:p text:style-name="P301">Нажать на название сайта «Test UI»</text:p>
          </table:table-cell>
          <table:table-cell table:style-name="Таблица24.B2" office:value-type="string">
            <text:p text:style-name="P301">Открылась главная страница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22:34:47.127865938</meta:creation-date>
    <dc:date>2021-04-02T11:32:16.828877943</dc:date>
    <meta:editing-duration>PT2H59M58S</meta:editing-duration>
    <meta:editing-cycles>28</meta:editing-cycles>
    <meta:generator>LibreOffice/6.0.7.3$Linux_X86_64 LibreOffice_project/00m0$Build-3</meta:generator>
    <meta:document-statistic meta:table-count="23" meta:image-count="0" meta:object-count="0" meta:page-count="22" meta:paragraph-count="708" meta:word-count="4073" meta:character-count="30660" meta:non-whitespace-character-count="27222"/>
  </office:meta>
</office:document-meta>
</file>